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Symbol1" svg:font-family="Symbol"/>
    <style:font-face style:name="Times1" svg:font-family="Times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" svg:font-family="Times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5cm" svg:stroke-color="#000000" draw:fill="solid" draw:fill-color="#999999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21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7.7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49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58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6.28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4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30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00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3cm" fo:min-width="0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11cm" svg:stroke-color="#000000" draw:fill="none" fo:padding-top="0.005cm" fo:padding-bottom="0.005cm" fo:padding-left="0.005cm" fo:padding-right="0.005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15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81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1.9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0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2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09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5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89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5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21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21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21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9.05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19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8.83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69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2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1.763cm" fo:padding-top="0cm" fo:padding-bottom="0cm" fo:padding-left="0cm" fo:padding-right="0cm"/>
    </style:style>
    <style:style style:name="gr38" style:family="graphic" style:parent-style-name="standard">
      <style:graphic-properties draw:stroke="solid" svg:stroke-width="0.021cm" svg:stroke-color="#000000" draw:fill="none" fo:padding-top="0.01cm" fo:padding-bottom="0.01cm" fo:padding-left="0.01cm" fo:padding-right="0.01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27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cm" fo:padding-top="0cm" fo:padding-bottom="0cm" fo:padding-left="0cm" fo:padding-right="0cm"/>
    </style:style>
    <style:style style:name="gr41" style:family="graphic" style:parent-style-name="standard">
      <style:graphic-properties draw:stroke="solid" svg:stroke-width="0.01cm" svg:stroke-color="#000000" draw:fill="none" fo:padding-top="0.005cm" fo:padding-bottom="0.005cm" fo:padding-left="0.005cm" fo:padding-right="0.005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0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0.15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20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23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0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0.8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73cm" fo:min-width="0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73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0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1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0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22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0.14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4.92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4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35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45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77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28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70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338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241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6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41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34cm" fo:min-width="0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1.12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1.39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0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0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1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11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11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1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42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2.17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4.87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96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26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3.61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1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736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38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8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3.82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108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17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8.08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8.94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189cm" fo:min-width="0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62cm" fo:min-width="0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2cm" fo:min-width="0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2cm" fo:min-width="0.822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62cm" fo:min-width="0.15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62cm" fo:min-width="1.193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62cm" fo:min-width="0.1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62cm" fo:min-width="0.232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2cm" fo:min-width="1.19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69cm" fo:min-width="0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64cm" fo:min-width="0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7.505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09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345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9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286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29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8.04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4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88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02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71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79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3.32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656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287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1.916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81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2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2cm" fo:min-width="0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8cm" fo:min-width="0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5cm" fo:min-width="0.812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5cm" fo:min-width="0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668cm" fo:min-width="0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186cm" fo:min-width="0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186cm" fo:min-width="0.159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8cm" fo:min-width="0.20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8cm" fo:min-width="0.2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19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506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02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068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415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571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29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191cm" fo:min-width="0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31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1.737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6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318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70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12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86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223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0.163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822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655cm" fo:min-width="0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151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1.193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19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32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193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63cm" fo:min-width="0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161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70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6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4.20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328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8.16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4.376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399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802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902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059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473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107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109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cm" fo:padding-top="0cm" fo:padding-bottom="0cm" fo:padding-left="0cm" fo:padding-right="0cm"/>
    </style:style>
    <style:style style:name="gr179" style:family="graphic" style:parent-style-name="standard">
      <style:graphic-properties draw:stroke="solid" svg:stroke-width="0.035cm" svg:stroke-color="#000000" draw:fill="solid" draw:fill-color="#0000ff" fo:padding-top="0.017cm" fo:padding-bottom="0.017cm" fo:padding-left="0.017cm" fo:padding-right="0.017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116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957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956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658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136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487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7.679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866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906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545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828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999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32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969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9.365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354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374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373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854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347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656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259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151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704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124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7.581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042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432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956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015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396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46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185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546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113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483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456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8.304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881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682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943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18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0.135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444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804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987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56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314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279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424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131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112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007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221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509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018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594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114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572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1.264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248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834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8.313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5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411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67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122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2.575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73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68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0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2.203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394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4.077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14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914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257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261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295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2.914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0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749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401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863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584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271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868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582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501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713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105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34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823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564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6.716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485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4.54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Arial1" fo:font-size="9pt" style:font-size-asian="9pt" style:font-name-complex="Arial1" style:font-size-complex="9pt"/>
    </style:style>
    <style:style style:name="T2" style:family="text">
      <style:text-properties fo:color="#000000" style:font-name="Arial1" fo:font-size="9pt" fo:font-weight="bold" style:font-size-asian="9pt" style:font-name-complex="Arial1" style:font-size-complex="9pt" style:font-weight-complex="bold"/>
    </style:style>
    <style:style style:name="T3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4" style:family="text">
      <style:text-properties fo:color="#292929" style:font-name="Arial1" fo:font-size="11.1000003814697pt" style:font-size-asian="11.1000003814697pt" style:font-name-complex="Arial1" style:font-size-complex="11.1000003814697pt"/>
    </style:style>
    <style:style style:name="T5" style:family="text">
      <style:text-properties fo:color="#003d59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6" style:family="text">
      <style:text-properties fo:color="#003d59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292929" style:font-name="Arial1" fo:font-size="11.1000003814697pt" fo:font-style="italic" style:font-size-asian="11.1000003814697pt" style:font-name-complex="Arial1" style:font-size-complex="11.1000003814697pt" style:font-style-complex="italic"/>
    </style:style>
    <style:style style:name="T8" style:family="text">
      <style:text-properties fo:color="#000000" style:font-name="Symbol1" fo:font-size="21.1000003814697pt" style:font-size-asian="21.1000003814697pt" style:font-name-complex="Symbol1" style:font-size-complex="21.1000003814697pt"/>
    </style:style>
    <style:style style:name="T9" style:family="text">
      <style:text-properties fo:color="#000000" style:font-name="Arial1" fo:font-size="7.5pt" style:font-size-asian="7.5pt" style:font-name-complex="Arial1" style:font-size-complex="7.5pt"/>
    </style:style>
    <style:style style:name="T10" style:family="text">
      <style:text-properties fo:color="#000000" style:font-name="Arial1" fo:font-size="7.5pt" fo:font-style="italic" style:font-size-asian="7.5pt" style:font-name-complex="Arial1" style:font-size-complex="7.5pt" style:font-style-complex="italic"/>
    </style:style>
    <style:style style:name="T11" style:family="text">
      <style:text-properties fo:color="#000000" style:font-name="Arial1" fo:font-size="13pt" fo:font-style="italic" style:font-size-asian="13pt" style:font-name-complex="Arial1" style:font-size-complex="13pt" style:font-style-complex="italic"/>
    </style:style>
    <style:style style:name="T12" style:family="text">
      <style:text-properties fo:color="#000000" style:font-name="Symbol1" fo:font-size="7.5pt" style:font-size-asian="7.5pt" style:font-name-complex="Symbol1" style:font-size-complex="7.5pt"/>
    </style:style>
    <style:style style:name="T13" style:family="text">
      <style:text-properties fo:color="#000000" style:font-name="Symbol1" fo:font-size="13pt" style:font-size-asian="13pt" style:font-name-complex="Symbol1" style:font-size-complex="13pt"/>
    </style:style>
    <style:style style:name="T14" style:family="text">
      <style:text-properties fo:color="#000000" style:font-name="Symbol1" fo:font-size="19.5pt" style:font-size-asian="19.5pt" style:font-name-complex="Symbol1" style:font-size-complex="19.5pt"/>
    </style:style>
    <style:style style:name="T15" style:family="text">
      <style:text-properties fo:color="#292929" style:font-name="Times1" fo:font-size="11.1000003814697pt" style:font-size-asian="11.1000003814697pt" style:font-name-complex="Times1" style:font-size-complex="11.1000003814697pt"/>
    </style:style>
    <style:style style:name="T16" style:family="text">
      <style:text-properties fo:color="#292929" style:font-name="Arial1" fo:font-size="7pt" style:font-size-asian="7pt" style:font-name-complex="Arial1" style:font-size-complex="7pt"/>
    </style:style>
    <style:style style:name="T17" style:family="text">
      <style:text-properties fo:color="#000000" style:font-name="Symbol1" fo:font-size="7.19999980926514pt" style:font-size-asian="7.19999980926514pt" style:font-name-complex="Symbol1" style:font-size-complex="7.19999980926514pt"/>
    </style:style>
    <style:style style:name="T18" style:family="text">
      <style:text-properties fo:color="#000000" style:font-name="Arial1" fo:font-size="5.40000009536743pt" style:font-size-asian="5.40000009536743pt" style:font-name-complex="Arial1" style:font-size-complex="5.40000009536743pt"/>
    </style:style>
    <style:style style:name="T19" style:family="text">
      <style:text-properties fo:color="#000000" style:font-name="Arial1" fo:font-size="7.40000009536743pt" style:font-size-asian="7.40000009536743pt" style:font-name-complex="Arial1" style:font-size-complex="7.40000009536743pt"/>
    </style:style>
    <style:style style:name="T20" style:family="text">
      <style:text-properties fo:color="#000000" style:font-name="Arial1" fo:font-size="5.40000009536743pt" fo:font-style="italic" style:font-size-asian="5.40000009536743pt" style:font-name-complex="Arial1" style:font-size-complex="5.40000009536743pt" style:font-style-complex="italic"/>
    </style:style>
    <style:style style:name="T21" style:family="text">
      <style:text-properties fo:color="#000000" style:font-name="Arial1" fo:font-size="7.40000009536743pt" fo:font-style="italic" style:font-size-asian="7.40000009536743pt" style:font-name-complex="Arial1" style:font-size-complex="7.40000009536743pt" style:font-style-complex="italic"/>
    </style:style>
    <style:style style:name="T22" style:family="text">
      <style:text-properties fo:color="#000000" style:font-name="Arial1" fo:font-size="12.8000001907349pt" fo:font-style="italic" style:font-size-asian="12.8000001907349pt" style:font-name-complex="Arial1" style:font-size-complex="12.8000001907349pt" style:font-style-complex="italic"/>
    </style:style>
    <style:style style:name="T23" style:family="text">
      <style:text-properties fo:color="#000000" style:font-name="Symbol1" fo:font-size="7.40000009536743pt" style:font-size-asian="7.40000009536743pt" style:font-name-complex="Symbol1" style:font-size-complex="7.40000009536743pt"/>
    </style:style>
    <style:style style:name="T24" style:family="text">
      <style:text-properties fo:color="#000000" style:font-name="Symbol1" fo:font-size="12.8000001907349pt" style:font-size-asian="12.8000001907349pt" style:font-name-complex="Symbol1" style:font-size-complex="12.8000001907349pt"/>
    </style:style>
    <style:style style:name="T25" style:family="text">
      <style:text-properties fo:color="#000000" style:font-name="Symbol1" fo:font-size="19.1000003814697pt" style:font-size-asian="19.1000003814697pt" style:font-name-complex="Symbol1" style:font-size-complex="19.1000003814697pt"/>
    </style:style>
    <style:style style:name="T26" style:family="text">
      <style:text-properties fo:color="#000000" style:font-name="Arial1" fo:font-size="7pt" fo:font-style="italic" style:font-size-asian="7pt" style:font-name-complex="Arial1" style:font-size-complex="7pt" style:font-style-complex="italic"/>
    </style:style>
    <style:style style:name="T27" style:family="text">
      <style:text-properties fo:color="#000000" style:font-name="Arial1" fo:font-size="12.1000003814697pt" fo:font-style="italic" style:font-size-asian="12.1000003814697pt" style:font-name-complex="Arial1" style:font-size-complex="12.1000003814697pt" style:font-style-complex="italic"/>
    </style:style>
    <style:style style:name="T28" style:family="text">
      <style:text-properties fo:color="#000000" style:font-name="Symbol1" fo:font-size="10.1999998092651pt" style:font-size-asian="10.1999998092651pt" style:font-name-complex="Symbol1" style:font-size-complex="10.1999998092651pt"/>
    </style:style>
    <style:style style:name="T29" style:family="text">
      <style:text-properties fo:color="#000000" style:font-name="Arial1" fo:font-size="7.59999990463257pt" style:font-size-asian="7.59999990463257pt" style:font-name-complex="Arial1" style:font-size-complex="7.59999990463257pt"/>
    </style:style>
    <style:style style:name="T30" style:family="text">
      <style:text-properties fo:color="#000000" style:font-name="Arial1" fo:font-size="7.59999990463257pt" fo:font-style="italic" style:font-size-asian="7.59999990463257pt" style:font-name-complex="Arial1" style:font-size-complex="7.59999990463257pt" style:font-style-complex="italic"/>
    </style:style>
    <style:style style:name="T31" style:family="text">
      <style:text-properties fo:color="#000000" style:font-name="Arial1" fo:font-size="10.5pt" fo:font-style="italic" style:font-size-asian="10.5pt" style:font-name-complex="Arial1" style:font-size-complex="10.5pt" style:font-style-complex="italic"/>
    </style:style>
    <style:style style:name="T32" style:family="text">
      <style:text-properties fo:color="#292929" style:font-name="Arial1" fo:font-size="7pt" fo:font-style="italic" style:font-size-asian="7pt" style:font-name-complex="Arial1" style:font-size-complex="7pt" style:font-style-complex="italic"/>
    </style:style>
    <style:style style:name="T33" style:family="text">
      <style:text-properties fo:color="#000000" style:font-name="Symbol1" fo:font-size="20.8999996185303pt" style:font-size-asian="20.8999996185303pt" style:font-name-complex="Symbol1" style:font-size-complex="20.8999996185303pt"/>
    </style:style>
    <style:style style:name="T34" style:family="text">
      <style:text-properties fo:color="#000000" style:font-name="Symbol1" fo:font-size="19.2000007629395pt" style:font-size-asian="19.2000007629395pt" style:font-name-complex="Symbol1" style:font-size-complex="19.2000007629395pt"/>
    </style:style>
    <style:style style:name="T35" style:family="text">
      <style:text-properties fo:color="#000000" style:font-name="Symbol1" fo:font-size="5.40000009536743pt" style:font-size-asian="5.40000009536743pt" style:font-name-complex="Symbol1" style:font-size-complex="5.40000009536743pt"/>
    </style:style>
    <style:style style:name="T36" style:family="text">
      <style:text-properties fo:color="#000000" style:font-name="Symbol1" fo:font-size="19.2999992370605pt" style:font-size-asian="19.2999992370605pt" style:font-name-complex="Symbol1" style:font-size-complex="19.2999992370605pt"/>
    </style:style>
    <style:style style:name="T37" style:family="text">
      <style:text-properties fo:color="#000000" style:font-name="Symbol1" fo:font-size="7.69999980926514pt" style:font-size-asian="7.69999980926514pt" style:font-name-complex="Symbol1" style:font-size-complex="7.69999980926514pt"/>
    </style:style>
    <style:style style:name="T38" style:family="text">
      <style:text-properties fo:color="#000000" style:font-name="Arial1" fo:font-size="10.6000003814697pt" fo:font-style="italic" style:font-size-asian="10.6000003814697pt" style:font-name-complex="Arial1" style:font-size-complex="10.6000003814697pt" style:font-style-complex="italic"/>
    </style:style>
    <style:style style:name="T39" style:family="text">
      <style:text-properties fo:color="#000000" style:font-name="Arial1" fo:font-size="10.3999996185303pt" fo:font-style="italic" style:font-size-asian="10.3999996185303pt" style:font-name-complex="Arial1" style:font-size-complex="10.3999996185303pt" style:font-style-complex="italic"/>
    </style:style>
    <style:style style:name="T40" style:family="text">
      <style:text-properties fo:color="#000000" style:font-name="Symbol1" fo:font-size="7.30000019073486pt" style:font-size-asian="7.30000019073486pt" style:font-name-complex="Symbol1" style:font-size-complex="7.30000019073486pt"/>
    </style:style>
    <style:style style:name="T41" style:family="text">
      <style:text-properties fo:color="#000000" style:font-name="Symbol1" fo:font-size="12.6999998092651pt" style:font-size-asian="12.6999998092651pt" style:font-name-complex="Symbol1" style:font-size-complex="12.6999998092651pt"/>
    </style:style>
    <style:style style:name="T42" style:family="text">
      <style:text-properties fo:color="#000000" style:font-name="Symbol1" fo:font-size="19pt" style:font-size-asian="19pt" style:font-name-complex="Symbol1" style:font-size-complex="19pt"/>
    </style:style>
    <style:style style:name="T43" style:family="text">
      <style:text-properties fo:color="#000000" style:font-name="Arial1" fo:font-size="5.30000019073486pt" style:font-size-asian="5.30000019073486pt" style:font-name-complex="Arial1" style:font-size-complex="5.30000019073486pt"/>
    </style:style>
    <style:style style:name="T44" style:family="text">
      <style:text-properties fo:color="#000000" style:font-name="Arial1" fo:font-size="7.30000019073486pt" style:font-size-asian="7.30000019073486pt" style:font-name-complex="Arial1" style:font-size-complex="7.30000019073486pt"/>
    </style:style>
    <style:style style:name="T45" style:family="text">
      <style:text-properties fo:color="#000000" style:font-name="Arial1" fo:font-size="5.30000019073486pt" fo:font-style="italic" style:font-size-asian="5.30000019073486pt" style:font-name-complex="Arial1" style:font-size-complex="5.30000019073486pt" style:font-style-complex="italic"/>
    </style:style>
    <style:style style:name="T46" style:family="text">
      <style:text-properties fo:color="#000000" style:font-name="Arial1" fo:font-size="7.30000019073486pt" fo:font-style="italic" style:font-size-asian="7.30000019073486pt" style:font-name-complex="Arial1" style:font-size-complex="7.30000019073486pt" style:font-style-complex="italic"/>
    </style:style>
    <style:style style:name="T47" style:family="text">
      <style:text-properties fo:color="#000000" style:font-name="Arial1" fo:font-size="12.6999998092651pt" fo:font-style="italic" style:font-size-asian="12.6999998092651pt" style:font-name-complex="Arial1" style:font-size-complex="12.6999998092651pt" style:font-style-complex="italic"/>
    </style:style>
    <style:style style:name="T48" style:family="text">
      <style:text-properties fo:color="#292929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49" style:family="text">
      <style:text-properties fo:color="#000000" style:font-name="Arial1" fo:font-size="5.5pt" fo:font-style="italic" style:font-size-asian="5.5pt" style:font-name-complex="Arial1" style:font-size-complex="5.5pt" style:font-style-complex="italic"/>
    </style:style>
    <style:style style:name="T50" style:family="text">
      <style:text-properties fo:color="#000000" style:font-name="Symbol1" fo:font-size="5.19999980926514pt" style:font-size-asian="5.19999980926514pt" style:font-name-complex="Symbol1" style:font-size-complex="5.19999980926514pt"/>
    </style:style>
    <style:style style:name="T51" style:family="text">
      <style:text-properties fo:color="#000000" style:font-name="Symbol1" fo:font-size="12.3999996185303pt" style:font-size-asian="12.3999996185303pt" style:font-name-complex="Symbol1" style:font-size-complex="12.3999996185303pt"/>
    </style:style>
    <style:style style:name="T52" style:family="text">
      <style:text-properties fo:color="#000000" style:font-name="Symbol1" fo:font-size="18.6000003814697pt" style:font-size-asian="18.6000003814697pt" style:font-name-complex="Symbol1" style:font-size-complex="18.6000003814697pt"/>
    </style:style>
    <style:style style:name="T53" style:family="text">
      <style:text-properties fo:color="#000000" style:font-name="Arial1" fo:font-size="7.19999980926514pt" style:font-size-asian="7.19999980926514pt" style:font-name-complex="Arial1" style:font-size-complex="7.19999980926514pt"/>
    </style:style>
    <style:style style:name="T54" style:family="text">
      <style:text-properties fo:color="#000000" style:font-name="Arial1" fo:font-size="7.19999980926514pt" fo:font-style="italic" style:font-size-asian="7.19999980926514pt" style:font-name-complex="Arial1" style:font-size-complex="7.19999980926514pt" style:font-style-complex="italic"/>
    </style:style>
    <style:style style:name="T55" style:family="text">
      <style:text-properties fo:color="#000000" style:font-name="Arial1" fo:font-size="12.3999996185303pt" fo:font-style="italic" style:font-size-asian="12.3999996185303pt" style:font-name-complex="Arial1" style:font-size-complex="12.3999996185303pt" style:font-style-complex="italic"/>
    </style:style>
    <style:style style:name="T56" style:family="text">
      <style:text-properties fo:color="#000000" style:font-name="Arial1" fo:font-size="10.3000001907349pt" fo:font-style="italic" style:font-size-asian="10.3000001907349pt" style:font-name-complex="Arial1" style:font-size-complex="10.3000001907349pt" style:font-style-complex="italic"/>
    </style:style>
    <style:style style:name="T57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58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59" style:family="text">
      <style:text-properties fo:color="#0000ff" style:font-name="Arial1" fo:font-size="11.1000003814697pt" style:font-size-asian="11.1000003814697pt" style:font-name-complex="Arial1" style:font-size-complex="11.1000003814697pt"/>
    </style:style>
    <style:style style:name="T60" style:family="text">
      <style:text-properties fo:color="#000000" style:font-name="Arial1" fo:font-size="11.1000003814697pt" fo:font-style="italic" style:font-size-asian="11.1000003814697pt" style:font-name-complex="Arial1" style:font-size-complex="11.1000003814697pt" style:font-style-complex="italic"/>
    </style:style>
    <style:style style:name="T61" style:family="text">
      <style:text-properties fo:color="#000000" style:font-name="Symbol1" fo:font-size="11.1000003814697pt" style:font-size-asian="11.1000003814697pt" style:font-name-complex="Symbol1" style:font-size-complex="11.1000003814697pt"/>
    </style:style>
    <style:style style:name="T62" style:family="text">
      <style:text-properties fo:color="#000000" style:font-name="Times1" fo:font-size="11.1000003814697pt" style:font-size-asian="11.1000003814697pt" style:font-name-complex="Times1" style:font-size-complex="11.1000003814697pt"/>
    </style:style>
    <style:style style:name="T63" style:family="text">
      <style:text-properties fo:color="#000000" style:font-name="Arial1" fo:font-size="6.80000019073486pt" style:font-size-asian="6.80000019073486pt" style:font-name-complex="Arial1" style:font-size-complex="6.80000019073486pt"/>
    </style:style>
    <style:style style:name="T64" style:family="text">
      <style:text-properties fo:color="#000000" style:font-name="Arial1" fo:font-size="6.80000019073486pt" fo:font-style="italic" style:font-size-asian="6.80000019073486pt" style:font-name-complex="Arial1" style:font-size-complex="6.80000019073486pt" style:font-style-complex="italic"/>
    </style:style>
    <style:style style:name="T65" style:family="text">
      <style:text-properties fo:color="#000000" style:font-name="Arial1" fo:font-size="11.8000001907349pt" fo:font-style="italic" style:font-size-asian="11.8000001907349pt" style:font-name-complex="Arial1" style:font-size-complex="11.8000001907349pt" style:font-style-complex="italic"/>
    </style:style>
    <style:style style:name="T66" style:family="text">
      <style:text-properties fo:color="#000000" style:font-name="Arial1" fo:font-size="6.90000009536743pt" style:font-size-asian="6.90000009536743pt" style:font-name-complex="Arial1" style:font-size-complex="6.90000009536743pt"/>
    </style:style>
    <style:style style:name="T67" style:family="text">
      <style:text-properties fo:color="#000000" style:font-name="Arial1" fo:font-size="6.90000009536743pt" fo:font-style="italic" style:font-size-asian="6.90000009536743pt" style:font-name-complex="Arial1" style:font-size-complex="6.90000009536743pt" style:font-style-complex="italic"/>
    </style:style>
    <style:style style:name="T68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69" style:family="text">
      <style:text-properties fo:color="#000000" style:font-name="Symbol1" fo:font-size="6.90000009536743pt" style:font-size-asian="6.90000009536743pt" style:font-name-complex="Symbol1" style:font-size-complex="6.90000009536743pt"/>
    </style:style>
    <style:style style:name="T70" style:family="text">
      <style:text-properties fo:color="#000000" style:font-name="Symbol1" fo:font-size="12pt" style:font-size-asian="12pt" style:font-name-complex="Symbol1" style:font-size-complex="12pt"/>
    </style:style>
    <style:style style:name="T71" style:family="text">
      <style:text-properties fo:color="#000000" style:font-name="Symbol1" fo:font-size="17.8999996185303pt" style:font-size-asian="17.8999996185303pt" style:font-name-complex="Symbol1" style:font-size-complex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53">
        <draw:frame draw:style-name="gr1" draw:layer="layout" svg:width="0.091cm" svg:height="0.357cm" svg:x="17.101cm" svg:y="1.266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9.006cm" svg:y="1.266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7.825cm" svg:y="28.185cm">
          <draw:text-box>
            <text:p text:style-name="P1"><text:span text:style-name="T1"><text:s/></text:span></text:p>
          </draw:text-box>
        </draw:frame>
        <draw:polygon draw:style-name="gr2" draw:layer="layout" svg:width="0.034cm" svg:height="0.199cm" svg:x="18.007cm" svg:y="27.917cm" svg:viewBox="0 0 35 200" draw:points="0,200 35,200 35,0 0,0">
          <text:p/>
        </draw:polygon>
        <draw:polygon draw:style-name="gr2" draw:layer="layout" svg:width="0.034cm" svg:height="0.602cm" svg:x="18.007cm" svg:y="28.116cm" svg:viewBox="0 0 35 603" draw:points="0,603 35,603 35,0 0,0">
          <text:p/>
        </draw:polygon>
        <draw:frame draw:style-name="gr1" draw:layer="layout" svg:width="0.091cm" svg:height="0.357cm" svg:x="19.023cm" svg:y="28.176cm">
          <draw:text-box>
            <text:p text:style-name="P1"><text:span text:style-name="T2"><text:s/></text:span></text:p>
          </draw:text-box>
        </draw:frame>
        <draw:frame draw:style-name="gr3" draw:layer="layout" svg:width="0.108cm" svg:height="0.475cm" svg:x="1.998cm" svg:y="28.809cm">
          <draw:text-box>
            <text:p text:style-name="P1"><text:span text:style-name="T3"><text:s/></text:span></text:p>
          </draw:text-box>
        </draw:frame>
        <draw:frame draw:style-name="gr4" draw:layer="layout" svg:width="0.112cm" svg:height="0.442cm" svg:x="2.84cm" svg:y="17.93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177cm" svg:y="17.93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62cm" svg:y="17.93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11cm" svg:y="17.93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752cm" svg:y="18.00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395cm" svg:y="17.93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969cm" svg:y="17.93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439cm" svg:y="18.00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289cm" svg:y="18.00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831cm" svg:y="18.00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664cm" svg:y="18.00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71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17cm" svg:y="19.064cm">
          <draw:text-box>
            <text:p text:style-name="P1"><text:span text:style-name="T4"><text:s/></text:span></text:p>
          </draw:text-box>
        </draw:frame>
        <draw:frame draw:style-name="gr5" draw:layer="layout" svg:width="0.142cm" svg:height="0.556cm" svg:x="4.819cm" svg:y="20.165cm">
          <draw:text-box>
            <text:p text:style-name="P1"><text:span text:style-name="T5"><text:s/></text:span></text:p>
          </draw:text-box>
        </draw:frame>
        <draw:frame draw:style-name="gr5" draw:layer="layout" svg:width="0.142cm" svg:height="0.556cm" svg:x="8.036cm" svg:y="20.165cm">
          <draw:text-box>
            <text:p text:style-name="P1"><text:span text:style-name="T5"><text:s/></text:span></text:p>
          </draw:text-box>
        </draw:frame>
        <draw:frame draw:style-name="gr3" draw:layer="layout" svg:width="0.121cm" svg:height="0.479cm" svg:x="5.245cm" svg:y="21.186cm">
          <draw:text-box>
            <text:p text:style-name="P1"><text:span text:style-name="T6"><text:s/></text:span></text:p>
          </draw:text-box>
        </draw:frame>
        <draw:frame draw:style-name="gr4" draw:layer="layout" svg:width="0.112cm" svg:height="0.442cm" svg:x="2.581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076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41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43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091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593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735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688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119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766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167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704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461cm" svg:y="22.0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306cm" svg:y="22.066cm">
          <draw:text-box>
            <text:p text:style-name="P1"><text:span text:style-name="T4"><text:s/></text:span></text:p>
          </draw:text-box>
        </draw:frame>
        <draw:frame draw:style-name="gr3" draw:layer="layout" svg:width="0.121cm" svg:height="0.479cm" svg:x="2.89cm" svg:y="22.981cm">
          <draw:text-box>
            <text:p text:style-name="P1"><text:span text:style-name="T6"><text:s/></text:span></text:p>
          </draw:text-box>
        </draw:frame>
        <draw:frame draw:style-name="gr3" draw:layer="layout" svg:width="0.121cm" svg:height="0.479cm" svg:x="4.449cm" svg:y="22.981cm">
          <draw:text-box>
            <text:p text:style-name="P1"><text:span text:style-name="T6"><text:s/></text:span></text:p>
          </draw:text-box>
        </draw:frame>
        <draw:frame draw:style-name="gr3" draw:layer="layout" svg:width="0.121cm" svg:height="0.479cm" svg:x="10.212cm" svg:y="22.981cm">
          <draw:text-box>
            <text:p text:style-name="P1"><text:span text:style-name="T6"><text:s/></text:span></text:p>
          </draw:text-box>
        </draw:frame>
        <draw:frame draw:style-name="gr4" draw:layer="layout" svg:width="0.112cm" svg:height="0.442cm" svg:x="2.666cm" svg:y="23.6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47cm" svg:y="23.6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cm" svg:y="23.6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032cm" svg:y="23.621cm">
          <draw:text-box>
            <text:p text:style-name="P1"><text:span text:style-name="T4"><text:s/></text:span></text:p>
          </draw:text-box>
        </draw:frame>
        <draw:frame draw:style-name="gr6" draw:layer="layout" svg:width="0.222cm" svg:height="0.442cm" svg:x="7.781cm" svg:y="23.621cm">
          <draw:text-box>
            <text:p text:style-name="P1"><text:span text:style-name="T7"><text:s text:c="2"/></text:span></text:p>
          </draw:text-box>
        </draw:frame>
        <draw:frame draw:style-name="gr4" draw:layer="layout" svg:width="0.112cm" svg:height="0.442cm" svg:x="9.983cm" svg:y="23.621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10.305cm" svg:y="23.6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469cm" svg:y="23.6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417cm" svg:y="23.6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606cm" svg:y="23.6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991cm" svg:y="23.6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001cm" svg:y="23.6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.998cm" svg:y="26.372cm">
          <draw:text-box>
            <text:p text:style-name="P1"><text:span text:style-name="T4"><text:s/></text:span></text:p>
          </draw:text-box>
        </draw:frame>
        <draw:frame draw:style-name="gr6" draw:layer="layout" svg:width="0.222cm" svg:height="0.442cm" svg:x="4.139cm" svg:y="26.372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1.998cm" svg:y="24.747cm">
          <draw:text-box>
            <text:p text:style-name="P1"><text:span text:style-name="T4"><text:s/></text:span></text:p>
          </draw:text-box>
        </draw:frame>
        <draw:frame draw:style-name="gr7" draw:layer="layout" svg:width="8.037cm" svg:height="0.442cm" svg:x="8.167cm" svg:y="24.505cm">
          <draw:text-box>
            <text:p text:style-name="P1"><text:span text:style-name="T4"><text:s text:c="73"/></text:span></text:p>
          </draw:text-box>
        </draw:frame>
        <draw:frame draw:style-name="gr4" draw:layer="layout" svg:width="0.112cm" svg:height="0.442cm" svg:x="16.471cm" svg:y="24.50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945cm" svg:y="24.747cm">
          <draw:text-box>
            <text:p text:style-name="P1"><text:span text:style-name="T4"><text:s/></text:span></text:p>
          </draw:text-box>
        </draw:frame>
        <draw:frame draw:style-name="gr8" draw:layer="layout" svg:width="8.659cm" svg:height="0.357cm" svg:x="8.595cm" svg:y="1.266cm">
          <draw:text-box>
            <text:p text:style-name="P1"><text:span text:style-name="T1">Research indices using web scraped data: May 2016 update </text:span></text:p>
          </draw:text-box>
        </draw:frame>
        <draw:frame draw:style-name="gr9" draw:layer="layout" svg:width="1.691cm" svg:height="0.357cm" svg:x="17.419cm" svg:y="1.266cm">
          <draw:text-box>
            <text:p text:style-name="P1"><text:span text:style-name="T1">23/05/2016 </text:span></text:p>
          </draw:text-box>
        </draw:frame>
        <draw:frame draw:style-name="gr10" draw:text-style-name="P1" draw:layer="layout" svg:width="6.281cm" svg:height="0.556cm" svg:x="1.9cm" svg:y="20.165cm">
          <draw:text-box>
            <text:p text:style-name="P1"><text:span text:style-name="T5">Appendix 1: Methodology </text:span></text:p>
          </draw:text-box>
        </draw:frame>
        <draw:frame draw:style-name="gr11" draw:layer="layout" svg:width="3.38cm" svg:height="0.479cm" svg:x="1.998cm" svg:y="21.186cm">
          <draw:text-box>
            <text:p text:style-name="P1"><text:span text:style-name="T6">A1 Daily indices </text:span></text:p>
          </draw:text-box>
        </draw:frame>
        <draw:frame draw:style-name="gr12" draw:layer="layout" svg:width="14.446cm" svg:height="0.442cm" svg:x="1.998cm" svg:y="22.066cm">
          <draw:text-box>
            <text:p text:style-name="P1"><text:span text:style-name="T4">For all Daily Indices, the price variable is the actual price of the product on that day. </text:span></text:p>
          </draw:text-box>
        </draw:frame>
        <draw:frame draw:style-name="gr13" draw:layer="layout" svg:width="8.359cm" svg:height="0.479cm" svg:x="1.998cm" svg:y="22.981cm">
          <draw:text-box>
            <text:p text:style-name="P1"><text:span text:style-name="T6">A1.1 GEKSJ Jevons (GEKSJ) price index </text:span></text:p>
          </draw:text-box>
        </draw:frame>
        <draw:frame draw:style-name="gr14" draw:layer="layout" svg:width="14.167cm" svg:height="0.442cm" svg:x="1.998cm" svg:y="23.621cm">
          <draw:text-box>
            <text:p text:style-name="P1"><text:span text:style-name="T4">The GEKSJ price index for </text:span><text:span text:style-name="T7">period t </text:span><text:span text:style-name="T4">with </text:span><text:span text:style-name="T7">period 0 </text:span><text:span text:style-name="T4">as the base period is defined as: </text:span></text:p>
          </draw:text-box>
        </draw:frame>
        <draw:frame draw:style-name="gr15" draw:layer="layout" svg:width="0.252cm" svg:height="0.975cm" svg:x="5.593cm" svg:y="24.298cm">
          <draw:text-box>
            <text:p text:style-name="P1"><text:span text:style-name="T8"></text:span></text:p>
          </draw:text-box>
        </draw:frame>
        <draw:line draw:style-name="gr16" draw:layer="layout" svg:x1="7.675cm" svg:y1="24.574cm" svg:x2="8.06cm" svg:y2="24.574cm">
          <text:p/>
        </draw:line>
        <draw:frame draw:style-name="gr15" draw:layer="layout" svg:width="0.252cm" svg:height="0.975cm" svg:x="7.509cm" svg:y="24.298cm">
          <draw:text-box>
            <text:p text:style-name="P1"><text:span text:style-name="T8"></text:span></text:p>
          </draw:text-box>
        </draw:frame>
        <draw:frame draw:style-name="gr17" draw:layer="layout" svg:width="0.15cm" svg:height="0.306cm" svg:x="7.803cm" svg:y="24.286cm">
          <draw:text-box>
            <text:p text:style-name="P1"><text:span text:style-name="T9">1</text:span></text:p>
          </draw:text-box>
        </draw:frame>
        <draw:frame draw:style-name="gr17" draw:layer="layout" svg:width="0.15cm" svg:height="0.306cm" svg:x="5.328cm" svg:y="24.327cm">
          <draw:text-box>
            <text:p text:style-name="P1"><text:span text:style-name="T9">1</text:span></text:p>
          </draw:text-box>
        </draw:frame>
        <draw:frame draw:style-name="gr18" draw:layer="layout" svg:width="0.226cm" svg:height="0.306cm" svg:x="3.577cm" svg:y="24.586cm">
          <draw:text-box>
            <text:p text:style-name="P1"><text:span text:style-name="T9">0,</text:span></text:p>
          </draw:text-box>
        </draw:frame>
        <draw:frame draw:style-name="gr18" draw:layer="layout" svg:width="0.226cm" svg:height="0.306cm" svg:x="6.119cm" svg:y="24.586cm">
          <draw:text-box>
            <text:p text:style-name="P1"><text:span text:style-name="T9">0,</text:span></text:p>
          </draw:text-box>
        </draw:frame>
        <draw:frame draw:style-name="gr17" draw:layer="layout" svg:width="0.078cm" svg:height="0.306cm" svg:x="7.271cm" svg:y="24.586cm">
          <draw:text-box>
            <text:p text:style-name="P1"><text:span text:style-name="T9">,</text:span></text:p>
          </draw:text-box>
        </draw:frame>
        <draw:frame draw:style-name="gr17" draw:layer="layout" svg:width="0.15cm" svg:height="0.306cm" svg:x="7.939cm" svg:y="24.654cm">
          <draw:text-box>
            <text:p text:style-name="P1"><text:span text:style-name="T9">1</text:span></text:p>
          </draw:text-box>
        </draw:frame>
        <draw:frame draw:style-name="gr17" draw:layer="layout" svg:width="0.078cm" svg:height="0.306cm" svg:x="4.222cm" svg:y="24.913cm">
          <draw:text-box>
            <text:p text:style-name="P1"><text:span text:style-name="T9">,</text:span></text:p>
          </draw:text-box>
        </draw:frame>
        <draw:frame draw:style-name="gr17" draw:layer="layout" svg:width="0.15cm" svg:height="0.306cm" svg:x="5.323cm" svg:y="25.229cm">
          <draw:text-box>
            <text:p text:style-name="P1"><text:span text:style-name="T9">1</text:span></text:p>
          </draw:text-box>
        </draw:frame>
        <draw:frame draw:style-name="gr17" draw:layer="layout" svg:width="0.078cm" svg:height="0.306cm" svg:x="5.071cm" svg:y="24.327cm">
          <draw:text-box>
            <text:p text:style-name="P1"><text:span text:style-name="T10">t</text:span></text:p>
          </draw:text-box>
        </draw:frame>
        <draw:frame draw:style-name="gr17" draw:layer="layout" svg:width="0.078cm" svg:height="0.306cm" svg:x="3.79cm" svg:y="24.586cm">
          <draw:text-box>
            <text:p text:style-name="P1"><text:span text:style-name="T10">t</text:span></text:p>
          </draw:text-box>
        </draw:frame>
        <draw:frame draw:style-name="gr17" draw:layer="layout" svg:width="0.061cm" svg:height="0.306cm" svg:x="6.339cm" svg:y="24.586cm">
          <draw:text-box>
            <text:p text:style-name="P1"><text:span text:style-name="T10">i</text:span></text:p>
          </draw:text-box>
        </draw:frame>
        <draw:frame draw:style-name="gr17" draw:layer="layout" svg:width="0.061cm" svg:height="0.306cm" svg:x="7.188cm" svg:y="24.586cm">
          <draw:text-box>
            <text:p text:style-name="P1"><text:span text:style-name="T10">i</text:span></text:p>
          </draw:text-box>
        </draw:frame>
        <draw:frame draw:style-name="gr17" draw:layer="layout" svg:width="0.078cm" svg:height="0.306cm" svg:x="7.333cm" svg:y="24.586cm">
          <draw:text-box>
            <text:p text:style-name="P1"><text:span text:style-name="T10">t</text:span></text:p>
          </draw:text-box>
        </draw:frame>
        <draw:frame draw:style-name="gr17" draw:layer="layout" svg:width="0.078cm" svg:height="0.306cm" svg:x="7.682cm" svg:y="24.654cm">
          <draw:text-box>
            <text:p text:style-name="P1"><text:span text:style-name="T10">t</text:span></text:p>
          </draw:text-box>
        </draw:frame>
        <draw:frame draw:style-name="gr19" draw:layer="layout" svg:width="0.878cm" svg:height="0.306cm" svg:x="3.471cm" svg:y="24.913cm">
          <draw:text-box>
            <text:p text:style-name="P1"><text:span text:style-name="T10">GEKSJ</text:span></text:p>
          </draw:text-box>
        </draw:frame>
        <draw:frame draw:style-name="gr17" draw:layer="layout" svg:width="0.137cm" svg:height="0.306cm" svg:x="6.031cm" svg:y="24.913cm">
          <draw:text-box>
            <text:p text:style-name="P1"><text:span text:style-name="T10">J</text:span></text:p>
          </draw:text-box>
        </draw:frame>
        <draw:frame draw:style-name="gr17" draw:layer="layout" svg:width="0.137cm" svg:height="0.306cm" svg:x="7.097cm" svg:y="24.913cm">
          <draw:text-box>
            <text:p text:style-name="P1"><text:span text:style-name="T10">J</text:span></text:p>
          </draw:text-box>
        </draw:frame>
        <draw:frame draw:style-name="gr17" draw:layer="layout" svg:width="0.061cm" svg:height="0.306cm" svg:x="5.084cm" svg:y="25.229cm">
          <draw:text-box>
            <text:p text:style-name="P1"><text:span text:style-name="T10">i</text:span></text:p>
          </draw:text-box>
        </draw:frame>
        <draw:frame draw:style-name="gr20" draw:layer="layout" svg:width="0.307cm" svg:height="0.513cm" svg:x="3.227cm" svg:y="24.653cm">
          <draw:text-box>
            <text:p text:style-name="P1"><text:span text:style-name="T11">P</text:span></text:p>
          </draw:text-box>
        </draw:frame>
        <draw:frame draw:style-name="gr20" draw:layer="layout" svg:width="0.307cm" svg:height="0.513cm" svg:x="5.769cm" svg:y="24.653cm">
          <draw:text-box>
            <text:p text:style-name="P1"><text:span text:style-name="T11">P</text:span></text:p>
          </draw:text-box>
        </draw:frame>
        <draw:frame draw:style-name="gr20" draw:layer="layout" svg:width="0.307cm" svg:height="0.513cm" svg:x="6.835cm" svg:y="24.653cm">
          <draw:text-box>
            <text:p text:style-name="P1"><text:span text:style-name="T11">P</text:span></text:p>
          </draw:text-box>
        </draw:frame>
        <draw:frame draw:style-name="gr17" draw:layer="layout" svg:width="0.15cm" svg:height="0.352cm" svg:x="5.187cm" svg:y="24.25cm">
          <draw:text-box>
            <text:p text:style-name="P1"><text:span text:style-name="T12"></text:span></text:p>
          </draw:text-box>
        </draw:frame>
        <draw:frame draw:style-name="gr17" draw:layer="layout" svg:width="0.15cm" svg:height="0.352cm" svg:x="7.798cm" svg:y="24.578cm">
          <draw:text-box>
            <text:p text:style-name="P1"><text:span text:style-name="T12"></text:span></text:p>
          </draw:text-box>
        </draw:frame>
        <draw:frame draw:style-name="gr17" draw:layer="layout" svg:width="0.15cm" svg:height="0.352cm" svg:x="5.182cm" svg:y="25.153cm">
          <draw:text-box>
            <text:p text:style-name="P1"><text:span text:style-name="T12"></text:span></text:p>
          </draw:text-box>
        </draw:frame>
        <draw:frame draw:style-name="gr21" draw:layer="layout" svg:width="1.92cm" svg:height="0.602cm" svg:x="4.61cm" svg:y="24.522cm">
          <draw:text-box>
            <text:p text:style-name="P1"><text:span text:style-name="T13"></text:span></text:p>
          </draw:text-box>
        </draw:frame>
        <draw:frame draw:style-name="gr22" draw:layer="layout" svg:width="0.565cm" svg:height="0.898cm" svg:x="4.972cm" svg:y="24.4cm">
          <draw:text-box>
            <text:p text:style-name="P1"><text:span text:style-name="T14"></text:span></text:p>
          </draw:text-box>
        </draw:frame>
        <draw:frame draw:style-name="gr23" draw:layer="layout" svg:width="0.438cm" svg:height="0.442cm" svg:x="16.043cm" svg:y="24.505cm">
          <draw:text-box>
            <text:p text:style-name="P1"><text:span text:style-name="T4">[1]</text:span></text:p>
          </draw:text-box>
        </draw:frame>
        <draw:frame draw:style-name="gr24" draw:layer="layout" svg:width="0.099cm" svg:height="0.475cm" svg:x="16.473cm" svg:y="24.519cm">
          <draw:text-box>
            <text:p text:style-name="P1"><text:span text:style-name="T15"><text:s/></text:span></text:p>
          </draw:text-box>
        </draw:frame>
        <draw:frame draw:style-name="gr25" draw:layer="layout" svg:width="1.479cm" svg:height="0.442cm" svg:x="2.998cm" svg:y="26.372cm">
          <draw:text-box>
            <text:p text:style-name="P1"><text:span text:style-name="T4">Where : </text:span></text:p>
          </draw:text-box>
        </draw:frame>
        <draw:frame draw:style-name="gr26" draw:layer="layout" svg:width="4.011cm" svg:height="0.357cm" svg:x="13.925cm" svg:y="28.185cm">
          <draw:text-box>
            <text:p text:style-name="P1"><text:span text:style-name="T1">Office for National Statistics </text:span></text:p>
          </draw:text-box>
        </draw:frame>
        <draw:frame draw:style-name="gr27" draw:layer="layout" svg:width="0.447cm" svg:height="0.357cm" svg:x="18.672cm" svg:y="28.176cm">
          <draw:text-box>
            <text:p text:style-name="P1"><text:span text:style-name="T2">28 </text:span></text:p>
          </draw:text-box>
        </draw:frame>
      </draw:page>
      <draw:page draw:name="page2" draw:style-name="dp1" draw:master-page-name="master-page53">
        <draw:frame draw:style-name="gr1" draw:layer="layout" svg:width="0.091cm" svg:height="0.357cm" svg:x="17.101cm" svg:y="1.266cm">
          <draw:text-box>
            <text:p text:style-name="P1"><text:span text:style-name="T1"><text:s/></text:span></text:p>
          </draw:text-box>
        </draw:frame>
        <draw:polygon draw:style-name="gr2" draw:layer="layout" svg:width="15.129cm" svg:height="0.035cm" svg:x="1.972cm" svg:y="1.765cm" svg:viewBox="0 0 15130 36" draw:points="0,36 15130,36 15130,0 0,0">
          <text:p/>
        </draw:polygon>
        <draw:polygon draw:style-name="gr2" draw:layer="layout" svg:width="0.034cm" svg:height="0.035cm" svg:x="17.076cm" svg:y="1.765cm" svg:viewBox="0 0 35 36" draw:points="0,36 35,36 35,0 0,0">
          <text:p/>
        </draw:polygon>
        <draw:polygon draw:style-name="gr2" draw:layer="layout" svg:width="1.892cm" svg:height="0.035cm" svg:x="17.11cm" svg:y="1.765cm" svg:viewBox="0 0 1893 36" draw:points="0,36 1893,36 1893,0 0,0">
          <text:p/>
        </draw:polygon>
        <draw:frame draw:style-name="gr1" draw:layer="layout" svg:width="0.091cm" svg:height="0.357cm" svg:x="19.006cm" svg:y="1.266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.998cm" svg:y="1.867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7.825cm" svg:y="28.185cm">
          <draw:text-box>
            <text:p text:style-name="P1"><text:span text:style-name="T1"><text:s/></text:span></text:p>
          </draw:text-box>
        </draw:frame>
        <draw:polygon draw:style-name="gr2" draw:layer="layout" svg:width="0.034cm" svg:height="0.199cm" svg:x="18.007cm" svg:y="27.917cm" svg:viewBox="0 0 35 200" draw:points="0,200 35,200 35,0 0,0">
          <text:p/>
        </draw:polygon>
        <draw:polygon draw:style-name="gr2" draw:layer="layout" svg:width="0.034cm" svg:height="0.602cm" svg:x="18.007cm" svg:y="28.116cm" svg:viewBox="0 0 35 603" draw:points="0,603 35,603 35,0 0,0">
          <text:p/>
        </draw:polygon>
        <draw:frame draw:style-name="gr1" draw:layer="layout" svg:width="0.091cm" svg:height="0.357cm" svg:x="19.023cm" svg:y="28.176cm">
          <draw:text-box>
            <text:p text:style-name="P1"><text:span text:style-name="T2"><text:s/></text:span></text:p>
          </draw:text-box>
        </draw:frame>
        <draw:frame draw:style-name="gr3" draw:layer="layout" svg:width="0.108cm" svg:height="0.475cm" svg:x="1.998cm" svg:y="28.809cm">
          <draw:text-box>
            <text:p text:style-name="P1"><text:span text:style-name="T3"><text:s/></text:span></text:p>
          </draw:text-box>
        </draw:frame>
        <draw:frame draw:style-name="gr4" draw:layer="layout" svg:width="0.112cm" svg:height="0.442cm" svg:x="3.988cm" svg:y="2.73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622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07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4cm" svg:y="2.764cm">
          <draw:text-box>
            <text:p text:style-name="P1"><text:span text:style-name="T4"><text:s/></text:span></text:p>
          </draw:text-box>
        </draw:frame>
        <draw:frame draw:style-name="gr28" draw:layer="layout" svg:width="0.222cm" svg:height="0.442cm" svg:x="10.542cm" svg:y="2.764cm">
          <draw:text-box>
            <text:p text:style-name="P1"><text:span text:style-name="T7"><text:s text:c="2"/></text:span></text:p>
          </draw:text-box>
        </draw:frame>
        <draw:frame draw:style-name="gr4" draw:layer="layout" svg:width="0.112cm" svg:height="0.442cm" svg:x="12.74cm" svg:y="2.764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13.045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209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157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454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776cm" svg:y="3.63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273cm" svg:y="3.63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.998cm" svg:y="6.841cm">
          <draw:text-box>
            <text:p text:style-name="P1"><text:span text:style-name="T4"><text:s/></text:span></text:p>
          </draw:text-box>
        </draw:frame>
        <draw:frame draw:style-name="gr6" draw:layer="layout" svg:width="0.222cm" svg:height="0.442cm" svg:x="4.139cm" svg:y="6.841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3.229cm" svg:y="11.2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61cm" svg:y="11.2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28cm" svg:y="11.2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491cm" svg:y="11.287cm">
          <draw:text-box>
            <text:p text:style-name="P1"><text:span text:style-name="T4"><text:s/></text:span></text:p>
          </draw:text-box>
        </draw:frame>
        <draw:frame draw:style-name="gr29" draw:layer="layout" svg:width="0.222cm" svg:height="0.442cm" svg:x="9.68cm" svg:y="11.287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11.88cm" svg:y="11.2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202cm" svg:y="11.2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365cm" svg:y="11.2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54cm" svg:y="11.2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402cm" svg:y="11.8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5cm" svg:y="11.8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801cm" svg:y="11.8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881cm" svg:y="11.8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202cm" svg:y="11.816cm">
          <draw:text-box>
            <text:p text:style-name="P1"><text:span text:style-name="T4"><text:s/></text:span></text:p>
          </draw:text-box>
        </draw:frame>
        <draw:frame draw:style-name="gr29" draw:layer="layout" svg:width="0.222cm" svg:height="0.442cm" svg:x="14.145cm" svg:y="11.816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16.21cm" svg:y="11.8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165cm" svg:y="12.3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944cm" svg:y="12.3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46cm" svg:y="12.3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77cm" svg:y="12.3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572cm" svg:y="13.0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219cm" svg:y="13.0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601cm" svg:y="13.0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886cm" svg:y="13.0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21cm" svg:y="13.0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557cm" svg:y="13.0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289cm" svg:y="13.0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885cm" svg:y="13.0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638cm" svg:y="13.0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281cm" svg:y="13.0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645cm" svg:y="13.6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076cm" svg:y="13.6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455cm" svg:y="13.6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617cm" svg:y="13.616cm">
          <draw:text-box>
            <text:p text:style-name="P1"><text:span text:style-name="T4"><text:s/></text:span></text:p>
          </draw:text-box>
        </draw:frame>
        <draw:frame draw:style-name="gr3" draw:layer="layout" svg:width="0.121cm" svg:height="0.479cm" svg:x="2.892cm" svg:y="14.531cm">
          <draw:text-box>
            <text:p text:style-name="P1"><text:span text:style-name="T6"><text:s/></text:span></text:p>
          </draw:text-box>
        </draw:frame>
        <draw:frame draw:style-name="gr3" draw:layer="layout" svg:width="0.121cm" svg:height="0.479cm" svg:x="8.544cm" svg:y="14.531cm">
          <draw:text-box>
            <text:p text:style-name="P1"><text:span text:style-name="T6"><text:s/></text:span></text:p>
          </draw:text-box>
        </draw:frame>
        <draw:frame draw:style-name="gr3" draw:layer="layout" svg:width="0.121cm" svg:height="0.479cm" svg:x="9.763cm" svg:y="14.531cm">
          <draw:text-box>
            <text:p text:style-name="P1"><text:span text:style-name="T6"><text:s/></text:span></text:p>
          </draw:text-box>
        </draw:frame>
        <draw:frame draw:style-name="gr4" draw:layer="layout" svg:width="0.112cm" svg:height="0.442cm" svg:x="2.666cm" svg:y="15.1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631cm" svg:y="15.1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521cm" svg:y="15.1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553cm" svg:y="15.1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006cm" svg:y="15.165cm">
          <draw:text-box>
            <text:p text:style-name="P1"><text:span text:style-name="T4"><text:s/></text:span></text:p>
          </draw:text-box>
        </draw:frame>
        <draw:frame draw:style-name="gr30" draw:layer="layout" svg:width="0.222cm" svg:height="0.442cm" svg:x="10.199cm" svg:y="15.165cm">
          <draw:text-box>
            <text:p text:style-name="P1"><text:span text:style-name="T7"><text:s text:c="2"/></text:span></text:p>
          </draw:text-box>
        </draw:frame>
        <draw:frame draw:style-name="gr4" draw:layer="layout" svg:width="0.112cm" svg:height="0.442cm" svg:x="12.396cm" svg:y="15.165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12.723cm" svg:y="15.1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239cm" svg:y="15.1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887cm" svg:y="15.1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025cm" svg:y="15.1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409cm" svg:y="15.1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418cm" svg:y="15.1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.998cm" svg:y="18.603cm">
          <draw:text-box>
            <text:p text:style-name="P1"><text:span text:style-name="T4"><text:s/></text:span></text:p>
          </draw:text-box>
        </draw:frame>
        <draw:frame draw:style-name="gr6" draw:layer="layout" svg:width="0.222cm" svg:height="0.442cm" svg:x="4.139cm" svg:y="18.603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3.988cm" svg:y="19.3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622cm" svg:y="19.3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07cm" svg:y="19.3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4cm" svg:y="19.344cm">
          <draw:text-box>
            <text:p text:style-name="P1"><text:span text:style-name="T4"><text:s/></text:span></text:p>
          </draw:text-box>
        </draw:frame>
        <draw:frame draw:style-name="gr28" draw:layer="layout" svg:width="0.222cm" svg:height="0.442cm" svg:x="10.542cm" svg:y="19.344cm">
          <draw:text-box>
            <text:p text:style-name="P1"><text:span text:style-name="T7"><text:s text:c="2"/></text:span></text:p>
          </draw:text-box>
        </draw:frame>
        <draw:frame draw:style-name="gr4" draw:layer="layout" svg:width="0.112cm" svg:height="0.442cm" svg:x="12.74cm" svg:y="19.344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13.045cm" svg:y="19.3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209cm" svg:y="19.3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157cm" svg:y="19.3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346cm" svg:y="19.3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862cm" svg:y="19.3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375cm" svg:y="19.87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7cm" svg:y="19.87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569cm" svg:y="19.87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94cm" svg:y="20.6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236cm" svg:y="20.6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884cm" svg:y="20.6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785cm" svg:y="20.6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573cm" svg:y="20.6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139cm" svg:y="20.614cm">
          <draw:text-box>
            <text:p text:style-name="P1"><text:span text:style-name="T4"><text:s/></text:span></text:p>
          </draw:text-box>
        </draw:frame>
        <draw:frame draw:style-name="gr29" draw:layer="layout" svg:width="0.222cm" svg:height="0.442cm" svg:x="13.323cm" svg:y="20.614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15.52cm" svg:y="20.6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362cm" svg:y="20.6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957cm" svg:y="20.6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077cm" svg:y="21.1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114cm" svg:y="21.1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431cm" svg:y="21.1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97cm" svg:y="21.143cm">
          <draw:text-box>
            <text:p text:style-name="P1"><text:span text:style-name="T4"><text:s/></text:span></text:p>
          </draw:text-box>
        </draw:frame>
        <draw:frame draw:style-name="gr29" draw:layer="layout" svg:width="0.222cm" svg:height="0.442cm" svg:x="9.182cm" svg:y="21.143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11.378cm" svg:y="21.1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465cm" svg:y="21.1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06cm" svg:y="21.1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355cm" svg:y="21.1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098cm" svg:y="21.1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614cm" svg:y="21.1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266cm" svg:y="21.1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793cm" svg:y="21.67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581cm" svg:y="21.67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143cm" svg:y="21.67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332cm" svg:y="21.67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94cm" svg:y="21.67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879cm" svg:y="21.67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721cm" svg:y="21.67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368cm" svg:y="21.67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319cm" svg:y="21.67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61cm" svg:y="21.67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666cm" svg:y="22.4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568cm" svg:y="22.4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326cm" svg:y="22.4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358cm" svg:y="22.4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864cm" svg:y="22.4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748cm" svg:y="22.4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649cm" svg:y="22.4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939cm" svg:y="22.4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176cm" svg:y="22.4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92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487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435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167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72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262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09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211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252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826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321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352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948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379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026cm" svg:y="22.9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379cm" svg:y="23.473cm">
          <draw:text-box>
            <text:p text:style-name="P1"><text:span text:style-name="T4"><text:s/></text:span></text:p>
          </draw:text-box>
        </draw:frame>
        <draw:frame draw:style-name="gr3" draw:layer="layout" svg:width="0.121cm" svg:height="0.479cm" svg:x="2.892cm" svg:y="24.388cm">
          <draw:text-box>
            <text:p text:style-name="P1"><text:span text:style-name="T6"><text:s/></text:span></text:p>
          </draw:text-box>
        </draw:frame>
        <draw:frame draw:style-name="gr3" draw:layer="layout" svg:width="0.121cm" svg:height="0.479cm" svg:x="6.185cm" svg:y="24.388cm">
          <draw:text-box>
            <text:p text:style-name="P1"><text:span text:style-name="T6"><text:s/></text:span></text:p>
          </draw:text-box>
        </draw:frame>
        <draw:frame draw:style-name="gr4" draw:layer="layout" svg:width="0.112cm" svg:height="0.442cm" svg:x="2.256cm" svg:y="25.0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157cm" svg:y="25.0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893cm" svg:y="25.0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845cm" svg:y="25.0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878cm" svg:y="25.0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145cm" svg:y="25.0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02cm" svg:y="25.0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28cm" svg:y="25.0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08cm" svg:y="25.0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571cm" svg:y="25.0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329cm" svg:y="25.0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83cm" svg:y="25.0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.998cm" svg:y="4.991cm">
          <draw:text-box>
            <text:p text:style-name="P1"><text:span text:style-name="T4"><text:s/></text:span></text:p>
          </draw:text-box>
        </draw:frame>
        <draw:frame draw:style-name="gr31" draw:layer="layout" svg:width="9.358cm" svg:height="0.442cm" svg:x="6.952cm" svg:y="4.762cm">
          <draw:text-box>
            <text:p text:style-name="P1"><text:span text:style-name="T4"><text:s text:c="85"/></text:span></text:p>
          </draw:text-box>
        </draw:frame>
        <draw:frame draw:style-name="gr4" draw:layer="layout" svg:width="0.112cm" svg:height="0.442cm" svg:x="16.551cm" svg:y="4.76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945cm" svg:y="4.9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696cm" svg:y="7.4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643cm" svg:y="7.5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022cm" svg:y="7.582cm">
          <draw:text-box>
            <text:p text:style-name="P1"><text:span text:style-name="T4"><text:s/></text:span></text:p>
          </draw:text-box>
        </draw:frame>
        <draw:frame draw:style-name="gr32" draw:layer="layout" svg:width="0.222cm" svg:height="0.442cm" svg:x="8.422cm" svg:y="7.582cm">
          <draw:text-box>
            <text:p text:style-name="P1"><text:span text:style-name="T4"><text:s text:c="2"/></text:span></text:p>
          </draw:text-box>
        </draw:frame>
        <draw:frame draw:style-name="gr30" draw:layer="layout" svg:width="0.222cm" svg:height="0.442cm" svg:x="10.216cm" svg:y="7.582cm">
          <draw:text-box>
            <text:p text:style-name="P1"><text:span text:style-name="T7"><text:s text:c="2"/></text:span></text:p>
          </draw:text-box>
        </draw:frame>
        <draw:frame draw:style-name="gr4" draw:layer="layout" svg:width="0.112cm" svg:height="0.442cm" svg:x="4.094cm" svg:y="8.6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643cm" svg:y="8.45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265cm" svg:y="8.45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696cm" svg:y="8.45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291cm" svg:y="8.45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86cm" svg:y="8.45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317cm" svg:y="8.45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18cm" svg:y="8.45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371cm" svg:y="8.454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13.43cm" svg:y="8.454cm">
          <draw:text-box>
            <text:p text:style-name="P1"><text:span text:style-name="T7"><text:s/></text:span></text:p>
          </draw:text-box>
        </draw:frame>
        <draw:frame draw:style-name="gr30" draw:layer="layout" svg:width="0.222cm" svg:height="0.442cm" svg:x="14.619cm" svg:y="8.454cm">
          <draw:text-box>
            <text:p text:style-name="P1"><text:span text:style-name="T7"><text:s text:c="2"/></text:span></text:p>
          </draw:text-box>
        </draw:frame>
        <draw:frame draw:style-name="gr4" draw:layer="layout" svg:width="0.112cm" svg:height="0.442cm" svg:x="4.09cm" svg:y="9.7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643cm" svg:y="9.61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065cm" svg:y="9.61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496cm" svg:y="9.618cm">
          <draw:text-box>
            <text:p text:style-name="P1"><text:span text:style-name="T4"><text:s/></text:span></text:p>
          </draw:text-box>
        </draw:frame>
        <draw:frame draw:style-name="gr33" draw:layer="layout" svg:width="0.07cm" svg:height="0.28cm" svg:x="10.297cm" svg:y="9.776cm">
          <draw:text-box>
            <text:p text:style-name="P1"><text:span text:style-name="T16"><text:s/></text:span></text:p>
          </draw:text-box>
        </draw:frame>
        <draw:frame draw:style-name="gr4" draw:layer="layout" svg:width="0.112cm" svg:height="0.442cm" svg:x="2.523cm" svg:y="16.634cm">
          <draw:text-box>
            <text:p text:style-name="P1"><text:span text:style-name="T4"><text:s/></text:span></text:p>
          </draw:text-box>
        </draw:frame>
        <draw:frame draw:style-name="gr34" draw:layer="layout" svg:width="9.138cm" svg:height="0.442cm" svg:x="7.515cm" svg:y="16.21cm">
          <draw:text-box>
            <text:p text:style-name="P1"><text:span text:style-name="T4"><text:s text:c="83"/></text:span></text:p>
          </draw:text-box>
        </draw:frame>
        <draw:frame draw:style-name="gr35" draw:layer="layout" svg:width="2.864cm" svg:height="0.442cm" svg:x="16.902cm" svg:y="16.21cm">
          <draw:text-box>
            <text:p text:style-name="P1"><text:span text:style-name="T4"><text:s text:c="26"/></text:span></text:p>
          </draw:text-box>
        </draw:frame>
        <draw:frame draw:style-name="gr4" draw:layer="layout" svg:width="0.112cm" svg:height="0.442cm" svg:x="17.36cm" svg:y="16.634cm">
          <draw:text-box>
            <text:p text:style-name="P1"><text:span text:style-name="T4"><text:s/></text:span></text:p>
          </draw:text-box>
        </draw:frame>
        <draw:frame draw:style-name="gr8" draw:layer="layout" svg:width="8.659cm" svg:height="0.357cm" svg:x="8.595cm" svg:y="1.266cm">
          <draw:text-box>
            <text:p text:style-name="P1"><text:span text:style-name="T1">Research indices using web scraped data: May 2016 update </text:span></text:p>
          </draw:text-box>
        </draw:frame>
        <draw:frame draw:style-name="gr9" draw:layer="layout" svg:width="1.691cm" svg:height="0.357cm" svg:x="17.419cm" svg:y="1.266cm">
          <draw:text-box>
            <text:p text:style-name="P1"><text:span text:style-name="T1">23/05/2016 </text:span></text:p>
          </draw:text-box>
        </draw:frame>
        <draw:frame draw:style-name="gr17" draw:layer="layout" svg:width="0.078cm" svg:height="0.306cm" svg:x="3.756cm" svg:y="2.688cm">
          <draw:text-box>
            <text:p text:style-name="P1"><text:span text:style-name="T9">,</text:span></text:p>
          </draw:text-box>
        </draw:frame>
        <draw:frame draw:style-name="gr36" draw:layer="layout" svg:width="0.227cm" svg:height="0.306cm" svg:x="3.6cm" svg:y="2.688cm">
          <draw:text-box>
            <text:p text:style-name="P1"><text:span text:style-name="T10">st</text:span></text:p>
          </draw:text-box>
        </draw:frame>
        <draw:frame draw:style-name="gr17" draw:layer="layout" svg:width="0.137cm" svg:height="0.306cm" svg:x="3.504cm" svg:y="3.015cm">
          <draw:text-box>
            <text:p text:style-name="P1"><text:span text:style-name="T10">J</text:span></text:p>
          </draw:text-box>
        </draw:frame>
        <draw:frame draw:style-name="gr20" draw:layer="layout" svg:width="0.307cm" svg:height="0.513cm" svg:x="3.226cm" svg:y="2.755cm">
          <draw:text-box>
            <text:p text:style-name="P1"><text:span text:style-name="T11">P</text:span></text:p>
          </draw:text-box>
        </draw:frame>
        <draw:frame draw:style-name="gr37" draw:layer="layout" svg:width="11.915cm" svg:height="0.442cm" svg:x="4.691cm" svg:y="2.764cm">
          <draw:text-box>
            <text:p text:style-name="P1"><text:span text:style-name="T4">is the Jevons price index in </text:span><text:span text:style-name="T7">period t </text:span><text:span text:style-name="T4">with </text:span><text:span text:style-name="T7">period s </text:span><text:span text:style-name="T4">as the base period. </text:span></text:p>
          </draw:text-box>
        </draw:frame>
        <draw:line draw:style-name="gr38" draw:layer="layout" svg:x1="5.533cm" svg:y1="5.201cm" svg:x2="6.045cm" svg:y2="5.201cm">
          <text:p/>
        </draw:line>
        <draw:frame draw:style-name="gr39" draw:layer="layout" svg:width="1.391cm" svg:height="0.442cm" svg:x="1.998cm" svg:y="3.636cm">
          <draw:text-box>
            <text:p text:style-name="P1"><text:span text:style-name="T4">That is: </text:span></text:p>
          </draw:text-box>
        </draw:frame>
        <draw:frame draw:style-name="gr40" draw:layer="layout" svg:width="0.087cm" svg:height="0.335cm" svg:x="6.454cm" svg:y="4.691cm">
          <draw:text-box>
            <text:p text:style-name="P1"><text:span text:style-name="T17"></text:span></text:p>
          </draw:text-box>
        </draw:frame>
        <draw:line draw:style-name="gr41" draw:layer="layout" svg:x1="6.302cm" svg:y1="4.575cm" svg:x2="6.866cm" svg:y2="4.575cm">
          <text:p/>
        </draw:line>
        <draw:frame draw:style-name="gr40" draw:layer="layout" svg:width="0.087cm" svg:height="0.335cm" svg:x="6.764cm" svg:y="4.691cm">
          <draw:text-box>
            <text:p text:style-name="P1"><text:span text:style-name="T17"></text:span></text:p>
          </draw:text-box>
        </draw:frame>
        <draw:frame draw:style-name="gr40" draw:layer="layout" svg:width="0.087cm" svg:height="0.335cm" svg:x="4.836cm" svg:y="5.59cm">
          <draw:text-box>
            <text:p text:style-name="P1"><text:span text:style-name="T17"></text:span></text:p>
          </draw:text-box>
        </draw:frame>
        <draw:frame draw:style-name="gr40" draw:layer="layout" svg:width="0.087cm" svg:height="0.335cm" svg:x="5.146cm" svg:y="5.59cm">
          <draw:text-box>
            <text:p text:style-name="P1"><text:span text:style-name="T17"></text:span></text:p>
          </draw:text-box>
        </draw:frame>
        <draw:frame draw:style-name="gr42" draw:layer="layout" svg:width="0.057cm" svg:height="0.217cm" svg:x="6.638cm" svg:y="4.796cm">
          <draw:text-box>
            <text:p text:style-name="P1"><text:span text:style-name="T18">,</text:span></text:p>
          </draw:text-box>
        </draw:frame>
        <draw:frame draw:style-name="gr42" draw:layer="layout" svg:width="0.057cm" svg:height="0.217cm" svg:x="5.02cm" svg:y="5.696cm">
          <draw:text-box>
            <text:p text:style-name="P1"><text:span text:style-name="T18">,</text:span></text:p>
          </draw:text-box>
        </draw:frame>
        <draw:frame draw:style-name="gr43" draw:layer="layout" svg:width="0.146cm" svg:height="0.302cm" svg:x="6.521cm" svg:y="4.288cm">
          <draw:text-box>
            <text:p text:style-name="P1"><text:span text:style-name="T19">1</text:span></text:p>
          </draw:text-box>
        </draw:frame>
        <draw:frame draw:style-name="gr43" draw:layer="layout" svg:width="0.074cm" svg:height="0.302cm" svg:x="3.708cm" svg:y="4.924cm">
          <draw:text-box>
            <text:p text:style-name="P1"><text:span text:style-name="T19">,</text:span></text:p>
          </draw:text-box>
        </draw:frame>
        <draw:frame draw:style-name="gr44" draw:layer="layout" svg:width="0.158cm" svg:height="0.217cm" svg:x="6.525cm" svg:y="4.796cm">
          <draw:text-box>
            <text:p text:style-name="P1"><text:span text:style-name="T20">st</text:span></text:p>
          </draw:text-box>
        </draw:frame>
        <draw:frame draw:style-name="gr44" draw:layer="layout" svg:width="0.158cm" svg:height="0.217cm" svg:x="4.907cm" svg:y="5.696cm">
          <draw:text-box>
            <text:p text:style-name="P1"><text:span text:style-name="T20">st</text:span></text:p>
          </draw:text-box>
        </draw:frame>
        <draw:frame draw:style-name="gr43" draw:layer="layout" svg:width="0.074cm" svg:height="0.302cm" svg:x="5.86cm" svg:y="4.589cm">
          <draw:text-box>
            <text:p text:style-name="P1"><text:span text:style-name="T21">t</text:span></text:p>
          </draw:text-box>
        </draw:frame>
        <draw:frame draw:style-name="gr43" draw:layer="layout" svg:width="0.146cm" svg:height="0.302cm" svg:x="6.314cm" svg:y="4.658cm">
          <draw:text-box>
            <text:p text:style-name="P1"><text:span text:style-name="T21">n</text:span></text:p>
          </draw:text-box>
        </draw:frame>
        <draw:frame draw:style-name="gr43" draw:layer="layout" svg:width="0.061cm" svg:height="0.302cm" svg:x="5.878cm" svg:y="4.911cm">
          <draw:text-box>
            <text:p text:style-name="P1"><text:span text:style-name="T21">j</text:span></text:p>
          </draw:text-box>
        </draw:frame>
        <draw:frame draw:style-name="gr45" draw:layer="layout" svg:width="0.207cm" svg:height="0.302cm" svg:x="3.565cm" svg:y="4.924cm">
          <draw:text-box>
            <text:p text:style-name="P1"><text:span text:style-name="T21">st</text:span></text:p>
          </draw:text-box>
        </draw:frame>
        <draw:frame draw:style-name="gr43" draw:layer="layout" svg:width="0.133cm" svg:height="0.302cm" svg:x="3.477cm" svg:y="5.246cm">
          <draw:text-box>
            <text:p text:style-name="P1"><text:span text:style-name="T21">J</text:span></text:p>
          </draw:text-box>
        </draw:frame>
        <draw:frame draw:style-name="gr43" draw:layer="layout" svg:width="0.133cm" svg:height="0.302cm" svg:x="5.84cm" svg:y="5.275cm">
          <draw:text-box>
            <text:p text:style-name="P1"><text:span text:style-name="T21">s</text:span></text:p>
          </draw:text-box>
        </draw:frame>
        <draw:frame draw:style-name="gr46" draw:layer="layout" svg:width="0.235cm" svg:height="0.302cm" svg:x="4.436cm" svg:y="5.557cm">
          <draw:text-box>
            <text:p text:style-name="P1"><text:span text:style-name="T21">jS</text:span></text:p>
          </draw:text-box>
        </draw:frame>
        <draw:frame draw:style-name="gr43" draw:layer="layout" svg:width="0.061cm" svg:height="0.302cm" svg:x="5.857cm" svg:y="5.596cm">
          <draw:text-box>
            <text:p text:style-name="P1"><text:span text:style-name="T21">j</text:span></text:p>
          </draw:text-box>
        </draw:frame>
        <draw:frame draw:style-name="gr47" draw:layer="layout" svg:width="0.252cm" svg:height="0.505cm" svg:x="5.596cm" svg:y="4.655cm">
          <draw:text-box>
            <text:p text:style-name="P1"><text:span text:style-name="T22">p</text:span></text:p>
          </draw:text-box>
        </draw:frame>
        <draw:frame draw:style-name="gr47" draw:layer="layout" svg:width="0.303cm" svg:height="0.505cm" svg:x="3.223cm" svg:y="4.991cm">
          <draw:text-box>
            <text:p text:style-name="P1"><text:span text:style-name="T22">P</text:span></text:p>
          </draw:text-box>
        </draw:frame>
        <draw:frame draw:style-name="gr47" draw:layer="layout" svg:width="0.252cm" svg:height="0.505cm" svg:x="5.576cm" svg:y="5.341cm">
          <draw:text-box>
            <text:p text:style-name="P1"><text:span text:style-name="T22">p</text:span></text:p>
          </draw:text-box>
        </draw:frame>
        <draw:frame draw:style-name="gr43" draw:layer="layout" svg:width="0.188cm" svg:height="0.348cm" svg:x="4.505cm" svg:y="5.482cm">
          <draw:text-box>
            <text:p text:style-name="P1"><text:span text:style-name="T23"></text:span></text:p>
          </draw:text-box>
        </draw:frame>
        <draw:frame draw:style-name="gr48" draw:layer="layout" svg:width="0.82cm" svg:height="0.594cm" svg:x="5.291cm" svg:y="4.493cm">
          <draw:text-box>
            <text:p text:style-name="P1"><text:span text:style-name="T24"></text:span></text:p>
          </draw:text-box>
        </draw:frame>
        <draw:frame draw:style-name="gr47" draw:layer="layout" svg:width="0.248cm" svg:height="0.594cm" svg:x="4.03cm" svg:y="4.862cm">
          <draw:text-box>
            <text:p text:style-name="P1"><text:span text:style-name="T24"></text:span></text:p>
          </draw:text-box>
        </draw:frame>
        <draw:frame draw:style-name="gr48" draw:layer="layout" svg:width="0.82cm" svg:height="0.594cm" svg:x="5.291cm" svg:y="4.917cm">
          <draw:text-box>
            <text:p text:style-name="P1"><text:span text:style-name="T24"></text:span></text:p>
          </draw:text-box>
        </draw:frame>
        <draw:frame draw:style-name="gr48" draw:layer="layout" svg:width="0.82cm" svg:height="0.594cm" svg:x="5.291cm" svg:y="5.104cm">
          <draw:text-box>
            <text:p text:style-name="P1"><text:span text:style-name="T24"></text:span></text:p>
          </draw:text-box>
        </draw:frame>
        <draw:frame draw:style-name="gr48" draw:layer="layout" svg:width="0.82cm" svg:height="0.594cm" svg:x="5.291cm" svg:y="5.385cm">
          <draw:text-box>
            <text:p text:style-name="P1"><text:span text:style-name="T24"></text:span></text:p>
          </draw:text-box>
        </draw:frame>
        <draw:frame draw:style-name="gr49" draw:layer="layout" svg:width="0.557cm" svg:height="0.882cm" svg:x="4.535cm" svg:y="4.744cm">
          <draw:text-box>
            <text:p text:style-name="P1"><text:span text:style-name="T25"></text:span></text:p>
          </draw:text-box>
        </draw:frame>
        <draw:frame draw:style-name="gr23" draw:layer="layout" svg:width="0.438cm" svg:height="0.442cm" svg:x="16.124cm" svg:y="4.762cm">
          <draw:text-box>
            <text:p text:style-name="P1"><text:span text:style-name="T4">[2]</text:span></text:p>
          </draw:text-box>
        </draw:frame>
        <draw:frame draw:style-name="gr24" draw:layer="layout" svg:width="0.099cm" svg:height="0.475cm" svg:x="16.553cm" svg:y="4.776cm">
          <draw:text-box>
            <text:p text:style-name="P1"><text:span text:style-name="T15"><text:s/></text:span></text:p>
          </draw:text-box>
        </draw:frame>
        <draw:frame draw:style-name="gr25" draw:layer="layout" svg:width="1.479cm" svg:height="0.442cm" svg:x="2.998cm" svg:y="6.841cm">
          <draw:text-box>
            <text:p text:style-name="P1"><text:span text:style-name="T4">Where : </text:span></text:p>
          </draw:text-box>
        </draw:frame>
        <draw:frame draw:style-name="gr50" draw:layer="layout" svg:width="0.07cm" svg:height="0.28cm" svg:x="3.535cm" svg:y="7.499cm">
          <draw:text-box>
            <text:p text:style-name="P1"><text:span text:style-name="T26">t</text:span></text:p>
          </draw:text-box>
        </draw:frame>
        <draw:frame draw:style-name="gr50" draw:layer="layout" svg:width="0.057cm" svg:height="0.28cm" svg:x="3.552cm" svg:y="7.803cm">
          <draw:text-box>
            <text:p text:style-name="P1"><text:span text:style-name="T26">j</text:span></text:p>
          </draw:text-box>
        </draw:frame>
        <draw:frame draw:style-name="gr51" draw:layer="layout" svg:width="0.239cm" svg:height="0.479cm" svg:x="3.255cm" svg:y="7.562cm">
          <draw:text-box>
            <text:p text:style-name="P1"><text:span text:style-name="T27">p</text:span></text:p>
          </draw:text-box>
        </draw:frame>
        <draw:frame draw:style-name="gr52" draw:layer="layout" svg:width="5.883cm" svg:height="0.442cm" svg:x="4.691cm" svg:y="7.582cm">
          <draw:text-box>
            <text:p text:style-name="P1"><text:span text:style-name="T4">Is the price of product </text:span><text:span text:style-name="T7">j </text:span><text:span text:style-name="T4">in </text:span><text:span text:style-name="T7">period t </text:span></text:p>
          </draw:text-box>
        </draw:frame>
        <draw:frame draw:style-name="gr53" draw:layer="layout" svg:width="0.121cm" svg:height="0.471cm" svg:x="3.495cm" svg:y="8.708cm">
          <draw:text-box>
            <text:p text:style-name="P1"><text:span text:style-name="T28"></text:span></text:p>
          </draw:text-box>
        </draw:frame>
        <draw:frame draw:style-name="gr53" draw:layer="layout" svg:width="0.121cm" svg:height="0.471cm" svg:x="3.924cm" svg:y="8.708cm">
          <draw:text-box>
            <text:p text:style-name="P1"><text:span text:style-name="T28"></text:span></text:p>
          </draw:text-box>
        </draw:frame>
        <draw:frame draw:style-name="gr17" draw:layer="layout" svg:width="0.078cm" svg:height="0.306cm" svg:x="3.75cm" svg:y="8.858cm">
          <draw:text-box>
            <text:p text:style-name="P1"><text:span text:style-name="T29">,</text:span></text:p>
          </draw:text-box>
        </draw:frame>
        <draw:frame draw:style-name="gr54" draw:layer="layout" svg:width="0.218cm" svg:height="0.306cm" svg:x="3.594cm" svg:y="8.858cm">
          <draw:text-box>
            <text:p text:style-name="P1"><text:span text:style-name="T30">st</text:span></text:p>
          </draw:text-box>
        </draw:frame>
        <draw:frame draw:style-name="gr55" draw:layer="layout" svg:width="0.248cm" svg:height="0.416cm" svg:x="3.242cm" svg:y="8.625cm">
          <draw:text-box>
            <text:p text:style-name="P1"><text:span text:style-name="T31">S</text:span></text:p>
          </draw:text-box>
        </draw:frame>
        <draw:frame draw:style-name="gr56" draw:layer="layout" svg:width="0.121cm" svg:height="0.471cm" svg:x="3.477cm" svg:y="9.872cm">
          <draw:text-box>
            <text:p text:style-name="P1"><text:span text:style-name="T28"></text:span></text:p>
          </draw:text-box>
        </draw:frame>
        <draw:frame draw:style-name="gr56" draw:layer="layout" svg:width="0.121cm" svg:height="0.471cm" svg:x="3.921cm" svg:y="9.872cm">
          <draw:text-box>
            <text:p text:style-name="P1"><text:span text:style-name="T28"></text:span></text:p>
          </draw:text-box>
        </draw:frame>
        <draw:frame draw:style-name="gr57" draw:layer="layout" svg:width="0.078cm" svg:height="0.306cm" svg:x="3.741cm" svg:y="10.022cm">
          <draw:text-box>
            <text:p text:style-name="P1"><text:span text:style-name="T29">,</text:span></text:p>
          </draw:text-box>
        </draw:frame>
        <draw:frame draw:style-name="gr58" draw:layer="layout" svg:width="0.226cm" svg:height="0.306cm" svg:x="3.579cm" svg:y="10.022cm">
          <draw:text-box>
            <text:p text:style-name="P1"><text:span text:style-name="T30">st</text:span></text:p>
          </draw:text-box>
        </draw:frame>
        <draw:frame draw:style-name="gr55" draw:layer="layout" svg:width="0.205cm" svg:height="0.416cm" svg:x="3.255cm" svg:y="9.789cm">
          <draw:text-box>
            <text:p text:style-name="P1"><text:span text:style-name="T31">n</text:span></text:p>
          </draw:text-box>
        </draw:frame>
        <draw:frame draw:style-name="gr59" draw:layer="layout" svg:width="10.31cm" svg:height="0.442cm" svg:x="4.691cm" svg:y="8.454cm">
          <draw:text-box>
            <text:p text:style-name="P1"><text:span text:style-name="T4">Is the set of products common to both </text:span><text:span text:style-name="T7">period s </text:span><text:span text:style-name="T4">and </text:span><text:span text:style-name="T7">period t </text:span></text:p>
          </draw:text-box>
        </draw:frame>
        <draw:frame draw:style-name="gr60" draw:layer="layout" svg:width="5.209cm" svg:height="0.442cm" svg:x="4.691cm" svg:y="9.618cm">
          <draw:text-box>
            <text:p text:style-name="P1"><text:span text:style-name="T4">Is the number of products in </text:span><text:span text:style-name="T7">S</text:span></text:p>
          </draw:text-box>
        </draw:frame>
        <draw:frame draw:style-name="gr61" draw:layer="layout" svg:width="0.489cm" svg:height="0.28cm" svg:x="9.873cm" svg:y="9.776cm">
          <draw:text-box>
            <text:p text:style-name="P1"><text:span text:style-name="T32">(s,t) </text:span></text:p>
          </draw:text-box>
        </draw:frame>
        <draw:frame draw:style-name="gr62" draw:layer="layout" svg:width="16.533cm" svg:height="0.442cm" svg:x="1.998cm" svg:y="11.287cm">
          <draw:text-box>
            <text:p text:style-name="P1"><text:span text:style-name="T4">So, the GEKSJ Jevons price index for period t with period 0 as the base period is the geometric </text:span></text:p>
          </draw:text-box>
        </draw:frame>
        <draw:frame draw:style-name="gr63" draw:layer="layout" svg:width="16.631cm" svg:height="0.442cm" svg:x="1.998cm" svg:y="11.816cm">
          <draw:text-box>
            <text:p text:style-name="P1"><text:span text:style-name="T4">mean of the chained Jevons price indices between period 0 and period t with every intermediate </text:span></text:p>
          </draw:text-box>
        </draw:frame>
        <draw:frame draw:style-name="gr64" draw:layer="layout" svg:width="5.92cm" svg:height="0.442cm" svg:x="1.998cm" svg:y="12.346cm">
          <draw:text-box>
            <text:p text:style-name="P1"><text:span text:style-name="T4">point (i = 1,...,t-1) as a link period. </text:span></text:p>
          </draw:text-box>
        </draw:frame>
        <draw:frame draw:style-name="gr65" draw:layer="layout" svg:width="16.478cm" svg:height="0.442cm" svg:x="1.998cm" svg:y="13.086cm">
          <draw:text-box>
            <text:p text:style-name="P1"><text:span text:style-name="T4">Note that the GEKSJ Jevons price index uses prices for any products that are common to each </text:span></text:p>
          </draw:text-box>
        </draw:frame>
        <draw:frame draw:style-name="gr66" draw:layer="layout" svg:width="2.969cm" svg:height="0.442cm" svg:x="1.998cm" svg:y="13.616cm">
          <draw:text-box>
            <text:p text:style-name="P1"><text:span text:style-name="T4">pair of periods (</text:span><text:span text:style-name="T7">S</text:span></text:p>
          </draw:text-box>
        </draw:frame>
        <draw:frame draw:style-name="gr67" draw:layer="layout" svg:width="0.421cm" svg:height="0.28cm" svg:x="4.957cm" svg:y="13.774cm">
          <draw:text-box>
            <text:p text:style-name="P1"><text:span text:style-name="T32">(s,t)</text:span></text:p>
          </draw:text-box>
        </draw:frame>
        <draw:frame draw:style-name="gr68" draw:layer="layout" svg:width="0.353cm" svg:height="0.442cm" svg:x="5.377cm" svg:y="13.615cm">
          <draw:text-box>
            <text:p text:style-name="P1"><text:span text:style-name="T4">). </text:span></text:p>
          </draw:text-box>
        </draw:frame>
        <draw:frame draw:style-name="gr69" draw:layer="layout" svg:width="7.914cm" svg:height="0.479cm" svg:x="1.998cm" svg:y="14.531cm">
          <draw:text-box>
            <text:p text:style-name="P1"><text:span text:style-name="T6">A1.2 Daily Chained Jevons Price index </text:span></text:p>
          </draw:text-box>
        </draw:frame>
        <draw:frame draw:style-name="gr70" draw:layer="layout" svg:width="16.58cm" svg:height="0.442cm" svg:x="1.998cm" svg:y="15.165cm">
          <draw:text-box>
            <text:p text:style-name="P1"><text:span text:style-name="T4">The Daily Chained Jevons Price index or </text:span><text:span text:style-name="T7">period t </text:span><text:span text:style-name="T4">with </text:span><text:span text:style-name="T7">period 0 </text:span><text:span text:style-name="T4">as the base period is defined as: </text:span></text:p>
          </draw:text-box>
        </draw:frame>
        <draw:frame draw:style-name="gr71" draw:layer="layout" svg:width="0.248cm" svg:height="0.962cm" svg:x="5.861cm" svg:y="16.556cm">
          <draw:text-box>
            <text:p text:style-name="P1"><text:span text:style-name="T33"></text:span></text:p>
          </draw:text-box>
        </draw:frame>
        <draw:frame draw:style-name="gr71" draw:layer="layout" svg:width="0.248cm" svg:height="0.962cm" svg:x="6.966cm" svg:y="16.556cm">
          <draw:text-box>
            <text:p text:style-name="P1"><text:span text:style-name="T33"></text:span></text:p>
          </draw:text-box>
        </draw:frame>
        <draw:frame draw:style-name="gr72" draw:layer="layout" svg:width="1.126cm" svg:height="0.348cm" svg:x="5.919cm" svg:y="15.752cm">
          <draw:text-box>
            <text:p text:style-name="P1"><text:span text:style-name="T23"></text:span></text:p>
          </draw:text-box>
        </draw:frame>
        <draw:frame draw:style-name="gr73" draw:layer="layout" svg:width="0.146cm" svg:height="0.348cm" svg:x="6.485cm" svg:y="16.765cm">
          <draw:text-box>
            <text:p text:style-name="P1"><text:span text:style-name="T23"></text:span></text:p>
          </draw:text-box>
        </draw:frame>
        <draw:frame draw:style-name="gr73" draw:layer="layout" svg:width="0.146cm" svg:height="0.348cm" svg:x="5.451cm" svg:y="17.4cm">
          <draw:text-box>
            <text:p text:style-name="P1"><text:span text:style-name="T23"></text:span></text:p>
          </draw:text-box>
        </draw:frame>
        <draw:frame draw:style-name="gr74" draw:layer="layout" svg:width="1.399cm" svg:height="0.598cm" svg:x="4.883cm" svg:y="15.764cm">
          <draw:text-box>
            <text:p text:style-name="P1"><text:span text:style-name="T24"></text:span></text:p>
          </draw:text-box>
        </draw:frame>
        <draw:frame draw:style-name="gr75" draw:layer="layout" svg:width="0.252cm" svg:height="0.598cm" svg:x="4.883cm" svg:y="16.777cm">
          <draw:text-box>
            <text:p text:style-name="P1"><text:span text:style-name="T24"></text:span></text:p>
          </draw:text-box>
        </draw:frame>
        <draw:frame draw:style-name="gr76" draw:layer="layout" svg:width="0.561cm" svg:height="0.886cm" svg:x="5.243cm" svg:y="16.657cm">
          <draw:text-box>
            <text:p text:style-name="P1"><text:span text:style-name="T34"></text:span></text:p>
          </draw:text-box>
        </draw:frame>
        <draw:frame draw:style-name="gr77" draw:layer="layout" svg:width="0.218cm" svg:height="0.302cm" svg:x="4.404cm" svg:y="15.827cm">
          <draw:text-box>
            <text:p text:style-name="P1"><text:span text:style-name="T19">0,</text:span></text:p>
          </draw:text-box>
        </draw:frame>
        <draw:frame draw:style-name="gr77" draw:layer="layout" svg:width="0.218cm" svg:height="0.302cm" svg:x="5.591cm" svg:y="15.827cm">
          <draw:text-box>
            <text:p text:style-name="P1"><text:span text:style-name="T19">0,</text:span></text:p>
          </draw:text-box>
        </draw:frame>
        <draw:frame draw:style-name="gr73" draw:layer="layout" svg:width="0.146cm" svg:height="0.302cm" svg:x="6.059cm" svg:y="15.827cm">
          <draw:text-box>
            <text:p text:style-name="P1"><text:span text:style-name="T19">1</text:span></text:p>
          </draw:text-box>
        </draw:frame>
        <draw:frame draw:style-name="gr78" draw:layer="layout" svg:width="0.218cm" svg:height="0.302cm" svg:x="7.185cm" svg:y="15.827cm">
          <draw:text-box>
            <text:p text:style-name="P1"><text:span text:style-name="T19">1,</text:span></text:p>
          </draw:text-box>
        </draw:frame>
        <draw:frame draw:style-name="gr79" draw:layer="layout" svg:width="0.218cm" svg:height="0.302cm" svg:x="6.626cm" svg:y="16.84cm">
          <draw:text-box>
            <text:p text:style-name="P1"><text:span text:style-name="T19">1,</text:span></text:p>
          </draw:text-box>
        </draw:frame>
        <draw:frame draw:style-name="gr73" draw:layer="layout" svg:width="0.146cm" svg:height="0.302cm" svg:x="5.592cm" svg:y="17.475cm">
          <draw:text-box>
            <text:p text:style-name="P1"><text:span text:style-name="T19">1</text:span></text:p>
          </draw:text-box>
        </draw:frame>
        <draw:frame draw:style-name="gr73" draw:layer="layout" svg:width="0.074cm" svg:height="0.302cm" svg:x="4.616cm" svg:y="15.827cm">
          <draw:text-box>
            <text:p text:style-name="P1"><text:span text:style-name="T21">t</text:span></text:p>
          </draw:text-box>
        </draw:frame>
        <draw:frame draw:style-name="gr73" draw:layer="layout" svg:width="0.074cm" svg:height="0.302cm" svg:x="5.803cm" svg:y="15.827cm">
          <draw:text-box>
            <text:p text:style-name="P1"><text:span text:style-name="T21">t</text:span></text:p>
          </draw:text-box>
        </draw:frame>
        <draw:frame draw:style-name="gr73" draw:layer="layout" svg:width="0.074cm" svg:height="0.302cm" svg:x="6.929cm" svg:y="15.827cm">
          <draw:text-box>
            <text:p text:style-name="P1"><text:span text:style-name="T21">t</text:span></text:p>
          </draw:text-box>
        </draw:frame>
        <draw:frame draw:style-name="gr73" draw:layer="layout" svg:width="0.074cm" svg:height="0.302cm" svg:x="7.362cm" svg:y="15.827cm">
          <draw:text-box>
            <text:p text:style-name="P1"><text:span text:style-name="T21">t</text:span></text:p>
          </draw:text-box>
        </draw:frame>
        <draw:frame draw:style-name="gr80" draw:layer="layout" svg:width="0.383cm" svg:height="0.302cm" svg:x="4.314cm" svg:y="16.151cm">
          <draw:text-box>
            <text:p text:style-name="P1"><text:span text:style-name="T21">DC</text:span></text:p>
          </draw:text-box>
        </draw:frame>
        <draw:frame draw:style-name="gr80" draw:layer="layout" svg:width="0.383cm" svg:height="0.302cm" svg:x="5.501cm" svg:y="16.151cm">
          <draw:text-box>
            <text:p text:style-name="P1"><text:span text:style-name="T21">DC</text:span></text:p>
          </draw:text-box>
        </draw:frame>
        <draw:frame draw:style-name="gr73" draw:layer="layout" svg:width="0.133cm" svg:height="0.302cm" svg:x="6.847cm" svg:y="16.151cm">
          <draw:text-box>
            <text:p text:style-name="P1"><text:span text:style-name="T21">J</text:span></text:p>
          </draw:text-box>
        </draw:frame>
        <draw:frame draw:style-name="gr73" draw:layer="layout" svg:width="0.074cm" svg:height="0.302cm" svg:x="5.477cm" svg:y="16.584cm">
          <draw:text-box>
            <text:p text:style-name="P1"><text:span text:style-name="T21">t</text:span></text:p>
          </draw:text-box>
        </draw:frame>
        <draw:frame draw:style-name="gr81" draw:layer="layout" svg:width="0.421cm" svg:height="0.302cm" svg:x="6.388cm" svg:y="16.84cm">
          <draw:text-box>
            <text:p text:style-name="P1"><text:span text:style-name="T21">ii</text:span></text:p>
          </draw:text-box>
        </draw:frame>
        <draw:frame draw:style-name="gr73" draw:layer="layout" svg:width="0.133cm" svg:height="0.302cm" svg:x="6.297cm" svg:y="17.164cm">
          <draw:text-box>
            <text:p text:style-name="P1"><text:span text:style-name="T21">J</text:span></text:p>
          </draw:text-box>
        </draw:frame>
        <draw:frame draw:style-name="gr73" draw:layer="layout" svg:width="0.061cm" svg:height="0.302cm" svg:x="5.354cm" svg:y="17.475cm">
          <draw:text-box>
            <text:p text:style-name="P1"><text:span text:style-name="T21">i</text:span></text:p>
          </draw:text-box>
        </draw:frame>
        <draw:frame draw:style-name="gr75" draw:layer="layout" svg:width="0.303cm" svg:height="0.509cm" svg:x="4.056cm" svg:y="15.894cm">
          <draw:text-box>
            <text:p text:style-name="P1"><text:span text:style-name="T22">P</text:span></text:p>
          </draw:text-box>
        </draw:frame>
        <draw:frame draw:style-name="gr75" draw:layer="layout" svg:width="0.303cm" svg:height="0.509cm" svg:x="5.243cm" svg:y="15.894cm">
          <draw:text-box>
            <text:p text:style-name="P1"><text:span text:style-name="T22">P</text:span></text:p>
          </draw:text-box>
        </draw:frame>
        <draw:frame draw:style-name="gr75" draw:layer="layout" svg:width="0.303cm" svg:height="0.509cm" svg:x="6.585cm" svg:y="15.894cm">
          <draw:text-box>
            <text:p text:style-name="P1"><text:span text:style-name="T22">P</text:span></text:p>
          </draw:text-box>
        </draw:frame>
        <draw:frame draw:style-name="gr75" draw:layer="layout" svg:width="0.303cm" svg:height="0.509cm" svg:x="6.037cm" svg:y="16.907cm">
          <draw:text-box>
            <text:p text:style-name="P1"><text:span text:style-name="T22">P</text:span></text:p>
          </draw:text-box>
        </draw:frame>
        <draw:frame draw:style-name="gr23" draw:layer="layout" svg:width="0.438cm" svg:height="0.442cm" svg:x="16.471cm" svg:y="16.21cm">
          <draw:text-box>
            <text:p text:style-name="P1"><text:span text:style-name="T4">[3]</text:span></text:p>
          </draw:text-box>
        </draw:frame>
        <draw:frame draw:style-name="gr24" draw:layer="layout" svg:width="0.099cm" svg:height="0.475cm" svg:x="16.9cm" svg:y="16.224cm">
          <draw:text-box>
            <text:p text:style-name="P1"><text:span text:style-name="T15"><text:s/></text:span></text:p>
          </draw:text-box>
        </draw:frame>
        <draw:frame draw:style-name="gr25" draw:layer="layout" svg:width="1.479cm" svg:height="0.442cm" svg:x="2.998cm" svg:y="18.603cm">
          <draw:text-box>
            <text:p text:style-name="P1"><text:span text:style-name="T4">Where : </text:span></text:p>
          </draw:text-box>
        </draw:frame>
        <draw:frame draw:style-name="gr17" draw:layer="layout" svg:width="0.078cm" svg:height="0.306cm" svg:x="3.756cm" svg:y="19.265cm">
          <draw:text-box>
            <text:p text:style-name="P1"><text:span text:style-name="T9">,</text:span></text:p>
          </draw:text-box>
        </draw:frame>
        <draw:frame draw:style-name="gr36" draw:layer="layout" svg:width="0.227cm" svg:height="0.306cm" svg:x="3.6cm" svg:y="19.265cm">
          <draw:text-box>
            <text:p text:style-name="P1"><text:span text:style-name="T10">st</text:span></text:p>
          </draw:text-box>
        </draw:frame>
        <draw:frame draw:style-name="gr17" draw:layer="layout" svg:width="0.137cm" svg:height="0.306cm" svg:x="3.504cm" svg:y="19.592cm">
          <draw:text-box>
            <text:p text:style-name="P1"><text:span text:style-name="T10">J</text:span></text:p>
          </draw:text-box>
        </draw:frame>
        <draw:frame draw:style-name="gr20" draw:layer="layout" svg:width="0.307cm" svg:height="0.513cm" svg:x="3.226cm" svg:y="19.332cm">
          <draw:text-box>
            <text:p text:style-name="P1"><text:span text:style-name="T11">P</text:span></text:p>
          </draw:text-box>
        </draw:frame>
        <draw:frame draw:style-name="gr82" draw:layer="layout" svg:width="12.325cm" svg:height="0.442cm" svg:x="4.691cm" svg:y="19.344cm">
          <draw:text-box>
            <text:p text:style-name="P1"><text:span text:style-name="T4">is the Jevons price index in </text:span><text:span text:style-name="T7">period t </text:span><text:span text:style-name="T4">with </text:span><text:span text:style-name="T7">period s </text:span><text:span text:style-name="T4">as the base period as </text:span></text:p>
          </draw:text-box>
        </draw:frame>
        <draw:frame draw:style-name="gr83" draw:layer="layout" svg:width="5.002cm" svg:height="0.442cm" svg:x="4.691cm" svg:y="19.873cm">
          <draw:text-box>
            <text:p text:style-name="P1"><text:span text:style-name="T4">defined in equation 2 above. </text:span></text:p>
          </draw:text-box>
        </draw:frame>
        <draw:frame draw:style-name="gr84" draw:layer="layout" svg:width="16.135cm" svg:height="0.442cm" svg:x="1.998cm" svg:y="20.614cm">
          <draw:text-box>
            <text:p text:style-name="P1"><text:span text:style-name="T4">So, in each period, the daily chained Jevons price index for period t with period 0 as the base </text:span></text:p>
          </draw:text-box>
        </draw:frame>
        <draw:frame draw:style-name="gr85" draw:layer="layout" svg:width="16.444cm" svg:height="0.442cm" svg:x="1.998cm" svg:y="21.143cm">
          <draw:text-box>
            <text:p text:style-name="P1"><text:span text:style-name="T4">period is the Jevons price index for period t with period t-1 as the base period, multiplied by the </text:span></text:p>
          </draw:text-box>
        </draw:frame>
        <draw:frame draw:style-name="gr86" draw:layer="layout" svg:width="13.773cm" svg:height="0.442cm" svg:x="1.998cm" svg:y="21.672cm">
          <draw:text-box>
            <text:p text:style-name="P1"><text:span text:style-name="T4">daily chained Jevons price index for period t-1 with period 0 as the base period. </text:span></text:p>
          </draw:text-box>
        </draw:frame>
        <draw:frame draw:style-name="gr87" draw:layer="layout" svg:width="16.343cm" svg:height="0.442cm" svg:x="1.998cm" svg:y="22.413cm">
          <draw:text-box>
            <text:p text:style-name="P1"><text:span text:style-name="T4">The daily chained Jevons price index is constructed from daily Jevons price indices, where the </text:span></text:p>
          </draw:text-box>
        </draw:frame>
        <draw:frame draw:style-name="gr88" draw:layer="layout" svg:width="15.928cm" svg:height="0.442cm" svg:x="1.998cm" svg:y="22.942cm">
          <draw:text-box>
            <text:p text:style-name="P1"><text:span text:style-name="T4">index for each day is based on the previous day using prices of all items common to the two </text:span></text:p>
          </draw:text-box>
        </draw:frame>
        <draw:frame draw:style-name="gr89" draw:layer="layout" svg:width="1.496cm" svg:height="0.442cm" svg:x="1.998cm" svg:y="23.473cm">
          <draw:text-box>
            <text:p text:style-name="P1"><text:span text:style-name="T4">periods. </text:span></text:p>
          </draw:text-box>
        </draw:frame>
        <draw:frame draw:style-name="gr90" draw:layer="layout" svg:width="4.32cm" svg:height="0.479cm" svg:x="1.998cm" svg:y="24.388cm">
          <draw:text-box>
            <text:p text:style-name="P1"><text:span text:style-name="T6">A1.3 Unit price index </text:span></text:p>
          </draw:text-box>
        </draw:frame>
        <draw:frame draw:style-name="gr91" draw:layer="layout" svg:width="13.968cm" svg:height="0.442cm" svg:x="1.998cm" svg:y="25.026cm">
          <draw:text-box>
            <text:p text:style-name="P1"><text:span text:style-name="T4">A daily unit price index is equivalent to a fixed basket Jevons Price Index, that is: </text:span></text:p>
          </draw:text-box>
        </draw:frame>
        <draw:frame draw:style-name="gr26" draw:layer="layout" svg:width="4.011cm" svg:height="0.357cm" svg:x="13.925cm" svg:y="28.185cm">
          <draw:text-box>
            <text:p text:style-name="P1"><text:span text:style-name="T1">Office for National Statistics </text:span></text:p>
          </draw:text-box>
        </draw:frame>
        <draw:frame draw:style-name="gr27" draw:layer="layout" svg:width="0.447cm" svg:height="0.357cm" svg:x="18.672cm" svg:y="28.176cm">
          <draw:text-box>
            <text:p text:style-name="P1"><text:span text:style-name="T2">29 </text:span></text:p>
          </draw:text-box>
        </draw:frame>
      </draw:page>
      <draw:page draw:name="page3" draw:style-name="dp1" draw:master-page-name="master-page53">
        <draw:frame draw:style-name="gr1" draw:layer="layout" svg:width="0.091cm" svg:height="0.357cm" svg:x="17.101cm" svg:y="1.266cm">
          <draw:text-box>
            <text:p text:style-name="P1"><text:span text:style-name="T1"><text:s/></text:span></text:p>
          </draw:text-box>
        </draw:frame>
        <draw:polygon draw:style-name="gr2" draw:layer="layout" svg:width="15.129cm" svg:height="0.035cm" svg:x="1.972cm" svg:y="1.765cm" svg:viewBox="0 0 15130 36" draw:points="0,36 15130,36 15130,0 0,0">
          <text:p/>
        </draw:polygon>
        <draw:polygon draw:style-name="gr2" draw:layer="layout" svg:width="0.034cm" svg:height="0.035cm" svg:x="17.076cm" svg:y="1.765cm" svg:viewBox="0 0 35 36" draw:points="0,36 35,36 35,0 0,0">
          <text:p/>
        </draw:polygon>
        <draw:polygon draw:style-name="gr2" draw:layer="layout" svg:width="1.892cm" svg:height="0.035cm" svg:x="17.11cm" svg:y="1.765cm" svg:viewBox="0 0 1893 36" draw:points="0,36 1893,36 1893,0 0,0">
          <text:p/>
        </draw:polygon>
        <draw:frame draw:style-name="gr1" draw:layer="layout" svg:width="0.091cm" svg:height="0.357cm" svg:x="19.006cm" svg:y="1.266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.998cm" svg:y="1.867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7.825cm" svg:y="28.185cm">
          <draw:text-box>
            <text:p text:style-name="P1"><text:span text:style-name="T1"><text:s/></text:span></text:p>
          </draw:text-box>
        </draw:frame>
        <draw:polygon draw:style-name="gr2" draw:layer="layout" svg:width="0.034cm" svg:height="0.199cm" svg:x="18.007cm" svg:y="27.917cm" svg:viewBox="0 0 35 200" draw:points="0,200 35,200 35,0 0,0">
          <text:p/>
        </draw:polygon>
        <draw:polygon draw:style-name="gr2" draw:layer="layout" svg:width="0.034cm" svg:height="0.602cm" svg:x="18.007cm" svg:y="28.116cm" svg:viewBox="0 0 35 603" draw:points="0,603 35,603 35,0 0,0">
          <text:p/>
        </draw:polygon>
        <draw:frame draw:style-name="gr1" draw:layer="layout" svg:width="0.091cm" svg:height="0.357cm" svg:x="19.023cm" svg:y="28.176cm">
          <draw:text-box>
            <text:p text:style-name="P1"><text:span text:style-name="T2"><text:s/></text:span></text:p>
          </draw:text-box>
        </draw:frame>
        <draw:frame draw:style-name="gr3" draw:layer="layout" svg:width="0.108cm" svg:height="0.475cm" svg:x="1.998cm" svg:y="28.809cm">
          <draw:text-box>
            <text:p text:style-name="P1"><text:span text:style-name="T3"><text:s/></text:span></text:p>
          </draw:text-box>
        </draw:frame>
        <draw:frame draw:style-name="gr4" draw:layer="layout" svg:width="0.112cm" svg:height="0.442cm" svg:x="1.998cm" svg:y="5.965cm">
          <draw:text-box>
            <text:p text:style-name="P1"><text:span text:style-name="T4"><text:s/></text:span></text:p>
          </draw:text-box>
        </draw:frame>
        <draw:frame draw:style-name="gr6" draw:layer="layout" svg:width="0.222cm" svg:height="0.442cm" svg:x="4.139cm" svg:y="5.965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3.229cm" svg:y="9.8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13cm" svg:y="9.8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866cm" svg:y="9.8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814cm" svg:y="9.8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847cm" svg:y="9.8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413cm" svg:y="9.882cm">
          <draw:text-box>
            <text:p text:style-name="P1"><text:span text:style-name="T4"><text:s/></text:span></text:p>
          </draw:text-box>
        </draw:frame>
        <draw:frame draw:style-name="gr29" draw:layer="layout" svg:width="0.222cm" svg:height="0.442cm" svg:x="8.598cm" svg:y="9.882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10.794cm" svg:y="9.8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636cm" svg:y="9.8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283cm" svg:y="9.8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231cm" svg:y="9.8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42cm" svg:y="9.8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058cm" svg:y="9.8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006cm" svg:y="9.8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84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873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769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342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837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69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464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895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949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138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195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575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674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126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989cm" svg:y="10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666cm" svg:y="10.94cm">
          <draw:text-box>
            <text:p text:style-name="P1"><text:span text:style-name="T4"><text:s/></text:span></text:p>
          </draw:text-box>
        </draw:frame>
        <draw:frame draw:style-name="gr92" draw:layer="layout" svg:width="0.222cm" svg:height="0.442cm" svg:x="4.286cm" svg:y="10.94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3.572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134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035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999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711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522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538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842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489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759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452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648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295cm" svg:y="11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994cm" svg:y="12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22cm" svg:y="12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53cm" svg:y="12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01cm" svg:y="12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047cm" svg:y="12.21cm">
          <draw:text-box>
            <text:p text:style-name="P1"><text:span text:style-name="T4"><text:s/></text:span></text:p>
          </draw:text-box>
        </draw:frame>
        <draw:frame draw:style-name="gr3" draw:layer="layout" svg:width="0.121cm" svg:height="0.479cm" svg:x="2.536cm" svg:y="13.125cm">
          <draw:text-box>
            <text:p text:style-name="P1"><text:span text:style-name="T6"><text:s/></text:span></text:p>
          </draw:text-box>
        </draw:frame>
        <draw:frame draw:style-name="gr3" draw:layer="layout" svg:width="0.121cm" svg:height="0.479cm" svg:x="9.742cm" svg:y="13.125cm">
          <draw:text-box>
            <text:p text:style-name="P1"><text:span text:style-name="T6"><text:s/></text:span></text:p>
          </draw:text-box>
        </draw:frame>
        <draw:frame draw:style-name="gr4" draw:layer="layout" svg:width="0.112cm" svg:height="0.442cm" svg:x="4.867cm" svg:y="13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742cm" svg:y="13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031cm" svg:y="13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601cm" svg:y="13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518cm" svg:y="13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654cm" svg:y="13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885cm" svg:y="13.764cm">
          <draw:text-box>
            <text:p text:style-name="P1"><text:span text:style-name="T4"><text:s/></text:span></text:p>
          </draw:text-box>
        </draw:frame>
        <draw:frame draw:style-name="gr3" draw:layer="layout" svg:width="0.121cm" svg:height="0.479cm" svg:x="2.89cm" svg:y="14.679cm">
          <draw:text-box>
            <text:p text:style-name="P1"><text:span text:style-name="T6"><text:s/></text:span></text:p>
          </draw:text-box>
        </draw:frame>
        <draw:frame draw:style-name="gr3" draw:layer="layout" svg:width="0.121cm" svg:height="0.479cm" svg:x="4.449cm" svg:y="14.679cm">
          <draw:text-box>
            <text:p text:style-name="P1"><text:span text:style-name="T6"><text:s/></text:span></text:p>
          </draw:text-box>
        </draw:frame>
        <draw:frame draw:style-name="gr3" draw:layer="layout" svg:width="0.121cm" svg:height="0.479cm" svg:x="5.579cm" svg:y="14.679cm">
          <draw:text-box>
            <text:p text:style-name="P1"><text:span text:style-name="T6"><text:s/></text:span></text:p>
          </draw:text-box>
        </draw:frame>
        <draw:frame draw:style-name="gr93" draw:layer="layout" svg:width="0.239cm" svg:height="0.479cm" svg:x="6.801cm" svg:y="14.679cm">
          <draw:text-box>
            <text:p text:style-name="P1"><text:span text:style-name="T6"><text:s text:c="2"/></text:span></text:p>
          </draw:text-box>
        </draw:frame>
        <draw:frame draw:style-name="gr4" draw:layer="layout" svg:width="0.112cm" svg:height="0.442cm" svg:x="2.666cm" svg:y="15.3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236cm" svg:y="15.3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56cm" svg:y="15.3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293cm" svg:y="15.3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679cm" svg:y="15.3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964cm" svg:y="15.3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949cm" svg:y="15.3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86cm" svg:y="15.3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914cm" svg:y="15.3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705cm" svg:y="15.3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056cm" svg:y="15.84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21cm" svg:y="15.84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406cm" svg:y="15.84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692cm" svg:y="15.84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834cm" svg:y="15.84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056cm" svg:y="15.84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199cm" svg:y="15.84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956cm" svg:y="15.84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572cm" svg:y="15.84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578cm" svg:y="15.84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116cm" svg:y="15.84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784cm" svg:y="15.84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793cm" svg:y="16.3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824cm" svg:y="16.3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115cm" svg:y="16.3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969cm" svg:y="16.3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006cm" svg:y="16.3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139cm" svg:y="16.3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331cm" svg:y="16.3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581cm" svg:y="17.1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262cm" svg:y="17.1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909cm" svg:y="17.1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369cm" svg:y="17.1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757cm" svg:y="17.1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042cm" svg:y="17.1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075cm" svg:y="17.1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641cm" svg:y="17.117cm">
          <draw:text-box>
            <text:p text:style-name="P1"><text:span text:style-name="T4"><text:s/></text:span></text:p>
          </draw:text-box>
        </draw:frame>
        <draw:frame draw:style-name="gr28" draw:layer="layout" svg:width="0.222cm" svg:height="0.442cm" svg:x="12.828cm" svg:y="17.117cm">
          <draw:text-box>
            <text:p text:style-name="P1"><text:span text:style-name="T7"><text:s text:c="2"/></text:span></text:p>
          </draw:text-box>
        </draw:frame>
        <draw:frame draw:style-name="gr4" draw:layer="layout" svg:width="0.112cm" svg:height="0.442cm" svg:x="15.352cm" svg:y="17.1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52cm" svg:y="17.1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654cm" svg:y="17.1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285cm" svg:y="17.6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.998cm" svg:y="20.398cm">
          <draw:text-box>
            <text:p text:style-name="P1"><text:span text:style-name="T4"><text:s/></text:span></text:p>
          </draw:text-box>
        </draw:frame>
        <draw:frame draw:style-name="gr6" draw:layer="layout" svg:width="0.222cm" svg:height="0.442cm" svg:x="4.139cm" svg:y="20.398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3.988cm" svg:y="21.1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622cm" svg:y="21.1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07cm" svg:y="21.1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4cm" svg:y="21.1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754cm" svg:y="21.1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739cm" svg:y="21.139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13.045cm" svg:y="21.1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209cm" svg:y="21.1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157cm" svg:y="21.1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454cm" svg:y="21.1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776cm" svg:y="22.0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273cm" svg:y="22.0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.998cm" svg:y="25.369cm">
          <draw:text-box>
            <text:p text:style-name="P1"><text:span text:style-name="T4"><text:s/></text:span></text:p>
          </draw:text-box>
        </draw:frame>
        <draw:frame draw:style-name="gr6" draw:layer="layout" svg:width="0.222cm" svg:height="0.442cm" svg:x="4.139cm" svg:y="25.369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2.523cm" svg:y="3.746cm">
          <draw:text-box>
            <text:p text:style-name="P1"><text:span text:style-name="T4"><text:s/></text:span></text:p>
          </draw:text-box>
        </draw:frame>
        <draw:frame draw:style-name="gr31" draw:layer="layout" svg:width="9.358cm" svg:height="0.442cm" svg:x="7.278cm" svg:y="3.222cm">
          <draw:text-box>
            <text:p text:style-name="P1"><text:span text:style-name="T4"><text:s text:c="85"/></text:span></text:p>
          </draw:text-box>
        </draw:frame>
        <draw:frame draw:style-name="gr4" draw:layer="layout" svg:width="0.112cm" svg:height="0.442cm" svg:x="16.877cm" svg:y="3.2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36cm" svg:y="3.7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696cm" svg:y="6.6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643cm" svg:y="6.70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022cm" svg:y="6.706cm">
          <draw:text-box>
            <text:p text:style-name="P1"><text:span text:style-name="T4"><text:s/></text:span></text:p>
          </draw:text-box>
        </draw:frame>
        <draw:frame draw:style-name="gr32" draw:layer="layout" svg:width="0.222cm" svg:height="0.442cm" svg:x="8.422cm" svg:y="6.706cm">
          <draw:text-box>
            <text:p text:style-name="P1"><text:span text:style-name="T4"><text:s text:c="2"/></text:span></text:p>
          </draw:text-box>
        </draw:frame>
        <draw:frame draw:style-name="gr30" draw:layer="layout" svg:width="0.222cm" svg:height="0.442cm" svg:x="10.216cm" svg:y="6.706cm">
          <draw:text-box>
            <text:p text:style-name="P1"><text:span text:style-name="T7"><text:s text:c="2"/></text:span></text:p>
          </draw:text-box>
        </draw:frame>
        <draw:frame draw:style-name="gr4" draw:layer="layout" svg:width="0.112cm" svg:height="0.442cm" svg:x="3.721cm" svg:y="7.7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643cm" svg:y="7.5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265cm" svg:y="7.5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696cm" svg:y="7.5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291cm" svg:y="7.5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86cm" svg:y="7.5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317cm" svg:y="7.5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812cm" svg:y="7.5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198cm" svg:y="7.5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696cm" svg:y="8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643cm" svg:y="8.5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065cm" svg:y="8.5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496cm" svg:y="8.509cm">
          <draw:text-box>
            <text:p text:style-name="P1"><text:span text:style-name="T4"><text:s/></text:span></text:p>
          </draw:text-box>
        </draw:frame>
        <draw:frame draw:style-name="gr33" draw:layer="layout" svg:width="0.07cm" svg:height="0.28cm" svg:x="9.967cm" svg:y="8.667cm">
          <draw:text-box>
            <text:p text:style-name="P1"><text:span text:style-name="T16"><text:s/></text:span></text:p>
          </draw:text-box>
        </draw:frame>
        <draw:frame draw:style-name="gr4" draw:layer="layout" svg:width="0.112cm" svg:height="0.442cm" svg:x="1.998cm" svg:y="18.768cm">
          <draw:text-box>
            <text:p text:style-name="P1"><text:span text:style-name="T4"><text:s/></text:span></text:p>
          </draw:text-box>
        </draw:frame>
        <draw:frame draw:style-name="gr94" draw:layer="layout" svg:width="8.367cm" svg:height="0.442cm" svg:x="7.879cm" svg:y="18.531cm">
          <draw:text-box>
            <text:p text:style-name="P1"><text:span text:style-name="T4"><text:s text:c="76"/></text:span></text:p>
          </draw:text-box>
        </draw:frame>
        <draw:frame draw:style-name="gr4" draw:layer="layout" svg:width="0.112cm" svg:height="0.442cm" svg:x="16.509cm" svg:y="18.53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945cm" svg:y="18.7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.998cm" svg:y="23.439cm">
          <draw:text-box>
            <text:p text:style-name="P1"><text:span text:style-name="T4"><text:s/></text:span></text:p>
          </draw:text-box>
        </draw:frame>
        <draw:frame draw:style-name="gr95" draw:layer="layout" svg:width="9.248cm" svg:height="0.442cm" svg:x="6.978cm" svg:y="23.185cm">
          <draw:text-box>
            <text:p text:style-name="P1"><text:span text:style-name="T4"><text:s text:c="84"/></text:span></text:p>
          </draw:text-box>
        </draw:frame>
        <draw:frame draw:style-name="gr4" draw:layer="layout" svg:width="0.112cm" svg:height="0.442cm" svg:x="16.471cm" svg:y="23.18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945cm" svg:y="23.439cm">
          <draw:text-box>
            <text:p text:style-name="P1"><text:span text:style-name="T4"><text:s/></text:span></text:p>
          </draw:text-box>
        </draw:frame>
        <draw:frame draw:style-name="gr8" draw:layer="layout" svg:width="8.659cm" svg:height="0.357cm" svg:x="8.595cm" svg:y="1.266cm">
          <draw:text-box>
            <text:p text:style-name="P1"><text:span text:style-name="T1">Research indices using web scraped data: May 2016 update </text:span></text:p>
          </draw:text-box>
        </draw:frame>
        <draw:frame draw:style-name="gr9" draw:layer="layout" svg:width="1.691cm" svg:height="0.357cm" svg:x="17.419cm" svg:y="1.266cm">
          <draw:text-box>
            <text:p text:style-name="P1"><text:span text:style-name="T1">23/05/2016 </text:span></text:p>
          </draw:text-box>
        </draw:frame>
        <draw:frame draw:style-name="gr23" draw:layer="layout" svg:width="0.438cm" svg:height="0.442cm" svg:x="16.45cm" svg:y="3.222cm">
          <draw:text-box>
            <text:p text:style-name="P1"><text:span text:style-name="T4">[4]</text:span></text:p>
          </draw:text-box>
        </draw:frame>
        <draw:line draw:style-name="gr38" draw:layer="layout" svg:x1="6.124cm" svg:y1="4.355cm" svg:x2="6.645cm" svg:y2="4.355cm">
          <text:p/>
        </draw:line>
        <draw:line draw:style-name="gr41" draw:layer="layout" svg:x1="6.9cm" svg:y1="3.727cm" svg:x2="7.178cm" svg:y2="3.727cm">
          <text:p/>
        </draw:line>
        <draw:frame draw:style-name="gr24" draw:layer="layout" svg:width="0.099cm" svg:height="0.475cm" svg:x="16.879cm" svg:y="3.235cm">
          <draw:text-box>
            <text:p text:style-name="P1"><text:span text:style-name="T15"><text:s/></text:span></text:p>
          </draw:text-box>
        </draw:frame>
        <draw:frame draw:style-name="gr96" draw:layer="layout" svg:width="0.099cm" svg:height="0.255cm" svg:x="7.058cm" svg:y="3.711cm">
          <draw:text-box>
            <text:p text:style-name="P1"><text:span text:style-name="T35"></text:span></text:p>
          </draw:text-box>
        </draw:frame>
        <draw:frame draw:style-name="gr96" draw:layer="layout" svg:width="0.099cm" svg:height="0.255cm" svg:x="5.717cm" svg:y="4.616cm">
          <draw:text-box>
            <text:p text:style-name="P1"><text:span text:style-name="T35"></text:span></text:p>
          </draw:text-box>
        </draw:frame>
        <draw:frame draw:style-name="gr97" draw:layer="layout" svg:width="0.188cm" svg:height="0.348cm" svg:x="5.368cm" svg:y="4.66cm">
          <draw:text-box>
            <text:p text:style-name="P1"><text:span text:style-name="T12"></text:span></text:p>
          </draw:text-box>
        </draw:frame>
        <draw:frame draw:style-name="gr98" draw:layer="layout" svg:width="0.252cm" svg:height="0.598cm" svg:x="4.887cm" svg:y="2.621cm">
          <draw:text-box>
            <text:p text:style-name="P1"><text:span text:style-name="T24"></text:span></text:p>
          </draw:text-box>
        </draw:frame>
        <draw:frame draw:style-name="gr99" draw:layer="layout" svg:width="0.822cm" svg:height="0.598cm" svg:x="5.886cm" svg:y="3.648cm">
          <draw:text-box>
            <text:p text:style-name="P1"><text:span text:style-name="T24"></text:span></text:p>
          </draw:text-box>
        </draw:frame>
        <draw:frame draw:style-name="gr98" draw:layer="layout" svg:width="0.252cm" svg:height="0.598cm" svg:x="4.887cm" svg:y="4.012cm">
          <draw:text-box>
            <text:p text:style-name="P1"><text:span text:style-name="T24"></text:span></text:p>
          </draw:text-box>
        </draw:frame>
        <draw:frame draw:style-name="gr99" draw:layer="layout" svg:width="0.822cm" svg:height="0.598cm" svg:x="5.886cm" svg:y="4.08cm">
          <draw:text-box>
            <text:p text:style-name="P1"><text:span text:style-name="T24"></text:span></text:p>
          </draw:text-box>
        </draw:frame>
        <draw:frame draw:style-name="gr99" draw:layer="layout" svg:width="0.822cm" svg:height="0.598cm" svg:x="5.886cm" svg:y="4.253cm">
          <draw:text-box>
            <text:p text:style-name="P1"><text:span text:style-name="T24"></text:span></text:p>
          </draw:text-box>
        </draw:frame>
        <draw:frame draw:style-name="gr99" draw:layer="layout" svg:width="0.822cm" svg:height="0.598cm" svg:x="5.886cm" svg:y="4.536cm">
          <draw:text-box>
            <text:p text:style-name="P1"><text:span text:style-name="T24"></text:span></text:p>
          </draw:text-box>
        </draw:frame>
        <draw:frame draw:style-name="gr76" draw:layer="layout" svg:width="0.561cm" svg:height="0.886cm" svg:x="5.257cm" svg:y="3.891cm">
          <draw:text-box>
            <text:p text:style-name="P1"><text:span text:style-name="T36"></text:span></text:p>
          </draw:text-box>
        </draw:frame>
        <draw:frame draw:style-name="gr100" draw:layer="layout" svg:width="0.218cm" svg:height="0.302cm" svg:x="4.406cm" svg:y="2.685cm">
          <draw:text-box>
            <text:p text:style-name="P1"><text:span text:style-name="T9">0,</text:span></text:p>
          </draw:text-box>
        </draw:frame>
        <draw:frame draw:style-name="gr100" draw:layer="layout" svg:width="0.218cm" svg:height="0.302cm" svg:x="5.598cm" svg:y="2.685cm">
          <draw:text-box>
            <text:p text:style-name="P1"><text:span text:style-name="T9">0,</text:span></text:p>
          </draw:text-box>
        </draw:frame>
        <draw:frame draw:style-name="gr97" draw:layer="layout" svg:width="0.146cm" svg:height="0.302cm" svg:x="6.975cm" svg:y="3.442cm">
          <draw:text-box>
            <text:p text:style-name="P1"><text:span text:style-name="T9">1</text:span></text:p>
          </draw:text-box>
        </draw:frame>
        <draw:frame draw:style-name="gr97" draw:layer="layout" svg:width="0.146cm" svg:height="0.302cm" svg:x="6.428cm" svg:y="4.426cm">
          <draw:text-box>
            <text:p text:style-name="P1"><text:span text:style-name="T9">0</text:span></text:p>
          </draw:text-box>
        </draw:frame>
        <draw:frame draw:style-name="gr101" draw:layer="layout" svg:width="1.193cm" svg:height="0.302cm" svg:x="4.619cm" svg:y="2.685cm">
          <draw:text-box>
            <text:p text:style-name="P1"><text:span text:style-name="T10">tt</text:span></text:p>
          </draw:text-box>
        </draw:frame>
        <draw:frame draw:style-name="gr102" draw:layer="layout" svg:width="0.366cm" svg:height="0.302cm" svg:x="4.301cm" svg:y="3.009cm">
          <draw:text-box>
            <text:p text:style-name="P1"><text:span text:style-name="T10">UP</text:span></text:p>
          </draw:text-box>
        </draw:frame>
        <draw:frame draw:style-name="gr97" draw:layer="layout" svg:width="0.133cm" svg:height="0.302cm" svg:x="5.511cm" svg:y="3.009cm">
          <draw:text-box>
            <text:p text:style-name="P1"><text:span text:style-name="T10">J</text:span></text:p>
          </draw:text-box>
        </draw:frame>
        <draw:frame draw:style-name="gr97" draw:layer="layout" svg:width="0.074cm" svg:height="0.302cm" svg:x="6.45cm" svg:y="3.735cm">
          <draw:text-box>
            <text:p text:style-name="P1"><text:span text:style-name="T10">t</text:span></text:p>
          </draw:text-box>
        </draw:frame>
        <draw:frame draw:style-name="gr97" draw:layer="layout" svg:width="0.146cm" svg:height="0.302cm" svg:x="6.913cm" svg:y="3.83cm">
          <draw:text-box>
            <text:p text:style-name="P1"><text:span text:style-name="T10">n</text:span></text:p>
          </draw:text-box>
        </draw:frame>
        <draw:frame draw:style-name="gr97" draw:layer="layout" svg:width="0.061cm" svg:height="0.302cm" svg:x="6.471cm" svg:y="4.059cm">
          <draw:text-box>
            <text:p text:style-name="P1"><text:span text:style-name="T10">j</text:span></text:p>
          </draw:text-box>
        </draw:frame>
        <draw:frame draw:style-name="gr103" draw:layer="layout" svg:width="0.235cm" svg:height="0.302cm" svg:x="5.299cm" svg:y="4.735cm">
          <draw:text-box>
            <text:p text:style-name="P1"><text:span text:style-name="T10">jS</text:span></text:p>
          </draw:text-box>
        </draw:frame>
        <draw:frame draw:style-name="gr97" draw:layer="layout" svg:width="0.061cm" svg:height="0.302cm" svg:x="6.445cm" svg:y="4.75cm">
          <draw:text-box>
            <text:p text:style-name="P1"><text:span text:style-name="T10">j</text:span></text:p>
          </draw:text-box>
        </draw:frame>
        <draw:frame draw:style-name="gr104" draw:layer="layout" svg:width="1.193cm" svg:height="0.509cm" svg:x="4.056cm" svg:y="2.751cm">
          <draw:text-box>
            <text:p text:style-name="P1"><text:span text:style-name="T22">PP</text:span></text:p>
          </draw:text-box>
        </draw:frame>
        <draw:frame draw:style-name="gr98" draw:layer="layout" svg:width="0.256cm" svg:height="0.509cm" svg:x="6.192cm" svg:y="3.801cm">
          <draw:text-box>
            <text:p text:style-name="P1"><text:span text:style-name="T22">p</text:span></text:p>
          </draw:text-box>
        </draw:frame>
        <draw:frame draw:style-name="gr98" draw:layer="layout" svg:width="0.256cm" svg:height="0.509cm" svg:x="6.166cm" svg:y="4.493cm">
          <draw:text-box>
            <text:p text:style-name="P1"><text:span text:style-name="T22">p</text:span></text:p>
          </draw:text-box>
        </draw:frame>
        <draw:frame draw:style-name="gr25" draw:layer="layout" svg:width="1.479cm" svg:height="0.442cm" svg:x="2.998cm" svg:y="5.965cm">
          <draw:text-box>
            <text:p text:style-name="P1"><text:span text:style-name="T4">Where : </text:span></text:p>
          </draw:text-box>
        </draw:frame>
        <draw:frame draw:style-name="gr50" draw:layer="layout" svg:width="0.07cm" svg:height="0.28cm" svg:x="3.535cm" svg:y="6.622cm">
          <draw:text-box>
            <text:p text:style-name="P1"><text:span text:style-name="T26">t</text:span></text:p>
          </draw:text-box>
        </draw:frame>
        <draw:frame draw:style-name="gr50" draw:layer="layout" svg:width="0.057cm" svg:height="0.28cm" svg:x="3.552cm" svg:y="6.926cm">
          <draw:text-box>
            <text:p text:style-name="P1"><text:span text:style-name="T26">j</text:span></text:p>
          </draw:text-box>
        </draw:frame>
        <draw:frame draw:style-name="gr51" draw:layer="layout" svg:width="0.239cm" svg:height="0.479cm" svg:x="3.255cm" svg:y="6.685cm">
          <draw:text-box>
            <text:p text:style-name="P1"><text:span text:style-name="T27">p</text:span></text:p>
          </draw:text-box>
        </draw:frame>
        <draw:frame draw:style-name="gr105" draw:layer="layout" svg:width="0.137cm" svg:height="0.357cm" svg:x="3.516cm" svg:y="7.461cm">
          <draw:text-box>
            <text:p text:style-name="P1"><text:span text:style-name="T37"></text:span></text:p>
          </draw:text-box>
        </draw:frame>
        <draw:frame draw:style-name="gr106" draw:layer="layout" svg:width="0.252cm" svg:height="0.42cm" svg:x="3.235cm" svg:y="7.754cm">
          <draw:text-box>
            <text:p text:style-name="P1"><text:span text:style-name="T38">S</text:span></text:p>
          </draw:text-box>
        </draw:frame>
        <draw:frame draw:style-name="gr97" draw:layer="layout" svg:width="0.133cm" svg:height="0.348cm" svg:x="3.484cm" svg:y="8.391cm">
          <draw:text-box>
            <text:p text:style-name="P1"><text:span text:style-name="T12"></text:span></text:p>
          </draw:text-box>
        </draw:frame>
        <draw:frame draw:style-name="gr107" draw:layer="layout" svg:width="0.205cm" svg:height="0.412cm" svg:x="3.256cm" svg:y="8.676cm">
          <draw:text-box>
            <text:p text:style-name="P1"><text:span text:style-name="T39">n</text:span></text:p>
          </draw:text-box>
        </draw:frame>
        <draw:frame draw:style-name="gr52" draw:layer="layout" svg:width="5.883cm" svg:height="0.442cm" svg:x="4.691cm" svg:y="6.706cm">
          <draw:text-box>
            <text:p text:style-name="P1"><text:span text:style-name="T4">Is the price of product </text:span><text:span text:style-name="T7">j </text:span><text:span text:style-name="T4">in </text:span><text:span text:style-name="T7">period t </text:span></text:p>
          </draw:text-box>
        </draw:frame>
        <draw:frame draw:style-name="gr108" draw:layer="layout" svg:width="7.66cm" svg:height="0.442cm" svg:x="4.691cm" svg:y="7.582cm">
          <draw:text-box>
            <text:p text:style-name="P1"><text:span text:style-name="T4">Is the set of products common to all periods </text:span></text:p>
          </draw:text-box>
        </draw:frame>
        <draw:frame draw:style-name="gr60" draw:layer="layout" svg:width="5.209cm" svg:height="0.442cm" svg:x="4.691cm" svg:y="8.509cm">
          <draw:text-box>
            <text:p text:style-name="P1"><text:span text:style-name="T4">Is the number of products in </text:span><text:span text:style-name="T7">S</text:span></text:p>
          </draw:text-box>
        </draw:frame>
        <draw:frame draw:style-name="gr109" draw:layer="layout" svg:width="0.167cm" svg:height="0.28cm" svg:x="9.873cm" svg:y="8.435cm">
          <draw:text-box>
            <text:p text:style-name="P1"><text:span text:style-name="T32">* </text:span></text:p>
          </draw:text-box>
        </draw:frame>
        <draw:frame draw:style-name="gr110" draw:layer="layout" svg:width="16.529cm" svg:height="0.442cm" svg:x="1.998cm" svg:y="9.882cm">
          <draw:text-box>
            <text:p text:style-name="P1"><text:span text:style-name="T4">So, the daily unit price index for period t with period 0 as the base period is a fixed base Jevons </text:span></text:p>
          </draw:text-box>
        </draw:frame>
        <draw:frame draw:style-name="gr111" draw:layer="layout" svg:width="17.177cm" svg:height="0.442cm" svg:x="1.998cm" svg:y="10.411cm">
          <draw:text-box>
            <text:p text:style-name="P1"><text:span text:style-name="T4">price index calculated using prices of all items common to every period in the defined range (a year </text:span></text:p>
          </draw:text-box>
        </draw:frame>
        <draw:frame draw:style-name="gr112" draw:layer="layout" svg:width="2.415cm" svg:height="0.442cm" svg:x="1.998cm" svg:y="10.94cm">
          <draw:text-box>
            <text:p text:style-name="P1"><text:span text:style-name="T4">or 6 months). </text:span></text:p>
          </draw:text-box>
        </draw:frame>
        <draw:frame draw:style-name="gr113" draw:layer="layout" svg:width="16.461cm" svg:height="0.442cm" svg:x="1.998cm" svg:y="11.681cm">
          <draw:text-box>
            <text:p text:style-name="P1"><text:span text:style-name="T4">Note that for daily indices the sample is likely to be very small if not empty. We therefore do not </text:span></text:p>
          </draw:text-box>
        </draw:frame>
        <draw:frame draw:style-name="gr114" draw:layer="layout" svg:width="8.185cm" svg:height="0.442cm" svg:x="1.998cm" svg:y="12.21cm">
          <draw:text-box>
            <text:p text:style-name="P1"><text:span text:style-name="T4">publish on a daily basis for the unit price index. </text:span></text:p>
          </draw:text-box>
        </draw:frame>
        <draw:frame draw:style-name="gr115" draw:layer="layout" svg:width="7.884cm" svg:height="0.479cm" svg:x="1.998cm" svg:y="13.125cm">
          <draw:text-box>
            <text:p text:style-name="P1"><text:span text:style-name="T6">A2 Price Indices for other periodicities </text:span></text:p>
          </draw:text-box>
        </draw:frame>
        <draw:frame draw:style-name="gr116" draw:layer="layout" svg:width="15.005cm" svg:height="0.442cm" svg:x="1.998cm" svg:y="13.764cm">
          <draw:text-box>
            <text:p text:style-name="P1"><text:span text:style-name="T4">Price indices are also being calculated at Monthly, Fortnightly and Weekly frequencies. </text:span></text:p>
          </draw:text-box>
        </draw:frame>
        <draw:frame draw:style-name="gr117" draw:layer="layout" svg:width="4.938cm" svg:height="0.479cm" svg:x="1.998cm" svg:y="14.679cm">
          <draw:text-box>
            <text:p text:style-name="P1"><text:span text:style-name="T6">A2.1 GEKSJ price index </text:span></text:p>
          </draw:text-box>
        </draw:frame>
        <draw:frame draw:style-name="gr118" draw:layer="layout" svg:width="16.846cm" svg:height="0.442cm" svg:x="1.998cm" svg:y="15.317cm">
          <draw:text-box>
            <text:p text:style-name="P1"><text:span text:style-name="T4">The Monthly, Fortnightly and Weekly GEKSJ Jevons price indices are calculated in the same way </text:span></text:p>
          </draw:text-box>
        </draw:frame>
        <draw:frame draw:style-name="gr119" draw:layer="layout" svg:width="15.966cm" svg:height="0.442cm" svg:x="1.998cm" svg:y="15.847cm">
          <draw:text-box>
            <text:p text:style-name="P1"><text:span text:style-name="T4">as the Daily GEKSJ Jevons price index; however the prices that are used in equation [2] are </text:span></text:p>
          </draw:text-box>
        </draw:frame>
        <draw:frame draw:style-name="gr120" draw:layer="layout" svg:width="13.494cm" svg:height="0.442cm" svg:x="1.998cm" svg:y="16.376cm">
          <draw:text-box>
            <text:p text:style-name="P1"><text:span text:style-name="T4">average prices across the desired period, calculated using a geometric mean. </text:span></text:p>
          </draw:text-box>
        </draw:frame>
        <draw:frame draw:style-name="gr121" draw:layer="layout" svg:width="16.843cm" svg:height="0.442cm" svg:x="1.998cm" svg:y="17.117cm">
          <draw:text-box>
            <text:p text:style-name="P1"><text:span text:style-name="T4">For example, the monthly GEKSJ Jevons price index for </text:span><text:span text:style-name="T7">month t </text:span><text:span text:style-name="T4">with </text:span><text:span text:style-name="T7">month 0 </text:span><text:span text:style-name="T4">as the base period </text:span></text:p>
          </draw:text-box>
        </draw:frame>
        <draw:frame draw:style-name="gr122" draw:layer="layout" svg:width="2.407cm" svg:height="0.442cm" svg:x="1.997cm" svg:y="17.646cm">
          <draw:text-box>
            <text:p text:style-name="P1"><text:span text:style-name="T4">is defined as: </text:span></text:p>
          </draw:text-box>
        </draw:frame>
        <draw:frame draw:style-name="gr15" draw:layer="layout" svg:width="0.252cm" svg:height="0.975cm" svg:x="5.587cm" svg:y="18.326cm">
          <draw:text-box>
            <text:p text:style-name="P1"><text:span text:style-name="T8"></text:span></text:p>
          </draw:text-box>
        </draw:frame>
        <draw:line draw:style-name="gr41" draw:layer="layout" svg:x1="7.664cm" svg:y1="18.601cm" svg:x2="7.777cm" svg:y2="18.601cm">
          <text:p/>
        </draw:line>
        <draw:frame draw:style-name="gr15" draw:layer="layout" svg:width="0.252cm" svg:height="0.975cm" svg:x="7.498cm" svg:y="18.326cm">
          <draw:text-box>
            <text:p text:style-name="P1"><text:span text:style-name="T8"></text:span></text:p>
          </draw:text-box>
        </draw:frame>
        <draw:frame draw:style-name="gr17" draw:layer="layout" svg:width="0.15cm" svg:height="0.352cm" svg:x="5.183cm" svg:y="18.278cm">
          <draw:text-box>
            <text:p text:style-name="P1"><text:span text:style-name="T12"></text:span></text:p>
          </draw:text-box>
        </draw:frame>
        <draw:frame draw:style-name="gr17" draw:layer="layout" svg:width="0.15cm" svg:height="0.352cm" svg:x="5.176cm" svg:y="19.18cm">
          <draw:text-box>
            <text:p text:style-name="P1"><text:span text:style-name="T12"></text:span></text:p>
          </draw:text-box>
        </draw:frame>
        <draw:frame draw:style-name="gr123" draw:layer="layout" svg:width="1.916cm" svg:height="0.602cm" svg:x="4.607cm" svg:y="18.549cm">
          <draw:text-box>
            <text:p text:style-name="P1"><text:span text:style-name="T13"></text:span></text:p>
          </draw:text-box>
        </draw:frame>
        <draw:frame draw:style-name="gr22" draw:layer="layout" svg:width="0.565cm" svg:height="0.898cm" svg:x="4.968cm" svg:y="18.428cm">
          <draw:text-box>
            <text:p text:style-name="P1"><text:span text:style-name="T14"></text:span></text:p>
          </draw:text-box>
        </draw:frame>
        <draw:frame draw:style-name="gr17" draw:layer="layout" svg:width="0.15cm" svg:height="0.306cm" svg:x="7.657cm" svg:y="18.313cm">
          <draw:text-box>
            <text:p text:style-name="P1"><text:span text:style-name="T9">1</text:span></text:p>
          </draw:text-box>
        </draw:frame>
        <draw:frame draw:style-name="gr17" draw:layer="layout" svg:width="0.15cm" svg:height="0.306cm" svg:x="5.323cm" svg:y="18.354cm">
          <draw:text-box>
            <text:p text:style-name="P1"><text:span text:style-name="T9">1</text:span></text:p>
          </draw:text-box>
        </draw:frame>
        <draw:frame draw:style-name="gr18" draw:layer="layout" svg:width="0.226cm" svg:height="0.306cm" svg:x="3.576cm" svg:y="18.613cm">
          <draw:text-box>
            <text:p text:style-name="P1"><text:span text:style-name="T9">0,</text:span></text:p>
          </draw:text-box>
        </draw:frame>
        <draw:frame draw:style-name="gr18" draw:layer="layout" svg:width="0.226cm" svg:height="0.306cm" svg:x="6.112cm" svg:y="18.613cm">
          <draw:text-box>
            <text:p text:style-name="P1"><text:span text:style-name="T9">0,</text:span></text:p>
          </draw:text-box>
        </draw:frame>
        <draw:frame draw:style-name="gr17" draw:layer="layout" svg:width="0.078cm" svg:height="0.306cm" svg:x="7.261cm" svg:y="18.613cm">
          <draw:text-box>
            <text:p text:style-name="P1"><text:span text:style-name="T9">,</text:span></text:p>
          </draw:text-box>
        </draw:frame>
        <draw:frame draw:style-name="gr17" draw:layer="layout" svg:width="0.078cm" svg:height="0.306cm" svg:x="4.22cm" svg:y="18.941cm">
          <draw:text-box>
            <text:p text:style-name="P1"><text:span text:style-name="T9">,</text:span></text:p>
          </draw:text-box>
        </draw:frame>
        <draw:frame draw:style-name="gr17" draw:layer="layout" svg:width="0.15cm" svg:height="0.306cm" svg:x="5.318cm" svg:y="19.256cm">
          <draw:text-box>
            <text:p text:style-name="P1"><text:span text:style-name="T9">1</text:span></text:p>
          </draw:text-box>
        </draw:frame>
        <draw:frame draw:style-name="gr17" draw:layer="layout" svg:width="0.078cm" svg:height="0.306cm" svg:x="5.066cm" svg:y="18.354cm">
          <draw:text-box>
            <text:p text:style-name="P1"><text:span text:style-name="T10">t</text:span></text:p>
          </draw:text-box>
        </draw:frame>
        <draw:frame draw:style-name="gr17" draw:layer="layout" svg:width="0.078cm" svg:height="0.306cm" svg:x="3.788cm" svg:y="18.613cm">
          <draw:text-box>
            <text:p text:style-name="P1"><text:span text:style-name="T10">t</text:span></text:p>
          </draw:text-box>
        </draw:frame>
        <draw:frame draw:style-name="gr17" draw:layer="layout" svg:width="0.061cm" svg:height="0.306cm" svg:x="6.332cm" svg:y="18.613cm">
          <draw:text-box>
            <text:p text:style-name="P1"><text:span text:style-name="T10">i</text:span></text:p>
          </draw:text-box>
        </draw:frame>
        <draw:frame draw:style-name="gr17" draw:layer="layout" svg:width="0.061cm" svg:height="0.306cm" svg:x="7.178cm" svg:y="18.613cm">
          <draw:text-box>
            <text:p text:style-name="P1"><text:span text:style-name="T10">i</text:span></text:p>
          </draw:text-box>
        </draw:frame>
        <draw:frame draw:style-name="gr17" draw:layer="layout" svg:width="0.078cm" svg:height="0.306cm" svg:x="7.322cm" svg:y="18.613cm">
          <draw:text-box>
            <text:p text:style-name="P1"><text:span text:style-name="T10">t</text:span></text:p>
          </draw:text-box>
        </draw:frame>
        <draw:frame draw:style-name="gr17" draw:layer="layout" svg:width="0.078cm" svg:height="0.306cm" svg:x="7.671cm" svg:y="18.681cm">
          <draw:text-box>
            <text:p text:style-name="P1"><text:span text:style-name="T10">t</text:span></text:p>
          </draw:text-box>
        </draw:frame>
        <draw:frame draw:style-name="gr124" draw:layer="layout" svg:width="0.878cm" svg:height="0.306cm" svg:x="3.471cm" svg:y="18.941cm">
          <draw:text-box>
            <text:p text:style-name="P1"><text:span text:style-name="T10">GEKSJ</text:span></text:p>
          </draw:text-box>
        </draw:frame>
        <draw:frame draw:style-name="gr17" draw:layer="layout" svg:width="0.137cm" svg:height="0.306cm" svg:x="6.025cm" svg:y="18.941cm">
          <draw:text-box>
            <text:p text:style-name="P1"><text:span text:style-name="T10">J</text:span></text:p>
          </draw:text-box>
        </draw:frame>
        <draw:frame draw:style-name="gr17" draw:layer="layout" svg:width="0.137cm" svg:height="0.306cm" svg:x="7.088cm" svg:y="18.941cm">
          <draw:text-box>
            <text:p text:style-name="P1"><text:span text:style-name="T10">J</text:span></text:p>
          </draw:text-box>
        </draw:frame>
        <draw:frame draw:style-name="gr17" draw:layer="layout" svg:width="0.061cm" svg:height="0.306cm" svg:x="5.079cm" svg:y="19.256cm">
          <draw:text-box>
            <text:p text:style-name="P1"><text:span text:style-name="T10">i</text:span></text:p>
          </draw:text-box>
        </draw:frame>
        <draw:frame draw:style-name="gr20" draw:layer="layout" svg:width="0.307cm" svg:height="0.513cm" svg:x="3.227cm" svg:y="18.681cm">
          <draw:text-box>
            <text:p text:style-name="P1"><text:span text:style-name="T11">P</text:span></text:p>
          </draw:text-box>
        </draw:frame>
        <draw:frame draw:style-name="gr20" draw:layer="layout" svg:width="0.307cm" svg:height="0.513cm" svg:x="5.763cm" svg:y="18.681cm">
          <draw:text-box>
            <text:p text:style-name="P1"><text:span text:style-name="T11">P</text:span></text:p>
          </draw:text-box>
        </draw:frame>
        <draw:frame draw:style-name="gr20" draw:layer="layout" svg:width="0.307cm" svg:height="0.513cm" svg:x="6.826cm" svg:y="18.681cm">
          <draw:text-box>
            <text:p text:style-name="P1"><text:span text:style-name="T11">P</text:span></text:p>
          </draw:text-box>
        </draw:frame>
        <draw:frame draw:style-name="gr125" draw:layer="layout" svg:width="0.438cm" svg:height="0.442cm" svg:x="16.077cm" svg:y="18.531cm">
          <draw:text-box>
            <text:p text:style-name="P1"><text:span text:style-name="T4">[5]</text:span></text:p>
          </draw:text-box>
        </draw:frame>
        <draw:frame draw:style-name="gr24" draw:layer="layout" svg:width="0.099cm" svg:height="0.475cm" svg:x="16.512cm" svg:y="18.545cm">
          <draw:text-box>
            <text:p text:style-name="P1"><text:span text:style-name="T15"><text:s/></text:span></text:p>
          </draw:text-box>
        </draw:frame>
        <draw:frame draw:style-name="gr25" draw:layer="layout" svg:width="1.479cm" svg:height="0.442cm" svg:x="2.998cm" svg:y="20.398cm">
          <draw:text-box>
            <text:p text:style-name="P1"><text:span text:style-name="T4">Where : </text:span></text:p>
          </draw:text-box>
        </draw:frame>
        <draw:frame draw:style-name="gr17" draw:layer="layout" svg:width="0.078cm" svg:height="0.306cm" svg:x="3.756cm" svg:y="21.06cm">
          <draw:text-box>
            <text:p text:style-name="P1"><text:span text:style-name="T9">,</text:span></text:p>
          </draw:text-box>
        </draw:frame>
        <draw:frame draw:style-name="gr36" draw:layer="layout" svg:width="0.227cm" svg:height="0.306cm" svg:x="3.6cm" svg:y="21.06cm">
          <draw:text-box>
            <text:p text:style-name="P1"><text:span text:style-name="T10">st</text:span></text:p>
          </draw:text-box>
        </draw:frame>
        <draw:frame draw:style-name="gr17" draw:layer="layout" svg:width="0.137cm" svg:height="0.306cm" svg:x="3.504cm" svg:y="21.388cm">
          <draw:text-box>
            <text:p text:style-name="P1"><text:span text:style-name="T10">J</text:span></text:p>
          </draw:text-box>
        </draw:frame>
        <draw:frame draw:style-name="gr20" draw:layer="layout" svg:width="0.307cm" svg:height="0.513cm" svg:x="3.226cm" svg:y="21.128cm">
          <draw:text-box>
            <text:p text:style-name="P1"><text:span text:style-name="T11">P</text:span></text:p>
          </draw:text-box>
        </draw:frame>
        <draw:frame draw:style-name="gr37" draw:layer="layout" svg:width="11.924cm" svg:height="0.442cm" svg:x="4.691cm" svg:y="21.139cm">
          <draw:text-box>
            <text:p text:style-name="P1"><text:span text:style-name="T4">is the Jevons price index in </text:span><text:span text:style-name="T7">month t </text:span><text:span text:style-name="T4">with </text:span><text:span text:style-name="T7">month s </text:span><text:span text:style-name="T4">as the base period. </text:span></text:p>
          </draw:text-box>
        </draw:frame>
        <draw:line draw:style-name="gr38" draw:layer="layout" svg:x1="5.6cm" svg:y1="23.03cm" svg:x2="5.839cm" svg:y2="23.03cm">
          <text:p/>
        </draw:line>
        <draw:line draw:style-name="gr38" draw:layer="layout" svg:x1="5.588cm" svg:y1="23.818cm" svg:x2="5.827cm" svg:y2="23.818cm">
          <text:p/>
        </draw:line>
        <draw:line draw:style-name="gr38" draw:layer="layout" svg:x1="5.552cm" svg:y1="23.66cm" svg:x2="6.066cm" svg:y2="23.66cm">
          <text:p/>
        </draw:line>
        <draw:frame draw:style-name="gr39" draw:layer="layout" svg:width="1.391cm" svg:height="0.442cm" svg:x="1.998cm" svg:y="22.011cm">
          <draw:text-box>
            <text:p text:style-name="P1"><text:span text:style-name="T4">That is: </text:span></text:p>
          </draw:text-box>
        </draw:frame>
        <draw:frame draw:style-name="gr126" draw:layer="layout" svg:width="0.087cm" svg:height="0.335cm" svg:x="6.467cm" svg:y="23.044cm">
          <draw:text-box>
            <text:p text:style-name="P1"><text:span text:style-name="T17"></text:span></text:p>
          </draw:text-box>
        </draw:frame>
        <draw:line draw:style-name="gr41" draw:layer="layout" svg:x1="6.319cm" svg:y1="22.934cm" svg:x2="6.876cm" svg:y2="22.934cm">
          <text:p/>
        </draw:line>
        <draw:frame draw:style-name="gr126" draw:layer="layout" svg:width="0.087cm" svg:height="0.335cm" svg:x="6.779cm" svg:y="23.044cm">
          <draw:text-box>
            <text:p text:style-name="P1"><text:span text:style-name="T17"></text:span></text:p>
          </draw:text-box>
        </draw:frame>
        <draw:frame draw:style-name="gr126" draw:layer="layout" svg:width="0.087cm" svg:height="0.335cm" svg:x="4.858cm" svg:y="24.043cm">
          <draw:text-box>
            <text:p text:style-name="P1"><text:span text:style-name="T17"></text:span></text:p>
          </draw:text-box>
        </draw:frame>
        <draw:frame draw:style-name="gr126" draw:layer="layout" svg:width="0.087cm" svg:height="0.335cm" svg:x="5.17cm" svg:y="24.043cm">
          <draw:text-box>
            <text:p text:style-name="P1"><text:span text:style-name="T17"></text:span></text:p>
          </draw:text-box>
        </draw:frame>
        <draw:frame draw:style-name="gr127" draw:layer="layout" svg:width="0.188cm" svg:height="0.34cm" svg:x="4.526cm" svg:y="23.937cm">
          <draw:text-box>
            <text:p text:style-name="P1"><text:span text:style-name="T40"></text:span></text:p>
          </draw:text-box>
        </draw:frame>
        <draw:frame draw:style-name="gr128" draw:layer="layout" svg:width="0.812cm" svg:height="0.585cm" svg:x="5.316cm" svg:y="22.856cm">
          <draw:text-box>
            <text:p text:style-name="P1"><text:span text:style-name="T41"></text:span></text:p>
          </draw:text-box>
        </draw:frame>
        <draw:frame draw:style-name="gr128" draw:layer="layout" svg:width="0.812cm" svg:height="0.585cm" svg:x="5.316cm" svg:y="23.282cm">
          <draw:text-box>
            <text:p text:style-name="P1"><text:span text:style-name="T41"></text:span></text:p>
          </draw:text-box>
        </draw:frame>
        <draw:frame draw:style-name="gr129" draw:layer="layout" svg:width="0.248cm" svg:height="0.585cm" svg:x="4.048cm" svg:y="23.322cm">
          <draw:text-box>
            <text:p text:style-name="P1"><text:span text:style-name="T41"></text:span></text:p>
          </draw:text-box>
        </draw:frame>
        <draw:frame draw:style-name="gr128" draw:layer="layout" svg:width="0.812cm" svg:height="0.585cm" svg:x="5.316cm" svg:y="23.667cm">
          <draw:text-box>
            <text:p text:style-name="P1"><text:span text:style-name="T41"></text:span></text:p>
          </draw:text-box>
        </draw:frame>
        <draw:frame draw:style-name="gr128" draw:layer="layout" svg:width="0.812cm" svg:height="0.585cm" svg:x="5.316cm" svg:y="23.946cm">
          <draw:text-box>
            <text:p text:style-name="P1"><text:span text:style-name="T41"></text:span></text:p>
          </draw:text-box>
        </draw:frame>
        <draw:frame draw:style-name="gr130" draw:layer="layout" svg:width="0.552cm" svg:height="0.877cm" svg:x="4.554cm" svg:y="23.203cm">
          <draw:text-box>
            <text:p text:style-name="P1"><text:span text:style-name="T42"></text:span></text:p>
          </draw:text-box>
        </draw:frame>
        <draw:frame draw:style-name="gr131" draw:layer="layout" svg:width="0.053cm" svg:height="0.213cm" svg:x="6.657cm" svg:y="23.148cm">
          <draw:text-box>
            <text:p text:style-name="P1"><text:span text:style-name="T43">,</text:span></text:p>
          </draw:text-box>
        </draw:frame>
        <draw:frame draw:style-name="gr131" draw:layer="layout" svg:width="0.053cm" svg:height="0.213cm" svg:x="5.047cm" svg:y="24.147cm">
          <draw:text-box>
            <text:p text:style-name="P1"><text:span text:style-name="T43">,</text:span></text:p>
          </draw:text-box>
        </draw:frame>
        <draw:frame draw:style-name="gr127" draw:layer="layout" svg:width="0.146cm" svg:height="0.293cm" svg:x="6.534cm" svg:y="22.653cm">
          <draw:text-box>
            <text:p text:style-name="P1"><text:span text:style-name="T44">1</text:span></text:p>
          </draw:text-box>
        </draw:frame>
        <draw:frame draw:style-name="gr127" draw:layer="layout" svg:width="0.074cm" svg:height="0.293cm" svg:x="3.721cm" svg:y="23.384cm">
          <draw:text-box>
            <text:p text:style-name="P1"><text:span text:style-name="T44">,</text:span></text:p>
          </draw:text-box>
        </draw:frame>
        <draw:frame draw:style-name="gr132" draw:layer="layout" svg:width="0.159cm" svg:height="0.213cm" svg:x="6.54cm" svg:y="23.148cm">
          <draw:text-box>
            <text:p text:style-name="P1"><text:span text:style-name="T45">st</text:span></text:p>
          </draw:text-box>
        </draw:frame>
        <draw:frame draw:style-name="gr132" draw:layer="layout" svg:width="0.159cm" svg:height="0.213cm" svg:x="4.931cm" svg:y="24.147cm">
          <draw:text-box>
            <text:p text:style-name="P1"><text:span text:style-name="T45">st</text:span></text:p>
          </draw:text-box>
        </draw:frame>
        <draw:frame draw:style-name="gr127" draw:layer="layout" svg:width="0.074cm" svg:height="0.293cm" svg:x="5.861cm" svg:y="22.941cm">
          <draw:text-box>
            <text:p text:style-name="P1"><text:span text:style-name="T46">t</text:span></text:p>
          </draw:text-box>
        </draw:frame>
        <draw:frame draw:style-name="gr127" draw:layer="layout" svg:width="0.146cm" svg:height="0.293cm" svg:x="6.333cm" svg:y="23.012cm">
          <draw:text-box>
            <text:p text:style-name="P1"><text:span text:style-name="T46">n</text:span></text:p>
          </draw:text-box>
        </draw:frame>
        <draw:frame draw:style-name="gr127" draw:layer="layout" svg:width="0.061cm" svg:height="0.293cm" svg:x="5.908cm" svg:y="23.368cm">
          <draw:text-box>
            <text:p text:style-name="P1"><text:span text:style-name="T46">j</text:span></text:p>
          </draw:text-box>
        </draw:frame>
        <draw:frame draw:style-name="gr133" draw:layer="layout" svg:width="0.208cm" svg:height="0.293cm" svg:x="3.574cm" svg:y="23.384cm">
          <draw:text-box>
            <text:p text:style-name="P1"><text:span text:style-name="T46">st</text:span></text:p>
          </draw:text-box>
        </draw:frame>
        <draw:frame draw:style-name="gr127" draw:layer="layout" svg:width="0.133cm" svg:height="0.293cm" svg:x="3.487cm" svg:y="23.703cm">
          <draw:text-box>
            <text:p text:style-name="P1"><text:span text:style-name="T46">J</text:span></text:p>
          </draw:text-box>
        </draw:frame>
        <draw:frame draw:style-name="gr127" draw:layer="layout" svg:width="0.133cm" svg:height="0.293cm" svg:x="5.853cm" svg:y="23.729cm">
          <draw:text-box>
            <text:p text:style-name="P1"><text:span text:style-name="T46">s</text:span></text:p>
          </draw:text-box>
        </draw:frame>
        <draw:frame draw:style-name="gr134" draw:layer="layout" svg:width="0.235cm" svg:height="0.293cm" svg:x="4.458cm" svg:y="24.011cm">
          <draw:text-box>
            <text:p text:style-name="P1"><text:span text:style-name="T46">jS</text:span></text:p>
          </draw:text-box>
        </draw:frame>
        <draw:frame draw:style-name="gr127" draw:layer="layout" svg:width="0.061cm" svg:height="0.293cm" svg:x="5.896cm" svg:y="24.157cm">
          <draw:text-box>
            <text:p text:style-name="P1"><text:span text:style-name="T46">j</text:span></text:p>
          </draw:text-box>
        </draw:frame>
        <draw:frame draw:style-name="gr129" draw:layer="layout" svg:width="0.248cm" svg:height="0.505cm" svg:x="5.605cm" svg:y="23.123cm">
          <draw:text-box>
            <text:p text:style-name="P1"><text:span text:style-name="T47">p</text:span></text:p>
          </draw:text-box>
        </draw:frame>
        <draw:frame draw:style-name="gr129" draw:layer="layout" svg:width="0.298cm" svg:height="0.505cm" svg:x="3.226cm" svg:y="23.45cm">
          <draw:text-box>
            <text:p text:style-name="P1"><text:span text:style-name="T47">P</text:span></text:p>
          </draw:text-box>
        </draw:frame>
        <draw:frame draw:style-name="gr129" draw:layer="layout" svg:width="0.248cm" svg:height="0.505cm" svg:x="5.593cm" svg:y="23.912cm">
          <draw:text-box>
            <text:p text:style-name="P1"><text:span text:style-name="T47">p</text:span></text:p>
          </draw:text-box>
        </draw:frame>
        <draw:frame draw:style-name="gr125" draw:layer="layout" svg:width="0.438cm" svg:height="0.442cm" svg:x="16.039cm" svg:y="23.185cm">
          <draw:text-box>
            <text:p text:style-name="P1"><text:span text:style-name="T4">[6]</text:span></text:p>
          </draw:text-box>
        </draw:frame>
        <draw:frame draw:style-name="gr24" draw:layer="layout" svg:width="0.099cm" svg:height="0.475cm" svg:x="16.474cm" svg:y="23.198cm">
          <draw:text-box>
            <text:p text:style-name="P1"><text:span text:style-name="T15"><text:s/></text:span></text:p>
          </draw:text-box>
        </draw:frame>
        <draw:frame draw:style-name="gr25" draw:layer="layout" svg:width="1.479cm" svg:height="0.442cm" svg:x="2.998cm" svg:y="25.369cm">
          <draw:text-box>
            <text:p text:style-name="P1"><text:span text:style-name="T4">Where : </text:span></text:p>
          </draw:text-box>
        </draw:frame>
        <draw:frame draw:style-name="gr26" draw:layer="layout" svg:width="4.011cm" svg:height="0.357cm" svg:x="13.925cm" svg:y="28.185cm">
          <draw:text-box>
            <text:p text:style-name="P1"><text:span text:style-name="T1">Office for National Statistics </text:span></text:p>
          </draw:text-box>
        </draw:frame>
        <draw:frame draw:style-name="gr27" draw:layer="layout" svg:width="0.447cm" svg:height="0.357cm" svg:x="18.672cm" svg:y="28.176cm">
          <draw:text-box>
            <text:p text:style-name="P1"><text:span text:style-name="T2">30 </text:span></text:p>
          </draw:text-box>
        </draw:frame>
      </draw:page>
      <draw:page draw:name="page4" draw:style-name="dp1" draw:master-page-name="master-page53">
        <draw:frame draw:style-name="gr1" draw:layer="layout" svg:width="0.091cm" svg:height="0.357cm" svg:x="17.101cm" svg:y="1.266cm">
          <draw:text-box>
            <text:p text:style-name="P1"><text:span text:style-name="T1"><text:s/></text:span></text:p>
          </draw:text-box>
        </draw:frame>
        <draw:polygon draw:style-name="gr2" draw:layer="layout" svg:width="15.129cm" svg:height="0.035cm" svg:x="1.972cm" svg:y="1.765cm" svg:viewBox="0 0 15130 36" draw:points="0,36 15130,36 15130,0 0,0">
          <text:p/>
        </draw:polygon>
        <draw:polygon draw:style-name="gr2" draw:layer="layout" svg:width="0.034cm" svg:height="0.035cm" svg:x="17.076cm" svg:y="1.765cm" svg:viewBox="0 0 35 36" draw:points="0,36 35,36 35,0 0,0">
          <text:p/>
        </draw:polygon>
        <draw:polygon draw:style-name="gr2" draw:layer="layout" svg:width="1.892cm" svg:height="0.035cm" svg:x="17.11cm" svg:y="1.765cm" svg:viewBox="0 0 1893 36" draw:points="0,36 1893,36 1893,0 0,0">
          <text:p/>
        </draw:polygon>
        <draw:frame draw:style-name="gr1" draw:layer="layout" svg:width="0.091cm" svg:height="0.357cm" svg:x="19.006cm" svg:y="1.266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.998cm" svg:y="1.867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7.825cm" svg:y="28.185cm">
          <draw:text-box>
            <text:p text:style-name="P1"><text:span text:style-name="T1"><text:s/></text:span></text:p>
          </draw:text-box>
        </draw:frame>
        <draw:polygon draw:style-name="gr2" draw:layer="layout" svg:width="0.034cm" svg:height="0.199cm" svg:x="18.007cm" svg:y="27.917cm" svg:viewBox="0 0 35 200" draw:points="0,200 35,200 35,0 0,0">
          <text:p/>
        </draw:polygon>
        <draw:polygon draw:style-name="gr2" draw:layer="layout" svg:width="0.034cm" svg:height="0.602cm" svg:x="18.007cm" svg:y="28.116cm" svg:viewBox="0 0 35 603" draw:points="0,603 35,603 35,0 0,0">
          <text:p/>
        </draw:polygon>
        <draw:frame draw:style-name="gr1" draw:layer="layout" svg:width="0.091cm" svg:height="0.357cm" svg:x="19.023cm" svg:y="28.176cm">
          <draw:text-box>
            <text:p text:style-name="P1"><text:span text:style-name="T2"><text:s/></text:span></text:p>
          </draw:text-box>
        </draw:frame>
        <draw:frame draw:style-name="gr3" draw:layer="layout" svg:width="0.108cm" svg:height="0.475cm" svg:x="1.998cm" svg:y="28.809cm">
          <draw:text-box>
            <text:p text:style-name="P1"><text:span text:style-name="T3"><text:s/></text:span></text:p>
          </draw:text-box>
        </draw:frame>
        <draw:frame draw:style-name="gr3" draw:layer="layout" svg:width="0.121cm" svg:height="0.479cm" svg:x="9.763cm" svg:y="7.49cm">
          <draw:text-box>
            <text:p text:style-name="P1"><text:span text:style-name="T6"><text:s/></text:span></text:p>
          </draw:text-box>
        </draw:frame>
        <draw:frame draw:style-name="gr4" draw:layer="layout" svg:width="0.112cm" svg:height="0.442cm" svg:x="2.666cm" svg:y="8.12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236cm" svg:y="8.12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56cm" svg:y="8.12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293cm" svg:y="8.12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277cm" svg:y="8.12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925cm" svg:y="8.12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897cm" svg:y="8.12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792cm" svg:y="8.12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822cm" svg:y="8.12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663cm" svg:y="8.12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312cm" svg:y="8.12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213cm" svg:y="8.65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861cm" svg:y="8.65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892cm" svg:y="8.65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327cm" svg:y="8.65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75cm" svg:y="8.65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4cm" svg:y="8.65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858cm" svg:y="8.65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762cm" svg:y="8.65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695cm" svg:y="8.65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446cm" svg:y="9.1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707cm" svg:y="9.187cm">
          <draw:text-box>
            <text:p text:style-name="P1"><text:span text:style-name="T4"><text:s/></text:span></text:p>
          </draw:text-box>
        </draw:frame>
        <draw:frame draw:style-name="gr3" draw:layer="layout" svg:width="0.121cm" svg:height="0.479cm" svg:x="4.988cm" svg:y="10.103cm">
          <draw:text-box>
            <text:p text:style-name="P1"><text:span text:style-name="T6"><text:s/></text:span></text:p>
          </draw:text-box>
        </draw:frame>
        <draw:frame draw:style-name="gr3" draw:layer="layout" svg:width="0.121cm" svg:height="0.479cm" svg:x="6.211cm" svg:y="10.103cm">
          <draw:text-box>
            <text:p text:style-name="P1"><text:span text:style-name="T6"><text:s/></text:span></text:p>
          </draw:text-box>
        </draw:frame>
        <draw:frame draw:style-name="gr4" draw:layer="layout" svg:width="0.112cm" svg:height="0.442cm" svg:x="2.666cm" svg:y="10.7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236cm" svg:y="10.7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56cm" svg:y="10.7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293cm" svg:y="10.7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029cm" svg:y="10.7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957cm" svg:y="10.7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926cm" svg:y="10.7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717cm" svg:y="10.7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889cm" svg:y="10.7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854cm" svg:y="10.7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624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572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714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938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081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838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454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46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998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666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177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319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22cm" svg:y="11.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272cm" svg:y="11.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566cm" svg:y="11.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458cm" svg:y="11.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663cm" svg:y="11.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164cm" svg:y="11.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.998cm" svg:y="15.842cm">
          <draw:text-box>
            <text:p text:style-name="P1"><text:span text:style-name="T4"><text:s/></text:span></text:p>
          </draw:text-box>
        </draw:frame>
        <draw:frame draw:style-name="gr6" draw:layer="layout" svg:width="0.222cm" svg:height="0.442cm" svg:x="4.139cm" svg:y="15.842cm">
          <draw:text-box>
            <text:p text:style-name="P1"><text:span text:style-name="T4"><text:s text:c="2"/></text:span></text:p>
          </draw:text-box>
        </draw:frame>
        <draw:frame draw:style-name="gr3" draw:layer="layout" svg:width="0.121cm" svg:height="0.479cm" svg:x="2.536cm" svg:y="20.784cm">
          <draw:text-box>
            <text:p text:style-name="P1"><text:span text:style-name="T6"><text:s/></text:span></text:p>
          </draw:text-box>
        </draw:frame>
        <draw:frame draw:style-name="gr3" draw:layer="layout" svg:width="0.121cm" svg:height="0.479cm" svg:x="8.561cm" svg:y="20.784cm">
          <draw:text-box>
            <text:p text:style-name="P1"><text:span text:style-name="T6"><text:s/></text:span></text:p>
          </draw:text-box>
        </draw:frame>
        <draw:frame draw:style-name="gr4" draw:layer="layout" svg:width="0.112cm" svg:height="0.442cm" svg:x="3.746cm" svg:y="21.765cm">
          <draw:text-box>
            <text:p text:style-name="P1"><text:span text:style-name="T48"><text:s/></text:span></text:p>
          </draw:text-box>
        </draw:frame>
        <draw:frame draw:style-name="gr4" draw:layer="layout" svg:width="0.112cm" svg:height="0.442cm" svg:x="4.3cm" svg:y="21.765cm">
          <draw:text-box>
            <text:p text:style-name="P1"><text:span text:style-name="T48"><text:s/></text:span></text:p>
          </draw:text-box>
        </draw:frame>
        <draw:frame draw:style-name="gr4" draw:layer="layout" svg:width="0.112cm" svg:height="0.442cm" svg:x="5.426cm" svg:y="21.765cm">
          <draw:text-box>
            <text:p text:style-name="P1"><text:span text:style-name="T48"><text:s/></text:span></text:p>
          </draw:text-box>
        </draw:frame>
        <draw:frame draw:style-name="gr4" draw:layer="layout" svg:width="0.112cm" svg:height="0.442cm" svg:x="6.202cm" svg:y="21.765cm">
          <draw:text-box>
            <text:p text:style-name="P1"><text:span text:style-name="T48"><text:s/></text:span></text:p>
          </draw:text-box>
        </draw:frame>
        <draw:frame draw:style-name="gr4" draw:layer="layout" svg:width="0.112cm" svg:height="0.442cm" svg:x="2.666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423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146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215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757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404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763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216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675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106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16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454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503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324cm" svg:y="22.40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221cm" svg:y="22.9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084cm" svg:y="22.9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396cm" svg:y="22.9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33cm" svg:y="22.9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157cm" svg:y="22.9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524cm" svg:y="23.888cm">
          <draw:text-box>
            <text:p text:style-name="P1"><text:span text:style-name="T48"><text:s/></text:span></text:p>
          </draw:text-box>
        </draw:frame>
        <draw:frame draw:style-name="gr4" draw:layer="layout" svg:width="0.112cm" svg:height="0.442cm" svg:x="6.376cm" svg:y="23.888cm">
          <draw:text-box>
            <text:p text:style-name="P1"><text:span text:style-name="T48"><text:s/></text:span></text:p>
          </draw:text-box>
        </draw:frame>
        <draw:frame draw:style-name="gr4" draw:layer="layout" svg:width="0.112cm" svg:height="0.442cm" svg:x="2.666cm" svg:y="24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483cm" svg:y="24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083cm" svg:y="24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289cm" svg:y="24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784cm" svg:y="24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484cm" svg:y="24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05cm" svg:y="24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335cm" svg:y="24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74cm" svg:y="24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152cm" svg:y="24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714cm" svg:y="24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394cm" svg:y="24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539cm" svg:y="25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94cm" svg:y="25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579cm" svg:y="25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098cm" svg:y="25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635cm" svg:y="25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283cm" svg:y="25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812cm" svg:y="25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557cm" svg:y="25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205cm" svg:y="25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992cm" svg:y="25.58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19cm" svg:y="25.58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64cm" svg:y="25.58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288cm" svg:y="25.58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749cm" svg:y="25.58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56cm" svg:y="25.58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208cm" svg:y="25.58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202cm" svg:y="25.58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797cm" svg:y="25.58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898cm" svg:y="25.58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503cm" svg:y="26.1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43cm" svg:y="26.1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983cm" svg:y="26.1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132cm" svg:y="26.1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143cm" svg:y="26.1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391cm" svg:y="26.1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038cm" svg:y="26.1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302cm" svg:y="26.1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308cm" svg:y="26.1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998cm" svg:y="26.1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056cm" svg:y="26.1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141cm" svg:y="26.6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788cm" svg:y="26.6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457cm" svg:y="26.6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494cm" svg:y="26.6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142cm" svg:y="26.6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473cm" svg:y="26.6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985cm" svg:y="26.6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474cm" svg:y="26.64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969cm" svg:y="2.9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302cm" svg:y="2.7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188cm" svg:y="2.7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619cm" svg:y="2.7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266cm" svg:y="2.7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665cm" svg:y="2.7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566cm" svg:y="2.69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606cm" svg:y="2.7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037cm" svg:y="2.768cm">
          <draw:text-box>
            <text:p text:style-name="P1"><text:span text:style-name="T4"><text:s/></text:span></text:p>
          </draw:text-box>
        </draw:frame>
        <draw:frame draw:style-name="gr135" draw:layer="layout" svg:width="0.222cm" svg:height="0.442cm" svg:x="17.437cm" svg:y="2.768cm">
          <draw:text-box>
            <text:p text:style-name="P1"><text:span text:style-name="T4"><text:s text:c="2"/></text:span></text:p>
          </draw:text-box>
        </draw:frame>
        <draw:frame draw:style-name="gr6" draw:layer="layout" svg:width="0.222cm" svg:height="0.442cm" svg:x="7.429cm" svg:y="3.298cm">
          <draw:text-box>
            <text:p text:style-name="P1"><text:span text:style-name="T7"><text:s text:c="2"/></text:span></text:p>
          </draw:text-box>
        </draw:frame>
        <draw:frame draw:style-name="gr4" draw:layer="layout" svg:width="0.112cm" svg:height="0.442cm" svg:x="4.094cm" svg:y="4.43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302cm" svg:y="4.2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24cm" svg:y="4.2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356cm" svg:y="4.2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951cm" svg:y="4.2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546cm" svg:y="4.2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977cm" svg:y="4.2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84cm" svg:y="4.2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031cm" svg:y="4.276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15.09cm" svg:y="4.276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16.492cm" svg:y="4.27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9cm" svg:y="5.59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302cm" svg:y="5.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724cm" svg:y="5.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156cm" svg:y="5.44cm">
          <draw:text-box>
            <text:p text:style-name="P1"><text:span text:style-name="T4"><text:s/></text:span></text:p>
          </draw:text-box>
        </draw:frame>
        <draw:frame draw:style-name="gr33" draw:layer="layout" svg:width="0.07cm" svg:height="0.28cm" svg:x="11.957cm" svg:y="5.598cm">
          <draw:text-box>
            <text:p text:style-name="P1"><text:span text:style-name="T16"><text:s/></text:span></text:p>
          </draw:text-box>
        </draw:frame>
        <draw:frame draw:style-name="gr4" draw:layer="layout" svg:width="0.112cm" svg:height="0.442cm" svg:x="2.523cm" svg:y="13.573cm">
          <draw:text-box>
            <text:p text:style-name="P1"><text:span text:style-name="T4"><text:s/></text:span></text:p>
          </draw:text-box>
        </draw:frame>
        <draw:frame draw:style-name="gr31" draw:layer="layout" svg:width="9.358cm" svg:height="0.442cm" svg:x="7.278cm" svg:y="12.959cm">
          <draw:text-box>
            <text:p text:style-name="P1"><text:span text:style-name="T4"><text:s text:c="85"/></text:span></text:p>
          </draw:text-box>
        </draw:frame>
        <draw:frame draw:style-name="gr4" draw:layer="layout" svg:width="0.112cm" svg:height="0.442cm" svg:x="16.877cm" svg:y="12.95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36cm" svg:y="13.57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969cm" svg:y="16.73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302cm" svg:y="16.58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188cm" svg:y="16.58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619cm" svg:y="16.58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266cm" svg:y="16.58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665cm" svg:y="16.58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566cm" svg:y="16.51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606cm" svg:y="16.58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037cm" svg:y="16.588cm">
          <draw:text-box>
            <text:p text:style-name="P1"><text:span text:style-name="T4"><text:s/></text:span></text:p>
          </draw:text-box>
        </draw:frame>
        <draw:frame draw:style-name="gr135" draw:layer="layout" svg:width="0.222cm" svg:height="0.442cm" svg:x="17.437cm" svg:y="16.588cm">
          <draw:text-box>
            <text:p text:style-name="P1"><text:span text:style-name="T4"><text:s text:c="2"/></text:span></text:p>
          </draw:text-box>
        </draw:frame>
        <draw:frame draw:style-name="gr6" draw:layer="layout" svg:width="0.222cm" svg:height="0.442cm" svg:x="7.84cm" svg:y="17.117cm">
          <draw:text-box>
            <text:p text:style-name="P1"><text:span text:style-name="T7"><text:s text:c="2"/></text:span></text:p>
          </draw:text-box>
        </draw:frame>
        <draw:frame draw:style-name="gr4" draw:layer="layout" svg:width="0.112cm" svg:height="0.442cm" svg:x="3.721cm" svg:y="18.2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302cm" svg:y="18.09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24cm" svg:y="18.09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356cm" svg:y="18.09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951cm" svg:y="18.09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546cm" svg:y="18.09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977cm" svg:y="18.09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472cm" svg:y="18.09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858cm" svg:y="18.09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696cm" svg:y="19.1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302cm" svg:y="19.0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724cm" svg:y="19.0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156cm" svg:y="19.022cm">
          <draw:text-box>
            <text:p text:style-name="P1"><text:span text:style-name="T4"><text:s/></text:span></text:p>
          </draw:text-box>
        </draw:frame>
        <draw:frame draw:style-name="gr33" draw:layer="layout" svg:width="0.07cm" svg:height="0.28cm" svg:x="11.627cm" svg:y="19.18cm">
          <draw:text-box>
            <text:p text:style-name="P1"><text:span text:style-name="T16"><text:s/></text:span></text:p>
          </draw:text-box>
        </draw:frame>
        <draw:frame draw:style-name="gr136" draw:layer="layout" svg:width="8.659cm" svg:height="0.357cm" svg:x="8.595cm" svg:y="1.266cm">
          <draw:text-box>
            <text:p text:style-name="P1"><text:span text:style-name="T1">Research indices using web scraped data: May 2016 update </text:span></text:p>
          </draw:text-box>
        </draw:frame>
        <draw:frame draw:style-name="gr9" draw:layer="layout" svg:width="1.691cm" svg:height="0.357cm" svg:x="17.419cm" svg:y="1.266cm">
          <draw:text-box>
            <text:p text:style-name="P1"><text:span text:style-name="T1">23/05/2016 </text:span></text:p>
          </draw:text-box>
        </draw:frame>
        <draw:frame draw:style-name="gr137" draw:layer="layout" svg:width="5.277cm" svg:height="0.442cm" svg:x="6.35cm" svg:y="2.768cm">
          <draw:text-box>
            <text:p text:style-name="P1"><text:span text:style-name="T4">Is the geometric mean of the n</text:span></text:p>
          </draw:text-box>
        </draw:frame>
        <draw:frame draw:style-name="gr138" draw:layer="layout" svg:width="0.137cm" svg:height="0.28cm" svg:x="11.597cm" svg:y="2.926cm">
          <draw:text-box>
            <text:p text:style-name="P1"><text:span text:style-name="T16">t </text:span></text:p>
          </draw:text-box>
        </draw:frame>
        <draw:frame draw:style-name="gr139" draw:layer="layout" svg:width="3.651cm" svg:height="0.442cm" svg:x="11.775cm" svg:y="2.695cm">
          <draw:text-box>
            <text:p text:style-name="P1"><text:span text:style-name="T4">daily prices (k = 1…n</text:span></text:p>
          </draw:text-box>
        </draw:frame>
        <draw:frame draw:style-name="gr33" draw:layer="layout" svg:width="0.07cm" svg:height="0.28cm" svg:x="15.407cm" svg:y="2.926cm">
          <draw:text-box>
            <text:p text:style-name="P1"><text:span text:style-name="T16">t</text:span></text:p>
          </draw:text-box>
        </draw:frame>
        <draw:frame draw:style-name="gr140" draw:layer="layout" svg:width="2.695cm" svg:height="0.442cm" svg:x="15.475cm" svg:y="2.768cm">
          <draw:text-box>
            <text:p text:style-name="P1"><text:span text:style-name="T4">) of product </text:span><text:span text:style-name="T7">j </text:span><text:span text:style-name="T4">in </text:span></text:p>
          </draw:text-box>
        </draw:frame>
        <draw:line draw:style-name="gr38" draw:layer="layout" svg:x1="3.245cm" svg:y1="2.968cm" svg:x2="3.486cm" svg:y2="2.968cm">
          <text:p/>
        </draw:line>
        <draw:frame draw:style-name="gr141" draw:layer="layout" svg:width="1.416cm" svg:height="0.442cm" svg:x="6.35cm" svg:y="3.298cm">
          <draw:text-box>
            <text:p text:style-name="P1"><text:span text:style-name="T7">month t </text:span></text:p>
          </draw:text-box>
        </draw:frame>
        <draw:frame draw:style-name="gr15" draw:layer="layout" svg:width="0.252cm" svg:height="0.975cm" svg:x="4.788cm" svg:y="2.708cm">
          <draw:text-box>
            <text:p text:style-name="P1"><text:span text:style-name="T8"></text:span></text:p>
          </draw:text-box>
        </draw:frame>
        <draw:line draw:style-name="gr41" draw:layer="layout" svg:x1="5.652cm" svg:y1="2.984cm" svg:x2="5.904cm" svg:y2="2.984cm">
          <text:p/>
        </draw:line>
        <draw:frame draw:style-name="gr15" draw:layer="layout" svg:width="0.252cm" svg:height="0.975cm" svg:x="5.486cm" svg:y="2.708cm">
          <draw:text-box>
            <text:p text:style-name="P1"><text:span text:style-name="T8"></text:span></text:p>
          </draw:text-box>
        </draw:frame>
        <draw:frame draw:style-name="gr17" draw:layer="layout" svg:width="0.193cm" svg:height="0.352cm" svg:x="4.392cm" svg:y="3.563cm">
          <draw:text-box>
            <text:p text:style-name="P1"><text:span text:style-name="T12"></text:span></text:p>
          </draw:text-box>
        </draw:frame>
        <draw:frame draw:style-name="gr20" draw:layer="layout" svg:width="0.252cm" svg:height="0.602cm" svg:x="3.806cm" svg:y="2.932cm">
          <draw:text-box>
            <text:p text:style-name="P1"><text:span text:style-name="T13"></text:span></text:p>
          </draw:text-box>
        </draw:frame>
        <draw:frame draw:style-name="gr22" draw:layer="layout" svg:width="0.565cm" svg:height="0.898cm" svg:x="4.167cm" svg:y="2.81cm">
          <draw:text-box>
            <text:p text:style-name="P1"><text:span text:style-name="T14"></text:span></text:p>
          </draw:text-box>
        </draw:frame>
        <draw:frame draw:style-name="gr17" draw:layer="layout" svg:width="0.15cm" svg:height="0.306cm" svg:x="5.714cm" svg:y="2.696cm">
          <draw:text-box>
            <text:p text:style-name="P1"><text:span text:style-name="T9">1</text:span></text:p>
          </draw:text-box>
        </draw:frame>
        <draw:frame draw:style-name="gr142" draw:layer="layout" svg:width="0.057cm" svg:height="0.217cm" svg:x="5.799cm" svg:y="3.188cm">
          <draw:text-box>
            <text:p text:style-name="P1"><text:span text:style-name="T49">t</text:span></text:p>
          </draw:text-box>
        </draw:frame>
        <draw:frame draw:style-name="gr17" draw:layer="layout" svg:width="0.078cm" svg:height="0.306cm" svg:x="3.508cm" svg:y="2.876cm">
          <draw:text-box>
            <text:p text:style-name="P1"><text:span text:style-name="T10">t</text:span></text:p>
          </draw:text-box>
        </draw:frame>
        <draw:frame draw:style-name="gr17" draw:layer="layout" svg:width="0.137cm" svg:height="0.306cm" svg:x="5.253cm" svg:y="2.996cm">
          <draw:text-box>
            <text:p text:style-name="P1"><text:span text:style-name="T10">k</text:span></text:p>
          </draw:text-box>
        </draw:frame>
        <draw:frame draw:style-name="gr17" draw:layer="layout" svg:width="0.15cm" svg:height="0.306cm" svg:x="5.666cm" svg:y="3.064cm">
          <draw:text-box>
            <text:p text:style-name="P1"><text:span text:style-name="T10">n</text:span></text:p>
          </draw:text-box>
        </draw:frame>
        <draw:frame draw:style-name="gr17" draw:layer="layout" svg:width="0.061cm" svg:height="0.306cm" svg:x="3.555cm" svg:y="3.315cm">
          <draw:text-box>
            <text:p text:style-name="P1"><text:span text:style-name="T10">j</text:span></text:p>
          </draw:text-box>
        </draw:frame>
        <draw:frame draw:style-name="gr17" draw:layer="layout" svg:width="0.061cm" svg:height="0.306cm" svg:x="5.267cm" svg:y="3.323cm">
          <draw:text-box>
            <text:p text:style-name="P1"><text:span text:style-name="T10">j</text:span></text:p>
          </draw:text-box>
        </draw:frame>
        <draw:frame draw:style-name="gr143" draw:layer="layout" svg:width="0.314cm" svg:height="0.306cm" svg:x="4.248cm" svg:y="3.639cm">
          <draw:text-box>
            <text:p text:style-name="P1"><text:span text:style-name="T10">kt</text:span></text:p>
          </draw:text-box>
        </draw:frame>
        <draw:frame draw:style-name="gr144" draw:layer="layout" svg:width="1.737cm" svg:height="0.513cm" svg:x="3.25cm" svg:y="3.063cm">
          <draw:text-box>
            <text:p text:style-name="P1"><text:span text:style-name="T11">pp</text:span></text:p>
          </draw:text-box>
        </draw:frame>
        <draw:frame draw:style-name="gr53" draw:layer="layout" svg:width="0.121cm" svg:height="0.471cm" svg:x="3.495cm" svg:y="4.529cm">
          <draw:text-box>
            <text:p text:style-name="P1"><text:span text:style-name="T28"></text:span></text:p>
          </draw:text-box>
        </draw:frame>
        <draw:frame draw:style-name="gr53" draw:layer="layout" svg:width="0.121cm" svg:height="0.471cm" svg:x="3.924cm" svg:y="4.529cm">
          <draw:text-box>
            <text:p text:style-name="P1"><text:span text:style-name="T28"></text:span></text:p>
          </draw:text-box>
        </draw:frame>
        <draw:frame draw:style-name="gr17" draw:layer="layout" svg:width="0.078cm" svg:height="0.306cm" svg:x="3.75cm" svg:y="4.679cm">
          <draw:text-box>
            <text:p text:style-name="P1"><text:span text:style-name="T29">,</text:span></text:p>
          </draw:text-box>
        </draw:frame>
        <draw:frame draw:style-name="gr54" draw:layer="layout" svg:width="0.218cm" svg:height="0.306cm" svg:x="3.594cm" svg:y="4.679cm">
          <draw:text-box>
            <text:p text:style-name="P1"><text:span text:style-name="T30">st</text:span></text:p>
          </draw:text-box>
        </draw:frame>
        <draw:frame draw:style-name="gr55" draw:layer="layout" svg:width="0.248cm" svg:height="0.416cm" svg:x="3.242cm" svg:y="4.446cm">
          <draw:text-box>
            <text:p text:style-name="P1"><text:span text:style-name="T31">S</text:span></text:p>
          </draw:text-box>
        </draw:frame>
        <draw:frame draw:style-name="gr56" draw:layer="layout" svg:width="0.121cm" svg:height="0.471cm" svg:x="3.477cm" svg:y="5.693cm">
          <draw:text-box>
            <text:p text:style-name="P1"><text:span text:style-name="T28"></text:span></text:p>
          </draw:text-box>
        </draw:frame>
        <draw:frame draw:style-name="gr56" draw:layer="layout" svg:width="0.121cm" svg:height="0.471cm" svg:x="3.921cm" svg:y="5.693cm">
          <draw:text-box>
            <text:p text:style-name="P1"><text:span text:style-name="T28"></text:span></text:p>
          </draw:text-box>
        </draw:frame>
        <draw:frame draw:style-name="gr57" draw:layer="layout" svg:width="0.078cm" svg:height="0.306cm" svg:x="3.741cm" svg:y="5.843cm">
          <draw:text-box>
            <text:p text:style-name="P1"><text:span text:style-name="T29">,</text:span></text:p>
          </draw:text-box>
        </draw:frame>
        <draw:frame draw:style-name="gr58" draw:layer="layout" svg:width="0.226cm" svg:height="0.306cm" svg:x="3.579cm" svg:y="5.843cm">
          <draw:text-box>
            <text:p text:style-name="P1"><text:span text:style-name="T30">st</text:span></text:p>
          </draw:text-box>
        </draw:frame>
        <draw:frame draw:style-name="gr55" draw:layer="layout" svg:width="0.205cm" svg:height="0.416cm" svg:x="3.255cm" svg:y="5.611cm">
          <draw:text-box>
            <text:p text:style-name="P1"><text:span text:style-name="T31">n</text:span></text:p>
          </draw:text-box>
        </draw:frame>
        <draw:frame draw:style-name="gr59" draw:layer="layout" svg:width="10.319cm" svg:height="0.442cm" svg:x="6.35cm" svg:y="4.276cm">
          <draw:text-box>
            <text:p text:style-name="P1"><text:span text:style-name="T4">Is the set of products common to both </text:span><text:span text:style-name="T7">month s </text:span><text:span text:style-name="T4">and </text:span><text:span text:style-name="T7">month t </text:span></text:p>
          </draw:text-box>
        </draw:frame>
        <draw:frame draw:style-name="gr60" draw:layer="layout" svg:width="5.209cm" svg:height="0.442cm" svg:x="6.35cm" svg:y="5.44cm">
          <draw:text-box>
            <text:p text:style-name="P1"><text:span text:style-name="T4">Is the number of products in </text:span><text:span text:style-name="T7">S</text:span></text:p>
          </draw:text-box>
        </draw:frame>
        <draw:frame draw:style-name="gr61" draw:layer="layout" svg:width="0.489cm" svg:height="0.28cm" svg:x="11.534cm" svg:y="5.598cm">
          <draw:text-box>
            <text:p text:style-name="P1"><text:span text:style-name="T32">(s,t) </text:span></text:p>
          </draw:text-box>
        </draw:frame>
        <draw:frame draw:style-name="gr145" draw:layer="layout" svg:width="7.914cm" svg:height="0.479cm" svg:x="1.998cm" svg:y="7.49cm">
          <draw:text-box>
            <text:p text:style-name="P1"><text:span text:style-name="T6">A2.2 Daily Chained Jevons Price Index </text:span></text:p>
          </draw:text-box>
        </draw:frame>
        <draw:frame draw:style-name="gr146" draw:layer="layout" svg:width="16.436cm" svg:height="0.442cm" svg:x="1.998cm" svg:y="8.128cm">
          <draw:text-box>
            <text:p text:style-name="P1"><text:span text:style-name="T4">The Monthly, Fortnightly and Weekly versions of the Daily Chained Jevons Price index take the </text:span></text:p>
          </draw:text-box>
        </draw:frame>
        <draw:frame draw:style-name="gr147" draw:layer="layout" svg:width="16.876cm" svg:height="0.442cm" svg:x="1.998cm" svg:y="8.657cm">
          <draw:text-box>
            <text:p text:style-name="P1"><text:span text:style-name="T4">geometric mean of the value of the Daily Chained Jevons Price index across the Month, Fortnight </text:span></text:p>
          </draw:text-box>
        </draw:frame>
        <draw:frame draw:style-name="gr148" draw:layer="layout" svg:width="3.799cm" svg:height="0.442cm" svg:x="1.998cm" svg:y="9.187cm">
          <draw:text-box>
            <text:p text:style-name="P1"><text:span text:style-name="T4">or Week respectively. </text:span></text:p>
          </draw:text-box>
        </draw:frame>
        <draw:frame draw:style-name="gr149" draw:layer="layout" svg:width="4.345cm" svg:height="0.479cm" svg:x="1.998cm" svg:y="10.103cm">
          <draw:text-box>
            <text:p text:style-name="P1"><text:span text:style-name="T6">A2.3 Unit Price Index </text:span></text:p>
          </draw:text-box>
        </draw:frame>
        <draw:frame draw:style-name="gr150" draw:layer="layout" svg:width="16.999cm" svg:height="0.442cm" svg:x="1.998cm" svg:y="10.741cm">
          <draw:text-box>
            <text:p text:style-name="P1"><text:span text:style-name="T4">The Monthly, Fortnightly and Weekly unit price indices are calculated in the same way as the Daily </text:span></text:p>
          </draw:text-box>
        </draw:frame>
        <draw:frame draw:style-name="gr151" draw:layer="layout" svg:width="16.406cm" svg:height="0.442cm" svg:x="1.998cm" svg:y="11.27cm">
          <draw:text-box>
            <text:p text:style-name="P1"><text:span text:style-name="T4">unit price index; however the prices that are used in equation [4] are average prices across the </text:span></text:p>
          </draw:text-box>
        </draw:frame>
        <draw:line draw:style-name="gr38" draw:layer="layout" svg:x1="6.174cm" svg:y1="13.541cm" svg:x2="6.416cm" svg:y2="13.541cm">
          <text:p/>
        </draw:line>
        <draw:line draw:style-name="gr38" draw:layer="layout" svg:x1="6.16cm" svg:y1="14.315cm" svg:x2="6.402cm" svg:y2="14.315cm">
          <text:p/>
        </draw:line>
        <draw:line draw:style-name="gr38" draw:layer="layout" svg:x1="6.124cm" svg:y1="14.16cm" svg:x2="6.645cm" svg:y2="14.16cm">
          <text:p/>
        </draw:line>
        <draw:line draw:style-name="gr41" draw:layer="layout" svg:x1="6.9cm" svg:y1="13.447cm" svg:x2="7.178cm" svg:y2="13.447cm">
          <text:p/>
        </draw:line>
        <draw:frame draw:style-name="gr152" draw:layer="layout" svg:width="10.302cm" svg:height="0.442cm" svg:x="1.998cm" svg:y="11.8cm">
          <draw:text-box>
            <text:p text:style-name="P1"><text:span text:style-name="T4">desired period, calculated using a geometric mean. That is: </text:span></text:p>
          </draw:text-box>
        </draw:frame>
        <draw:frame draw:style-name="gr153" draw:layer="layout" svg:width="0.095cm" svg:height="0.242cm" svg:x="7.058cm" svg:y="13.431cm">
          <draw:text-box>
            <text:p text:style-name="P1"><text:span text:style-name="T50"></text:span></text:p>
          </draw:text-box>
        </draw:frame>
        <draw:frame draw:style-name="gr153" draw:layer="layout" svg:width="0.095cm" svg:height="0.242cm" svg:x="5.717cm" svg:y="14.411cm">
          <draw:text-box>
            <text:p text:style-name="P1"><text:span text:style-name="T50"></text:span></text:p>
          </draw:text-box>
        </draw:frame>
        <draw:frame draw:style-name="gr40" draw:layer="layout" svg:width="0.184cm" svg:height="0.335cm" svg:x="5.368cm" svg:y="14.454cm">
          <draw:text-box>
            <text:p text:style-name="P1"><text:span text:style-name="T17"></text:span></text:p>
          </draw:text-box>
        </draw:frame>
        <draw:frame draw:style-name="gr154" draw:layer="layout" svg:width="0.243cm" svg:height="0.577cm" svg:x="4.887cm" svg:y="12.379cm">
          <draw:text-box>
            <text:p text:style-name="P1"><text:span text:style-name="T51"></text:span></text:p>
          </draw:text-box>
        </draw:frame>
        <draw:frame draw:style-name="gr155" draw:layer="layout" svg:width="0.822cm" svg:height="0.577cm" svg:x="5.886cm" svg:y="13.371cm">
          <draw:text-box>
            <text:p text:style-name="P1"><text:span text:style-name="T51"></text:span></text:p>
          </draw:text-box>
        </draw:frame>
        <draw:frame draw:style-name="gr155" draw:layer="layout" svg:width="0.822cm" svg:height="0.577cm" svg:x="5.886cm" svg:y="13.788cm">
          <draw:text-box>
            <text:p text:style-name="P1"><text:span text:style-name="T51"></text:span></text:p>
          </draw:text-box>
        </draw:frame>
        <draw:frame draw:style-name="gr154" draw:layer="layout" svg:width="0.243cm" svg:height="0.577cm" svg:x="4.887cm" svg:y="13.827cm">
          <draw:text-box>
            <text:p text:style-name="P1"><text:span text:style-name="T51"></text:span></text:p>
          </draw:text-box>
        </draw:frame>
        <draw:frame draw:style-name="gr155" draw:layer="layout" svg:width="0.822cm" svg:height="0.577cm" svg:x="5.886cm" svg:y="14.165cm">
          <draw:text-box>
            <text:p text:style-name="P1"><text:span text:style-name="T51"></text:span></text:p>
          </draw:text-box>
        </draw:frame>
        <draw:frame draw:style-name="gr155" draw:layer="layout" svg:width="0.822cm" svg:height="0.577cm" svg:x="5.886cm" svg:y="14.439cm">
          <draw:text-box>
            <text:p text:style-name="P1"><text:span text:style-name="T51"></text:span></text:p>
          </draw:text-box>
        </draw:frame>
        <draw:frame draw:style-name="gr156" draw:layer="layout" svg:width="0.544cm" svg:height="0.861cm" svg:x="5.257cm" svg:y="13.711cm">
          <draw:text-box>
            <text:p text:style-name="P1"><text:span text:style-name="T52"></text:span></text:p>
          </draw:text-box>
        </draw:frame>
        <draw:frame draw:style-name="gr157" draw:layer="layout" svg:width="0.214cm" svg:height="0.289cm" svg:x="4.406cm" svg:y="12.441cm">
          <draw:text-box>
            <text:p text:style-name="P1"><text:span text:style-name="T53">0,</text:span></text:p>
          </draw:text-box>
        </draw:frame>
        <draw:frame draw:style-name="gr157" draw:layer="layout" svg:width="0.214cm" svg:height="0.289cm" svg:x="5.598cm" svg:y="12.441cm">
          <draw:text-box>
            <text:p text:style-name="P1"><text:span text:style-name="T53">0,</text:span></text:p>
          </draw:text-box>
        </draw:frame>
        <draw:frame draw:style-name="gr40" draw:layer="layout" svg:width="0.142cm" svg:height="0.289cm" svg:x="6.975cm" svg:y="13.172cm">
          <draw:text-box>
            <text:p text:style-name="P1"><text:span text:style-name="T53">1</text:span></text:p>
          </draw:text-box>
        </draw:frame>
        <draw:frame draw:style-name="gr40" draw:layer="layout" svg:width="0.142cm" svg:height="0.289cm" svg:x="6.428cm" svg:y="14.227cm">
          <draw:text-box>
            <text:p text:style-name="P1"><text:span text:style-name="T53">0</text:span></text:p>
          </draw:text-box>
        </draw:frame>
        <draw:frame draw:style-name="gr158" draw:layer="layout" svg:width="1.193cm" svg:height="0.289cm" svg:x="4.619cm" svg:y="12.441cm">
          <draw:text-box>
            <text:p text:style-name="P1"><text:span text:style-name="T54">tt</text:span></text:p>
          </draw:text-box>
        </draw:frame>
        <draw:frame draw:style-name="gr159" draw:layer="layout" svg:width="0.353cm" svg:height="0.289cm" svg:x="4.301cm" svg:y="12.753cm">
          <draw:text-box>
            <text:p text:style-name="P1"><text:span text:style-name="T54">UP</text:span></text:p>
          </draw:text-box>
        </draw:frame>
        <draw:frame draw:style-name="gr40" draw:layer="layout" svg:width="0.129cm" svg:height="0.289cm" svg:x="5.511cm" svg:y="12.753cm">
          <draw:text-box>
            <text:p text:style-name="P1"><text:span text:style-name="T54">J</text:span></text:p>
          </draw:text-box>
        </draw:frame>
        <draw:frame draw:style-name="gr40" draw:layer="layout" svg:width="0.074cm" svg:height="0.289cm" svg:x="6.437cm" svg:y="13.454cm">
          <draw:text-box>
            <text:p text:style-name="P1"><text:span text:style-name="T54">t</text:span></text:p>
          </draw:text-box>
        </draw:frame>
        <draw:frame draw:style-name="gr40" draw:layer="layout" svg:width="0.142cm" svg:height="0.289cm" svg:x="6.913cm" svg:y="13.547cm">
          <draw:text-box>
            <text:p text:style-name="P1"><text:span text:style-name="T54">n</text:span></text:p>
          </draw:text-box>
        </draw:frame>
        <draw:frame draw:style-name="gr40" draw:layer="layout" svg:width="0.057cm" svg:height="0.289cm" svg:x="6.484cm" svg:y="13.873cm">
          <draw:text-box>
            <text:p text:style-name="P1"><text:span text:style-name="T54">j</text:span></text:p>
          </draw:text-box>
        </draw:frame>
        <draw:frame draw:style-name="gr160" draw:layer="layout" svg:width="0.232cm" svg:height="0.289cm" svg:x="5.299cm" svg:y="14.527cm">
          <draw:text-box>
            <text:p text:style-name="P1"><text:span text:style-name="T54">jS</text:span></text:p>
          </draw:text-box>
        </draw:frame>
        <draw:frame draw:style-name="gr40" draw:layer="layout" svg:width="0.057cm" svg:height="0.289cm" svg:x="6.47cm" svg:y="14.646cm">
          <draw:text-box>
            <text:p text:style-name="P1"><text:span text:style-name="T54">j</text:span></text:p>
          </draw:text-box>
        </draw:frame>
        <draw:frame draw:style-name="gr161" draw:layer="layout" svg:width="1.193cm" svg:height="0.492cm" svg:x="4.056cm" svg:y="12.505cm">
          <draw:text-box>
            <text:p text:style-name="P1"><text:span text:style-name="T55">PP</text:span></text:p>
          </draw:text-box>
        </draw:frame>
        <draw:frame draw:style-name="gr154" draw:layer="layout" svg:width="0.243cm" svg:height="0.492cm" svg:x="6.179cm" svg:y="13.632cm">
          <draw:text-box>
            <text:p text:style-name="P1"><text:span text:style-name="T55">p</text:span></text:p>
          </draw:text-box>
        </draw:frame>
        <draw:frame draw:style-name="gr154" draw:layer="layout" svg:width="0.243cm" svg:height="0.492cm" svg:x="6.166cm" svg:y="14.406cm">
          <draw:text-box>
            <text:p text:style-name="P1"><text:span text:style-name="T55">p</text:span></text:p>
          </draw:text-box>
        </draw:frame>
        <draw:frame draw:style-name="gr23" draw:layer="layout" svg:width="0.438cm" svg:height="0.442cm" svg:x="16.45cm" svg:y="12.959cm">
          <draw:text-box>
            <text:p text:style-name="P1"><text:span text:style-name="T4">[7]</text:span></text:p>
          </draw:text-box>
        </draw:frame>
        <draw:frame draw:style-name="gr24" draw:layer="layout" svg:width="0.099cm" svg:height="0.475cm" svg:x="16.879cm" svg:y="12.973cm">
          <draw:text-box>
            <text:p text:style-name="P1"><text:span text:style-name="T15"><text:s/></text:span></text:p>
          </draw:text-box>
        </draw:frame>
        <draw:line draw:style-name="gr38" draw:layer="layout" svg:x1="3.245cm" svg:y1="16.786cm" svg:x2="3.486cm" svg:y2="16.786cm">
          <text:p/>
        </draw:line>
        <draw:frame draw:style-name="gr25" draw:layer="layout" svg:width="1.479cm" svg:height="0.442cm" svg:x="2.998cm" svg:y="15.842cm">
          <draw:text-box>
            <text:p text:style-name="P1"><text:span text:style-name="T4">Where : </text:span></text:p>
          </draw:text-box>
        </draw:frame>
        <draw:frame draw:style-name="gr15" draw:layer="layout" svg:width="0.252cm" svg:height="0.975cm" svg:x="4.788cm" svg:y="16.527cm">
          <draw:text-box>
            <text:p text:style-name="P1"><text:span text:style-name="T8"></text:span></text:p>
          </draw:text-box>
        </draw:frame>
        <draw:line draw:style-name="gr41" draw:layer="layout" svg:x1="5.652cm" svg:y1="16.802cm" svg:x2="5.904cm" svg:y2="16.802cm">
          <text:p/>
        </draw:line>
        <draw:frame draw:style-name="gr15" draw:layer="layout" svg:width="0.252cm" svg:height="0.975cm" svg:x="5.486cm" svg:y="16.527cm">
          <draw:text-box>
            <text:p text:style-name="P1"><text:span text:style-name="T8"></text:span></text:p>
          </draw:text-box>
        </draw:frame>
        <draw:frame draw:style-name="gr17" draw:layer="layout" svg:width="0.193cm" svg:height="0.352cm" svg:x="4.392cm" svg:y="17.381cm">
          <draw:text-box>
            <text:p text:style-name="P1"><text:span text:style-name="T12"></text:span></text:p>
          </draw:text-box>
        </draw:frame>
        <draw:frame draw:style-name="gr20" draw:layer="layout" svg:width="0.252cm" svg:height="0.602cm" svg:x="3.806cm" svg:y="16.75cm">
          <draw:text-box>
            <text:p text:style-name="P1"><text:span text:style-name="T13"></text:span></text:p>
          </draw:text-box>
        </draw:frame>
        <draw:frame draw:style-name="gr22" draw:layer="layout" svg:width="0.565cm" svg:height="0.898cm" svg:x="4.167cm" svg:y="16.628cm">
          <draw:text-box>
            <text:p text:style-name="P1"><text:span text:style-name="T14"></text:span></text:p>
          </draw:text-box>
        </draw:frame>
        <draw:frame draw:style-name="gr17" draw:layer="layout" svg:width="0.15cm" svg:height="0.306cm" svg:x="5.714cm" svg:y="16.514cm">
          <draw:text-box>
            <text:p text:style-name="P1"><text:span text:style-name="T9">1</text:span></text:p>
          </draw:text-box>
        </draw:frame>
        <draw:frame draw:style-name="gr142" draw:layer="layout" svg:width="0.057cm" svg:height="0.217cm" svg:x="5.799cm" svg:y="17.007cm">
          <draw:text-box>
            <text:p text:style-name="P1"><text:span text:style-name="T49">t</text:span></text:p>
          </draw:text-box>
        </draw:frame>
        <draw:frame draw:style-name="gr17" draw:layer="layout" svg:width="0.078cm" svg:height="0.306cm" svg:x="3.508cm" svg:y="16.694cm">
          <draw:text-box>
            <text:p text:style-name="P1"><text:span text:style-name="T10">t</text:span></text:p>
          </draw:text-box>
        </draw:frame>
        <draw:frame draw:style-name="gr17" draw:layer="layout" svg:width="0.137cm" svg:height="0.306cm" svg:x="5.253cm" svg:y="16.814cm">
          <draw:text-box>
            <text:p text:style-name="P1"><text:span text:style-name="T10">k</text:span></text:p>
          </draw:text-box>
        </draw:frame>
        <draw:frame draw:style-name="gr17" draw:layer="layout" svg:width="0.15cm" svg:height="0.306cm" svg:x="5.666cm" svg:y="16.882cm">
          <draw:text-box>
            <text:p text:style-name="P1"><text:span text:style-name="T10">n</text:span></text:p>
          </draw:text-box>
        </draw:frame>
        <draw:frame draw:style-name="gr17" draw:layer="layout" svg:width="0.061cm" svg:height="0.306cm" svg:x="3.555cm" svg:y="17.133cm">
          <draw:text-box>
            <text:p text:style-name="P1"><text:span text:style-name="T10">j</text:span></text:p>
          </draw:text-box>
        </draw:frame>
        <draw:frame draw:style-name="gr17" draw:layer="layout" svg:width="0.061cm" svg:height="0.306cm" svg:x="5.267cm" svg:y="17.141cm">
          <draw:text-box>
            <text:p text:style-name="P1"><text:span text:style-name="T10">j</text:span></text:p>
          </draw:text-box>
        </draw:frame>
        <draw:frame draw:style-name="gr143" draw:layer="layout" svg:width="0.314cm" svg:height="0.306cm" svg:x="4.248cm" svg:y="17.457cm">
          <draw:text-box>
            <text:p text:style-name="P1"><text:span text:style-name="T10">kt</text:span></text:p>
          </draw:text-box>
        </draw:frame>
        <draw:frame draw:style-name="gr144" draw:layer="layout" svg:width="1.737cm" svg:height="0.513cm" svg:x="3.25cm" svg:y="16.881cm">
          <draw:text-box>
            <text:p text:style-name="P1"><text:span text:style-name="T11">pp</text:span></text:p>
          </draw:text-box>
        </draw:frame>
        <draw:frame draw:style-name="gr105" draw:layer="layout" svg:width="0.137cm" svg:height="0.357cm" svg:x="3.516cm" svg:y="17.973cm">
          <draw:text-box>
            <text:p text:style-name="P1"><text:span text:style-name="T37"></text:span></text:p>
          </draw:text-box>
        </draw:frame>
        <draw:frame draw:style-name="gr162" draw:layer="layout" svg:width="0.252cm" svg:height="0.42cm" svg:x="3.235cm" svg:y="18.266cm">
          <draw:text-box>
            <text:p text:style-name="P1"><text:span text:style-name="T38">S</text:span></text:p>
          </draw:text-box>
        </draw:frame>
        <draw:frame draw:style-name="gr73" draw:layer="layout" svg:width="0.133cm" svg:height="0.348cm" svg:x="3.484cm" svg:y="18.904cm">
          <draw:text-box>
            <text:p text:style-name="P1"><text:span text:style-name="T23"></text:span></text:p>
          </draw:text-box>
        </draw:frame>
        <draw:frame draw:style-name="gr163" draw:layer="layout" svg:width="0.205cm" svg:height="0.412cm" svg:x="3.256cm" svg:y="19.188cm">
          <draw:text-box>
            <text:p text:style-name="P1"><text:span text:style-name="T56">n</text:span></text:p>
          </draw:text-box>
        </draw:frame>
        <draw:frame draw:style-name="gr137" draw:layer="layout" svg:width="5.277cm" svg:height="0.442cm" svg:x="6.35cm" svg:y="16.588cm">
          <draw:text-box>
            <text:p text:style-name="P1"><text:span text:style-name="T4">Is the geometric mean of the n</text:span></text:p>
          </draw:text-box>
        </draw:frame>
        <draw:frame draw:style-name="gr138" draw:layer="layout" svg:width="0.137cm" svg:height="0.28cm" svg:x="11.597cm" svg:y="16.746cm">
          <draw:text-box>
            <text:p text:style-name="P1"><text:span text:style-name="T16">t </text:span></text:p>
          </draw:text-box>
        </draw:frame>
        <draw:frame draw:style-name="gr139" draw:layer="layout" svg:width="3.651cm" svg:height="0.442cm" svg:x="11.775cm" svg:y="16.515cm">
          <draw:text-box>
            <text:p text:style-name="P1"><text:span text:style-name="T4">daily prices (k = 1…n</text:span></text:p>
          </draw:text-box>
        </draw:frame>
        <draw:frame draw:style-name="gr33" draw:layer="layout" svg:width="0.07cm" svg:height="0.28cm" svg:x="15.407cm" svg:y="16.746cm">
          <draw:text-box>
            <text:p text:style-name="P1"><text:span text:style-name="T16">t</text:span></text:p>
          </draw:text-box>
        </draw:frame>
        <draw:frame draw:style-name="gr164" draw:layer="layout" svg:width="2.284cm" svg:height="0.442cm" svg:x="15.475cm" svg:y="16.588cm">
          <draw:text-box>
            <text:p text:style-name="P1"><text:span text:style-name="T4">) of product </text:span><text:span text:style-name="T7">j </text:span></text:p>
          </draw:text-box>
        </draw:frame>
        <draw:frame draw:style-name="gr165" draw:layer="layout" svg:width="1.827cm" svg:height="0.442cm" svg:x="6.35cm" svg:y="17.117cm">
          <draw:text-box>
            <text:p text:style-name="P1"><text:span text:style-name="T4">in </text:span><text:span text:style-name="T7">month t </text:span></text:p>
          </draw:text-box>
        </draw:frame>
        <draw:frame draw:style-name="gr108" draw:layer="layout" svg:width="7.66cm" svg:height="0.442cm" svg:x="6.35cm" svg:y="18.095cm">
          <draw:text-box>
            <text:p text:style-name="P1"><text:span text:style-name="T4">Is the set of products common to all periods </text:span></text:p>
          </draw:text-box>
        </draw:frame>
        <draw:frame draw:style-name="gr60" draw:layer="layout" svg:width="5.209cm" svg:height="0.442cm" svg:x="6.35cm" svg:y="19.022cm">
          <draw:text-box>
            <text:p text:style-name="P1"><text:span text:style-name="T4">Is the number of products in </text:span><text:span text:style-name="T7">S</text:span></text:p>
          </draw:text-box>
        </draw:frame>
        <draw:frame draw:style-name="gr109" draw:layer="layout" svg:width="0.167cm" svg:height="0.28cm" svg:x="11.534cm" svg:y="18.948cm">
          <draw:text-box>
            <text:p text:style-name="P1"><text:span text:style-name="T32">* </text:span></text:p>
          </draw:text-box>
        </draw:frame>
        <draw:frame draw:style-name="gr166" draw:layer="layout" svg:width="6.699cm" svg:height="0.479cm" svg:x="1.998cm" svg:y="20.784cm">
          <draw:text-box>
            <text:p text:style-name="P1"><text:span text:style-name="T6">A3 CPI (using web scraped data) </text:span></text:p>
          </draw:text-box>
        </draw:frame>
        <draw:frame draw:style-name="gr167" draw:layer="layout" svg:width="4.333cm" svg:height="0.442cm" svg:x="1.998cm" svg:y="21.765cm">
          <draw:text-box>
            <text:p text:style-name="P1"><text:span text:style-name="T48">Sampling by index day </text:span></text:p>
          </draw:text-box>
        </draw:frame>
        <draw:frame draw:style-name="gr168" draw:layer="layout" svg:width="16.432cm" svg:height="0.442cm" svg:x="1.998cm" svg:y="22.409cm">
          <draw:text-box>
            <text:p text:style-name="P1"><text:span text:style-name="T4">The CPI collection takes place on the second or third Tuesday of every month. To emulate this, </text:span></text:p>
          </draw:text-box>
        </draw:frame>
        <draw:frame draw:style-name="gr169" draw:layer="layout" svg:width="8.304cm" svg:height="0.442cm" svg:x="1.998cm" svg:y="22.938cm">
          <draw:text-box>
            <text:p text:style-name="P1"><text:span text:style-name="T4">web-scraped data is sub-setted on these dates. </text:span></text:p>
          </draw:text-box>
        </draw:frame>
        <draw:frame draw:style-name="gr170" draw:layer="layout" svg:width="4.511cm" svg:height="0.442cm" svg:x="1.998cm" svg:y="23.888cm">
          <draw:text-box>
            <text:p text:style-name="P1"><text:span text:style-name="T48">Classification problems </text:span></text:p>
          </draw:text-box>
        </draw:frame>
        <draw:frame draw:style-name="gr171" draw:layer="layout" svg:width="16.584cm" svg:height="0.442cm" svg:x="1.998cm" svg:y="24.527cm">
          <draw:text-box>
            <text:p text:style-name="P1"><text:span text:style-name="T4">The web scrapers collect all products under a supermarket's product classification; for example, </text:span></text:p>
          </draw:text-box>
        </draw:frame>
        <draw:frame draw:style-name="gr172" draw:layer="layout" svg:width="16.995cm" svg:height="0.442cm" svg:x="1.998cm" svg:y="25.056cm">
          <draw:text-box>
            <text:p text:style-name="P1"><text:span text:style-name="T4">the scraper will navigate to 'Whisky' on the supermarket's website and then collect all the products </text:span></text:p>
          </draw:text-box>
        </draw:frame>
        <draw:frame draw:style-name="gr173" draw:layer="layout" svg:width="16.055cm" svg:height="0.442cm" svg:x="1.998cm" svg:y="25.585cm">
          <draw:text-box>
            <text:p text:style-name="P1"><text:span text:style-name="T4">under this classification. Unfortunately, the supermarkets frequently put other products under </text:span></text:p>
          </draw:text-box>
        </draw:frame>
        <draw:frame draw:style-name="gr174" draw:layer="layout" svg:width="16.25cm" svg:height="0.442cm" svg:x="1.998cm" svg:y="26.114cm">
          <draw:text-box>
            <text:p text:style-name="P1"><text:span text:style-name="T4">'Whisky', such as Rum. This is a common issue across the supermarket categories. For these </text:span></text:p>
          </draw:text-box>
        </draw:frame>
        <draw:frame draw:style-name="gr175" draw:layer="layout" svg:width="16.647cm" svg:height="0.442cm" svg:x="1.998cm" svg:y="26.643cm">
          <draw:text-box>
            <text:p text:style-name="P1"><text:span text:style-name="T4">series, the misclassifications were removed using the experimental automated machine learning </text:span></text:p>
          </draw:text-box>
        </draw:frame>
        <draw:frame draw:style-name="gr26" draw:layer="layout" svg:width="4.011cm" svg:height="0.357cm" svg:x="13.925cm" svg:y="28.185cm">
          <draw:text-box>
            <text:p text:style-name="P1"><text:span text:style-name="T1">Office for National Statistics </text:span></text:p>
          </draw:text-box>
        </draw:frame>
        <draw:frame draw:style-name="gr27" draw:layer="layout" svg:width="0.447cm" svg:height="0.357cm" svg:x="18.672cm" svg:y="28.176cm">
          <draw:text-box>
            <text:p text:style-name="P1"><text:span text:style-name="T2">31 </text:span></text:p>
          </draw:text-box>
        </draw:frame>
      </draw:page>
      <draw:page draw:name="page5" draw:style-name="dp1" draw:master-page-name="master-page53">
        <draw:frame draw:style-name="gr1" draw:layer="layout" svg:width="0.091cm" svg:height="0.357cm" svg:x="17.101cm" svg:y="1.266cm">
          <draw:text-box>
            <text:p text:style-name="P1"><text:span text:style-name="T1"><text:s/></text:span></text:p>
          </draw:text-box>
        </draw:frame>
        <draw:polygon draw:style-name="gr2" draw:layer="layout" svg:width="15.129cm" svg:height="0.035cm" svg:x="1.972cm" svg:y="1.765cm" svg:viewBox="0 0 15130 36" draw:points="0,36 15130,36 15130,0 0,0">
          <text:p/>
        </draw:polygon>
        <draw:polygon draw:style-name="gr2" draw:layer="layout" svg:width="0.034cm" svg:height="0.035cm" svg:x="17.076cm" svg:y="1.765cm" svg:viewBox="0 0 35 36" draw:points="0,36 35,36 35,0 0,0">
          <text:p/>
        </draw:polygon>
        <draw:polygon draw:style-name="gr2" draw:layer="layout" svg:width="1.892cm" svg:height="0.035cm" svg:x="17.11cm" svg:y="1.765cm" svg:viewBox="0 0 1893 36" draw:points="0,36 1893,36 1893,0 0,0">
          <text:p/>
        </draw:polygon>
        <draw:frame draw:style-name="gr1" draw:layer="layout" svg:width="0.091cm" svg:height="0.357cm" svg:x="19.006cm" svg:y="1.266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.998cm" svg:y="1.867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7.825cm" svg:y="28.185cm">
          <draw:text-box>
            <text:p text:style-name="P1"><text:span text:style-name="T1"><text:s/></text:span></text:p>
          </draw:text-box>
        </draw:frame>
        <draw:polygon draw:style-name="gr2" draw:layer="layout" svg:width="0.034cm" svg:height="0.199cm" svg:x="18.007cm" svg:y="27.917cm" svg:viewBox="0 0 35 200" draw:points="0,200 35,200 35,0 0,0">
          <text:p/>
        </draw:polygon>
        <draw:polygon draw:style-name="gr2" draw:layer="layout" svg:width="0.034cm" svg:height="0.602cm" svg:x="18.007cm" svg:y="28.116cm" svg:viewBox="0 0 35 603" draw:points="0,603 35,603 35,0 0,0">
          <text:p/>
        </draw:polygon>
        <draw:frame draw:style-name="gr1" draw:layer="layout" svg:width="0.091cm" svg:height="0.357cm" svg:x="19.023cm" svg:y="28.176cm">
          <draw:text-box>
            <text:p text:style-name="P1"><text:span text:style-name="T2"><text:s/></text:span></text:p>
          </draw:text-box>
        </draw:frame>
        <draw:frame draw:style-name="gr3" draw:layer="layout" svg:width="0.108cm" svg:height="0.475cm" svg:x="1.998cm" svg:y="28.809cm">
          <draw:text-box>
            <text:p text:style-name="P1"><text:span text:style-name="T3"><text:s/></text:span></text:p>
          </draw:text-box>
        </draw:frame>
        <draw:frame draw:style-name="gr4" draw:layer="layout" svg:width="0.112cm" svg:height="0.442cm" svg:x="3.597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837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177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3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709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015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232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887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449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95cm" svg:y="2.764cm">
          <draw:text-box>
            <text:p text:style-name="P1"><text:span text:style-name="T4"><text:s/></text:span></text:p>
          </draw:text-box>
        </draw:frame>
        <draw:frame draw:style-name="gr176" draw:layer="layout" svg:width="0.222cm" svg:height="0.442cm" svg:x="4.956cm" svg:y="3.294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3.272cm" svg:y="4.242cm">
          <draw:text-box>
            <text:p text:style-name="P1"><text:span text:style-name="T48"><text:s/></text:span></text:p>
          </draw:text-box>
        </draw:frame>
        <draw:frame draw:style-name="gr4" draw:layer="layout" svg:width="0.112cm" svg:height="0.442cm" svg:x="4.653cm" svg:y="4.242cm">
          <draw:text-box>
            <text:p text:style-name="P1"><text:span text:style-name="T48"><text:s/></text:span></text:p>
          </draw:text-box>
        </draw:frame>
        <draw:frame draw:style-name="gr4" draw:layer="layout" svg:width="0.112cm" svg:height="0.442cm" svg:x="2.666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423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672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103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267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453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59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996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764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166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13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313cm" svg:y="5.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321cm" svg:y="5.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227cm" svg:y="5.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896cm" svg:y="5.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408cm" svg:y="5.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681cm" svg:y="5.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541cm" svg:y="5.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546cm" svg:y="5.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598cm" svg:y="5.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778cm" svg:y="5.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427cm" svg:y="5.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486cm" svg:y="5.4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04cm" svg:y="5.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062cm" svg:y="5.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321cm" svg:y="5.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815cm" svg:y="5.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679cm" svg:y="5.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384cm" svg:y="6.888cm">
          <draw:text-box>
            <text:p text:style-name="P1"><text:span text:style-name="T48"><text:s/></text:span></text:p>
          </draw:text-box>
        </draw:frame>
        <draw:frame draw:style-name="gr4" draw:layer="layout" svg:width="0.112cm" svg:height="0.442cm" svg:x="7.863cm" svg:y="6.888cm">
          <draw:text-box>
            <text:p text:style-name="P1"><text:span text:style-name="T48"><text:s/></text:span></text:p>
          </draw:text-box>
        </draw:frame>
        <draw:frame draw:style-name="gr4" draw:layer="layout" svg:width="0.112cm" svg:height="0.442cm" svg:x="2.861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266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695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85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832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585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491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324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673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49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979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384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906cm" svg:y="7.5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909cm" svg:y="8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822cm" svg:y="8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71cm" svg:y="8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652cm" svg:y="8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083cm" svg:y="8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737cm" svg:y="8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689cm" svg:y="8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527cm" svg:y="8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454cm" svg:y="8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948cm" svg:y="8.0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272cm" svg:y="8.5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083cm" svg:y="8.5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005cm" svg:y="8.5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7cm" svg:y="8.5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578cm" svg:y="8.5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225cm" svg:y="8.5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195cm" svg:y="8.5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922cm" svg:y="8.5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502cm" svg:y="8.5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828cm" svg:y="8.58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618cm" svg:y="9.11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03cm" svg:y="9.11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009cm" svg:y="9.11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814cm" svg:y="9.11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783cm" svg:y="9.11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336cm" svg:y="9.11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984cm" svg:y="9.11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343cm" svg:y="9.11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375cm" svg:y="9.11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686cm" svg:y="9.11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992cm" svg:y="9.11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942cm" svg:y="9.6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352cm" svg:y="9.6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321cm" svg:y="9.6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955cm" svg:y="9.6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284cm" svg:y="9.6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669cm" svg:y="9.6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395cm" svg:y="9.6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443cm" svg:y="9.6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154cm" svg:y="9.6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881cm" svg:y="9.6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708cm" svg:y="9.6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314cm" svg:y="9.6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062cm" svg:y="10.17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309cm" svg:y="10.17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26cm" svg:y="10.17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014cm" svg:y="10.17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314cm" svg:y="10.17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57cm" svg:y="10.17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018cm" svg:y="10.17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413cm" svg:y="10.17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461cm" svg:y="10.17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125cm" svg:y="10.17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963cm" svg:y="10.17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04cm" svg:y="10.7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652cm" svg:y="10.7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442cm" svg:y="10.7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5cm" svg:y="10.7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421cm" svg:y="10.7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52cm" svg:y="10.7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496cm" svg:y="10.7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47cm" svg:y="10.7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348cm" svg:y="11.652cm">
          <draw:text-box>
            <text:p text:style-name="P1"><text:span text:style-name="T48"><text:s/></text:span></text:p>
          </draw:text-box>
        </draw:frame>
        <draw:frame draw:style-name="gr4" draw:layer="layout" svg:width="0.112cm" svg:height="0.442cm" svg:x="3.335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766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34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987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409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84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436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193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925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467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991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42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368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942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373cm" svg:y="12.29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331cm" svg:y="12.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762cm" svg:y="12.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431cm" svg:y="12.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866cm" svg:y="12.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182cm" svg:y="12.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936cm" svg:y="12.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811cm" svg:y="12.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373cm" svg:y="12.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466cm" svg:y="13.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888cm" svg:y="13.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751cm" svg:y="13.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267cm" svg:y="13.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558cm" svg:y="13.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559cm" svg:y="13.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155cm" svg:y="13.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803cm" svg:y="13.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2cm" svg:y="13.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847cm" svg:y="13.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763cm" svg:y="13.87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909cm" svg:y="13.87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809cm" svg:y="13.87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383cm" svg:y="13.87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85cm" svg:y="13.87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49cm" svg:y="13.87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691cm" svg:y="13.87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155cm" svg:y="13.87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653cm" svg:y="14.40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176cm" svg:y="15.149cm">
          <draw:text-box>
            <text:p text:style-name="P1"><text:span text:style-name="T57"><text:s/></text:span></text:p>
          </draw:text-box>
        </draw:frame>
        <draw:frame draw:style-name="gr4" draw:layer="layout" svg:width="0.112cm" svg:height="0.442cm" svg:x="3.836cm" svg:y="15.149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5.93cm" svg:y="15.149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7.374cm" svg:y="15.14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549cm" svg:y="15.14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187cm" svg:y="15.14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704cm" svg:y="15.14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355cm" svg:y="15.14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172cm" svg:y="15.14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573cm" svg:y="15.14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717cm" svg:y="15.14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814cm" svg:y="15.67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765cm" svg:y="15.67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511cm" svg:y="15.67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912cm" svg:y="15.67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344cm" svg:y="15.67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207cm" svg:y="15.67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607cm" svg:y="15.67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892cm" svg:y="15.67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645cm" svg:y="15.67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51cm" svg:y="16.20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699cm" svg:y="16.20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758cm" svg:y="16.20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74cm" svg:y="16.20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521cm" svg:y="16.20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458cm" svg:y="16.20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922cm" svg:y="16.20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375cm" svg:y="16.20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639cm" svg:y="16.20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688cm" svg:y="16.7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335cm" svg:y="16.7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757cm" svg:y="16.7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88cm" svg:y="16.7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32cm" svg:y="16.7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291cm" svg:y="16.7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023cm" svg:y="16.7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334cm" svg:y="16.7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225cm" svg:y="16.7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63cm" svg:y="16.7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621cm" svg:y="16.73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788cm" svg:y="17.26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346cm" svg:y="17.26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678cm" svg:y="17.26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893cm" svg:y="17.267cm">
          <draw:text-box>
            <text:p text:style-name="P1"><text:span text:style-name="T4"><text:s/></text:span></text:p>
          </draw:text-box>
        </draw:frame>
        <draw:frame draw:style-name="gr177" draw:layer="layout" svg:width="0.222cm" svg:height="0.442cm" svg:x="10.081cm" svg:y="17.267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2.175cm" svg:y="18.008cm">
          <draw:text-box>
            <text:p text:style-name="P1"><text:span text:style-name="T57"><text:s/></text:span></text:p>
          </draw:text-box>
        </draw:frame>
        <draw:frame draw:style-name="gr4" draw:layer="layout" svg:width="0.112cm" svg:height="0.442cm" svg:x="4.936cm" svg:y="18.008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5.93cm" svg:y="18.008cm">
          <draw:text-box>
            <text:p text:style-name="P1"><text:span text:style-name="T7"><text:s/></text:span></text:p>
          </draw:text-box>
        </draw:frame>
        <draw:frame draw:style-name="gr178" draw:layer="layout" svg:width="0.099cm" svg:height="0.399cm" svg:x="6.965cm" svg:y="18.033cm">
          <draw:text-box>
            <text:p text:style-name="P1"><text:span text:style-name="T58"><text:s/></text:span></text:p>
          </draw:text-box>
        </draw:frame>
        <draw:frame draw:style-name="gr4" draw:layer="layout" svg:width="0.112cm" svg:height="0.442cm" svg:x="7.731cm" svg:y="18.006cm">
          <draw:text-box>
            <text:p text:style-name="P1"><text:span text:style-name="T59"><text:s/></text:span></text:p>
          </draw:text-box>
        </draw:frame>
        <draw:frame draw:style-name="gr4" draw:layer="layout" svg:width="0.112cm" svg:height="0.442cm" svg:x="9.627cm" svg:y="18.006cm">
          <draw:text-box>
            <text:p text:style-name="P1"><text:span text:style-name="T59"><text:s/></text:span></text:p>
          </draw:text-box>
        </draw:frame>
        <draw:polygon draw:style-name="gr179" draw:layer="layout" svg:width="8.049cm" svg:height="0.03cm" svg:x="7.058cm" svg:y="18.328cm" svg:viewBox="0 0 8050 31" draw:points="0,31 8050,31 8050,0 0,0">
          <text:p/>
        </draw:polygon>
        <draw:frame draw:style-name="gr4" draw:layer="layout" svg:width="0.112cm" svg:height="0.442cm" svg:x="13.724cm" svg:y="18.006cm">
          <draw:text-box>
            <text:p text:style-name="P1"><text:span text:style-name="T59"><text:s/></text:span></text:p>
          </draw:text-box>
        </draw:frame>
        <draw:frame draw:style-name="gr4" draw:layer="layout" svg:width="0.112cm" svg:height="0.442cm" svg:x="15.107cm" svg:y="18.00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295cm" svg:y="18.00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397cm" svg:y="18.00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255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376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281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566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213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076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218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972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062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357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005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546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194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926cm" svg:y="18.53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598cm" svg:y="19.0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088cm" svg:y="19.0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972cm" svg:y="19.0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022cm" svg:y="19.0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817cm" svg:y="19.0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111cm" svg:y="19.0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69cm" svg:y="19.0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591cm" svg:y="19.0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801cm" svg:y="19.0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449cm" svg:y="19.0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277cm" svg:y="19.0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451cm" svg:y="19.06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442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394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404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726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03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415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062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026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558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959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5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539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381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033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786cm" svg:y="19.5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72cm" svg:y="20.1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262cm" svg:y="20.1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91cm" svg:y="20.1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748cm" svg:y="20.1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621cm" svg:y="20.1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742cm" svg:y="20.1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627cm" svg:y="20.1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596cm" svg:y="20.1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349cm" svg:y="20.1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197cm" svg:y="20.1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962cm" svg:y="20.1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93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963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695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842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532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18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97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491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46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22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256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894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431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464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306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957cm" svg:y="20.65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794cm" svg:y="21.1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446cm" svg:y="21.1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09cm" svg:y="21.1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822cm" svg:y="21.1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713cm" svg:y="21.1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767cm" svg:y="21.1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609cm" svg:y="21.1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362cm" svg:y="21.1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225cm" svg:y="21.1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873cm" svg:y="21.1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605cm" svg:y="21.18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843cm" svg:y="21.182cm">
          <draw:text-box>
            <text:p text:style-name="P1"><text:span text:style-name="T4"><text:s/></text:span></text:p>
          </draw:text-box>
        </draw:frame>
        <draw:frame draw:style-name="gr180" draw:layer="layout" svg:width="0.222cm" svg:height="0.442cm" svg:x="16.685cm" svg:y="21.182cm">
          <draw:text-box>
            <text:p text:style-name="P1"><text:span text:style-name="T4"><text:s text:c="2"/></text:span></text:p>
          </draw:text-box>
        </draw:frame>
        <draw:frame draw:style-name="gr4" draw:layer="layout" svg:width="0.112cm" svg:height="0.442cm" svg:x="2.175cm" svg:y="21.923cm">
          <draw:text-box>
            <text:p text:style-name="P1"><text:span text:style-name="T57"><text:s/></text:span></text:p>
          </draw:text-box>
        </draw:frame>
        <draw:polygon draw:style-name="gr179" draw:layer="layout" svg:width="0.838cm" svg:height="0.03cm" svg:x="7.27cm" svg:y="22.244cm" svg:viewBox="0 0 839 31" draw:points="0,31 839,31 839,0 0,0">
          <text:p/>
        </draw:polygon>
        <draw:frame draw:style-name="gr4" draw:layer="layout" svg:width="0.112cm" svg:height="0.442cm" svg:x="7.158cm" svg:y="21.923cm">
          <draw:text-box>
            <text:p text:style-name="P1"><text:span text:style-name="T60"><text:s/></text:span></text:p>
          </draw:text-box>
        </draw:frame>
        <draw:frame draw:style-name="gr4" draw:layer="layout" svg:width="0.112cm" svg:height="0.442cm" svg:x="8.108cm" svg:y="21.9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318cm" svg:y="21.9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308cm" svg:y="21.9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131cm" svg:y="21.9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571cm" svg:y="21.9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656cm" svg:y="21.9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041cm" svg:y="21.9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415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067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499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62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158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11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495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89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559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507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954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275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576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043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616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607cm" svg:y="22.4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037cm" svg:y="22.9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684cm" svg:y="22.9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237cm" svg:y="22.9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486cm" svg:y="22.9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849cm" svg:y="22.9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414cm" svg:y="22.9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819cm" svg:y="22.9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137cm" svg:y="22.9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979cm" svg:y="22.9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623cm" svg:y="23.5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397cm" svg:y="23.5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64cm" svg:y="23.5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045cm" svg:y="23.5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404cm" svg:y="23.5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92cm" svg:y="23.5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568cm" svg:y="23.5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321cm" svg:y="23.5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269cm" svg:y="23.5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017cm" svg:y="23.5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208cm" svg:y="23.5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004cm" svg:y="24.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361cm" svg:y="24.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562cm" svg:y="24.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726cm" svg:y="24.0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805cm" svg:y="24.04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2.756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451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49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116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352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999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443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005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653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47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932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054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375cm" svg:y="24.99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794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83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084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117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959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61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338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226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259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101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201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933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143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176cm" svg:y="25.52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23cm" svg:y="26.0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36cm" svg:y="26.0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984cm" svg:y="26.0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731cm" svg:y="26.0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789cm" svg:y="26.0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384cm" svg:y="26.0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815cm" svg:y="26.0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325cm" svg:y="26.0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079cm" svg:y="26.0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963cm" svg:y="26.0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61cm" svg:y="26.05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82cm" svg:y="26.5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704cm" svg:y="26.5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752cm" svg:y="26.5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789cm" svg:y="26.5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568cm" svg:y="26.5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811cm" svg:y="26.5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547cm" svg:y="26.5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084cm" svg:y="26.5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638cm" svg:y="26.5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522cm" svg:y="26.5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169cm" svg:y="26.5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012cm" svg:y="26.5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443cm" svg:y="26.58cm">
          <draw:text-box>
            <text:p text:style-name="P1"><text:span text:style-name="T4"><text:s/></text:span></text:p>
          </draw:text-box>
        </draw:frame>
        <draw:frame draw:style-name="gr8" draw:layer="layout" svg:width="8.659cm" svg:height="0.357cm" svg:x="8.595cm" svg:y="1.266cm">
          <draw:text-box>
            <text:p text:style-name="P1"><text:span text:style-name="T1">Research indices using web scraped data: May 2016 update </text:span></text:p>
          </draw:text-box>
        </draw:frame>
        <draw:frame draw:style-name="gr9" draw:layer="layout" svg:width="1.691cm" svg:height="0.357cm" svg:x="17.419cm" svg:y="1.266cm">
          <draw:text-box>
            <text:p text:style-name="P1"><text:span text:style-name="T1">23/05/2016 </text:span></text:p>
          </draw:text-box>
        </draw:frame>
        <draw:frame draw:style-name="gr181" draw:layer="layout" svg:width="17.117cm" svg:height="0.442cm" svg:x="1.998cm" svg:y="2.764cm">
          <draw:text-box>
            <text:p text:style-name="P1"><text:span text:style-name="T4">algorithm discussed in section 7.1. The classification was then checked manually for this sample to </text:span></text:p>
          </draw:text-box>
        </draw:frame>
        <draw:frame draw:style-name="gr182" draw:layer="layout" svg:width="3.05cm" svg:height="0.442cm" svg:x="1.998cm" svg:y="3.294cm">
          <draw:text-box>
            <text:p text:style-name="P1"><text:span text:style-name="T4">ensure accuracy. </text:span></text:p>
          </draw:text-box>
        </draw:frame>
        <draw:frame draw:style-name="gr183" draw:layer="layout" svg:width="2.771cm" svg:height="0.442cm" svg:x="1.998cm" svg:y="4.242cm">
          <draw:text-box>
            <text:p text:style-name="P1"><text:span text:style-name="T48">Basket update </text:span></text:p>
          </draw:text-box>
        </draw:frame>
        <draw:frame draw:style-name="gr184" draw:layer="layout" svg:width="16.283cm" svg:height="0.442cm" svg:x="1.998cm" svg:y="4.881cm">
          <draw:text-box>
            <text:p text:style-name="P1"><text:span text:style-name="T4">The CPI basket of goods and services is updated once a year in February, and the associated </text:span></text:p>
          </draw:text-box>
        </draw:frame>
        <draw:frame draw:style-name="gr185" draw:layer="layout" svg:width="16.576cm" svg:height="0.442cm" svg:x="1.998cm" svg:y="5.41cm">
          <draw:text-box>
            <text:p text:style-name="P1"><text:span text:style-name="T4">weights above item level are updated once a year in January. To emulate this process the same </text:span></text:p>
          </draw:text-box>
        </draw:frame>
        <draw:frame draw:style-name="gr186" draw:layer="layout" svg:width="7.821cm" svg:height="0.442cm" svg:x="1.998cm" svg:y="5.94cm">
          <draw:text-box>
            <text:p text:style-name="P1"><text:span text:style-name="T4">approach is taken with the web scraped CPI. </text:span></text:p>
          </draw:text-box>
        </draw:frame>
        <draw:frame draw:style-name="gr187" draw:layer="layout" svg:width="5.975cm" svg:height="0.442cm" svg:x="1.998cm" svg:y="6.888cm">
          <draw:text-box>
            <text:p text:style-name="P1"><text:span text:style-name="T48">Tracking products through time </text:span></text:p>
          </draw:text-box>
        </draw:frame>
        <draw:frame draw:style-name="gr188" draw:layer="layout" svg:width="17.096cm" svg:height="0.442cm" svg:x="1.998cm" svg:y="7.527cm">
          <draw:text-box>
            <text:p text:style-name="P1"><text:span text:style-name="T4">In an attempt to emulate the CPI local collection, each specific web scraped product collected from </text:span></text:p>
          </draw:text-box>
        </draw:frame>
        <draw:frame draw:style-name="gr189" draw:layer="layout" svg:width="16.728cm" svg:height="0.442cm" svg:x="1.998cm" svg:y="8.056cm">
          <draw:text-box>
            <text:p text:style-name="P1"><text:span text:style-name="T4">a specific retailer is followed from one month to the next. This restricts the web scraped products </text:span></text:p>
          </draw:text-box>
        </draw:frame>
        <draw:frame draw:style-name="gr190" draw:layer="layout" svg:width="17.024cm" svg:height="0.442cm" svg:x="1.998cm" svg:y="8.586cm">
          <draw:text-box>
            <text:p text:style-name="P1"><text:span text:style-name="T4">used to those that have been collected every month (for the 2014 and 2015 baskets separately). If </text:span></text:p>
          </draw:text-box>
        </draw:frame>
        <draw:frame draw:style-name="gr191" draw:layer="layout" svg:width="17.168cm" svg:height="0.442cm" svg:x="1.998cm" svg:y="9.115cm">
          <draw:text-box>
            <text:p text:style-name="P1"><text:span text:style-name="T4">a product is considered to have missing data, then it is not used in index construction. This enables </text:span></text:p>
          </draw:text-box>
        </draw:frame>
        <draw:frame draw:style-name="gr192" draw:layer="layout" svg:width="16.516cm" svg:height="0.442cm" svg:x="1.998cm" svg:y="9.644cm">
          <draw:text-box>
            <text:p text:style-name="P1"><text:span text:style-name="T4">every product to be followed. It is important to note that this approach effectively retrospectively </text:span></text:p>
          </draw:text-box>
        </draw:frame>
        <draw:frame draw:style-name="gr193" draw:layer="layout" svg:width="17.147cm" svg:height="0.442cm" svg:x="1.998cm" svg:y="10.174cm">
          <draw:text-box>
            <text:p text:style-name="P1"><text:span text:style-name="T4">matches products across time, and it will result in revisions as more time periods are included. This </text:span></text:p>
          </draw:text-box>
        </draw:frame>
        <draw:frame draw:style-name="gr194" draw:layer="layout" svg:width="9.514cm" svg:height="0.442cm" svg:x="1.998cm" svg:y="10.704cm">
          <draw:text-box>
            <text:p text:style-name="P1"><text:span text:style-name="T4">approach is not employed in the production of the CPI. </text:span></text:p>
          </draw:text-box>
        </draw:frame>
        <draw:frame draw:style-name="gr195" draw:layer="layout" svg:width="2.474cm" svg:height="0.442cm" svg:x="1.998cm" svg:y="11.652cm">
          <draw:text-box>
            <text:p text:style-name="P1"><text:span text:style-name="T48">Missing data </text:span></text:p>
          </draw:text-box>
        </draw:frame>
        <draw:frame draw:style-name="gr196" draw:layer="layout" svg:width="15.576cm" svg:height="0.442cm" svg:x="1.998cm" svg:y="12.291cm">
          <draw:text-box>
            <text:p text:style-name="P1"><text:span text:style-name="T4">In order to increase the number of products that can be followed through time, a variety of </text:span></text:p>
          </draw:text-box>
        </draw:frame>
        <draw:frame draw:style-name="gr197" draw:layer="layout" svg:width="16.542cm" svg:height="0.442cm" svg:x="1.998cm" svg:y="12.82cm">
          <draw:text-box>
            <text:p text:style-name="P1"><text:span text:style-name="T4">techniques are employed to handle missing data. These approximate current CPI processes for </text:span></text:p>
          </draw:text-box>
        </draw:frame>
        <draw:frame draw:style-name="gr198" draw:layer="layout" svg:width="16.999cm" svg:height="0.442cm" svg:x="1.998cm" svg:y="13.35cm">
          <draw:text-box>
            <text:p text:style-name="P1"><text:span text:style-name="T4">handling missing data as closely as possible. This also increases the sample size and reduces the </text:span></text:p>
          </draw:text-box>
        </draw:frame>
        <draw:frame draw:style-name="gr199" draw:layer="layout" svg:width="16.487cm" svg:height="0.442cm" svg:x="1.998cm" svg:y="13.879cm">
          <draw:text-box>
            <text:p text:style-name="P1"><text:span text:style-name="T4">probability of Not Missing At Random (NMAR) products introducing bias into the sample. These </text:span></text:p>
          </draw:text-box>
        </draw:frame>
        <draw:frame draw:style-name="gr200" draw:layer="layout" svg:width="2.775cm" svg:height="0.442cm" svg:x="1.998cm" svg:y="14.408cm">
          <draw:text-box>
            <text:p text:style-name="P1"><text:span text:style-name="T4">techniques are: </text:span></text:p>
          </draw:text-box>
        </draw:frame>
        <draw:frame draw:style-name="gr4" draw:layer="layout" svg:width="0.18cm" svg:height="0.509cm" svg:x="1.998cm" svg:y="15.037cm">
          <draw:text-box>
            <text:p text:style-name="P1"><text:span text:style-name="T61"></text:span></text:p>
          </draw:text-box>
        </draw:frame>
        <draw:frame draw:style-name="gr24" draw:layer="layout" svg:width="1.349cm" svg:height="0.475cm" svg:x="2.177cm" svg:y="15.163cm">
          <draw:text-box>
            <text:p text:style-name="P1"><text:span text:style-name="T62"><text:tab/></text:span><text:span text:style-name="T62"> </text:span></text:p>
          </draw:text-box>
        </draw:frame>
        <draw:frame draw:style-name="gr201" draw:layer="layout" svg:width="16.44cm" svg:height="0.442cm" svg:x="2.498cm" svg:y="15.149cm">
          <draw:text-box>
            <text:p text:style-name="P1"><text:span text:style-name="T7">Product description. P</text:span><text:span text:style-name="T4">roduct descriptions collected by the web scraper are used to follow items </text:span></text:p>
          </draw:text-box>
        </draw:frame>
        <draw:frame draw:style-name="gr202" draw:layer="layout" svg:width="16.317cm" svg:height="0.442cm" svg:x="2.498cm" svg:y="15.678cm">
          <draw:text-box>
            <text:p text:style-name="P1"><text:span text:style-name="T4">through time. However, supermarkets make regular changes to their product descriptions, and </text:span></text:p>
          </draw:text-box>
        </draw:frame>
        <draw:frame draw:style-name="gr203" draw:layer="layout" svg:width="15.792cm" svg:height="0.442cm" svg:x="2.498cm" svg:y="16.208cm">
          <draw:text-box>
            <text:p text:style-name="P1"><text:span text:style-name="T4">this does not necessarily imply a change in the products quality, function or appearance. To </text:span></text:p>
          </draw:text-box>
        </draw:frame>
        <draw:frame draw:style-name="gr204" draw:layer="layout" svg:width="16.296cm" svg:height="0.442cm" svg:x="2.498cm" svg:y="16.738cm">
          <draw:text-box>
            <text:p text:style-name="P1"><text:span text:style-name="T4">reduce the number of times this occurs, any unnecessary words within the product description </text:span></text:p>
          </draw:text-box>
        </draw:frame>
        <draw:frame draw:style-name="gr205" draw:layer="layout" svg:width="7.736cm" svg:height="0.442cm" svg:x="2.498cm" svg:y="17.267cm">
          <draw:text-box>
            <text:p text:style-name="P1"><text:span text:style-name="T4">are removed; for example, the shop's name. </text:span></text:p>
          </draw:text-box>
        </draw:frame>
        <draw:frame draw:style-name="gr4" draw:layer="layout" svg:width="0.18cm" svg:height="0.509cm" svg:x="1.998cm" svg:y="17.896cm">
          <draw:text-box>
            <text:p text:style-name="P1"><text:span text:style-name="T61"></text:span></text:p>
          </draw:text-box>
        </draw:frame>
        <draw:frame draw:style-name="gr24" draw:layer="layout" svg:width="1.349cm" svg:height="0.475cm" svg:x="2.177cm" svg:y="18.021cm">
          <draw:text-box>
            <text:p text:style-name="P1"><text:span text:style-name="T62"><text:tab/></text:span><text:span text:style-name="T62"> </text:span></text:p>
          </draw:text-box>
        </draw:frame>
        <draw:frame draw:style-name="gr206" draw:layer="layout" svg:width="16.165cm" svg:height="0.442cm" svg:x="2.498cm" svg:y="18.008cm">
          <draw:text-box>
            <text:p text:style-name="P1"><text:span text:style-name="T7">Collect across three days. </text:span><text:span text:style-name="T59">The Consumer Price Indices Technical Manual </text:span><text:span text:style-name="T4">(ONS, 2014) states </text:span></text:p>
          </draw:text-box>
        </draw:frame>
        <draw:frame draw:style-name="gr207" draw:layer="layout" svg:width="15.615cm" svg:height="0.442cm" svg:x="2.498cm" svg:y="18.537cm">
          <draw:text-box>
            <text:p text:style-name="P1"><text:span text:style-name="T4">that, "in practice, local collection for the CPI, CPIH, RPI and RPIJ is carried out on the day </text:span></text:p>
          </draw:text-box>
        </draw:frame>
        <draw:frame draw:style-name="gr208" draw:layer="layout" svg:width="16.11cm" svg:height="0.442cm" svg:x="2.498cm" svg:y="19.066cm">
          <draw:text-box>
            <text:p text:style-name="P1"><text:span text:style-name="T4">before and day after Index Day as well as Index Day, as it is not practically possible to collect </text:span></text:p>
          </draw:text-box>
        </draw:frame>
        <draw:frame draw:style-name="gr209" draw:layer="layout" svg:width="16.127cm" svg:height="0.442cm" svg:x="2.498cm" svg:y="19.596cm">
          <draw:text-box>
            <text:p text:style-name="P1"><text:span text:style-name="T4">every price in one day. If it is not possible to collect a product on index day, the CPI collection </text:span></text:p>
          </draw:text-box>
        </draw:frame>
        <draw:frame draw:style-name="gr210" draw:layer="layout" svg:width="16.584cm" svg:height="0.442cm" svg:x="2.498cm" svg:y="20.125cm">
          <draw:text-box>
            <text:p text:style-name="P1"><text:span text:style-name="T4">would collect on the next day" (apart from fresh fruit and vegetables, which are always collected </text:span></text:p>
          </draw:text-box>
        </draw:frame>
        <draw:frame draw:style-name="gr211" draw:layer="layout" svg:width="16.614cm" svg:height="0.442cm" svg:x="2.498cm" svg:y="20.654cm">
          <draw:text-box>
            <text:p text:style-name="P1"><text:span text:style-name="T4">on index day itself). For the web scraped data, when a product is not collected on index day, the </text:span></text:p>
          </draw:text-box>
        </draw:frame>
        <draw:frame draw:style-name="gr212" draw:layer="layout" svg:width="14.323cm" svg:height="0.442cm" svg:x="2.498cm" svg:y="21.183cm">
          <draw:text-box>
            <text:p text:style-name="P1"><text:span text:style-name="T4">product is searched for the day after Index day, and then the day before index day. </text:span></text:p>
          </draw:text-box>
        </draw:frame>
        <draw:frame draw:style-name="gr4" draw:layer="layout" svg:width="0.18cm" svg:height="0.509cm" svg:x="1.998cm" svg:y="21.812cm">
          <draw:text-box>
            <text:p text:style-name="P1"><text:span text:style-name="T61"></text:span></text:p>
          </draw:text-box>
        </draw:frame>
        <draw:frame draw:style-name="gr24" draw:layer="layout" svg:width="1.349cm" svg:height="0.475cm" svg:x="2.177cm" svg:y="21.938cm">
          <draw:text-box>
            <text:p text:style-name="P1"><text:span text:style-name="T62"><text:tab/></text:span><text:span text:style-name="T62"> </text:span></text:p>
          </draw:text-box>
        </draw:frame>
        <draw:frame draw:style-name="gr213" draw:layer="layout" svg:width="14.731cm" svg:height="0.442cm" svg:x="2.498cm" svg:y="21.924cm">
          <draw:text-box>
            <text:p text:style-name="P1"><text:span text:style-name="T60">Comparable replacements. </text:span><text:span text:style-name="T59">ONS </text:span><text:span text:style-name="T4">(2014, p.32) also states that, "if a chosen product is </text:span></text:p>
          </draw:text-box>
        </draw:frame>
        <draw:frame draw:style-name="gr214" draw:layer="layout" svg:width="16.305cm" svg:height="0.442cm" svg:x="2.498cm" svg:y="22.454cm">
          <draw:text-box>
            <text:p text:style-name="P1"><text:span text:style-name="T4">temporarily out of stock, no price is recorded and a T code is used. If it is out of stock for three </text:span></text:p>
          </draw:text-box>
        </draw:frame>
        <draw:frame draw:style-name="gr215" draw:layer="layout" svg:width="16.66cm" svg:height="0.442cm" svg:x="2.498cm" svg:y="22.983cm">
          <draw:text-box>
            <text:p text:style-name="P1"><text:span text:style-name="T4">consecutive months, the collector should choose a replacement product which matches the item </text:span></text:p>
          </draw:text-box>
        </draw:frame>
        <draw:frame draw:style-name="gr216" draw:layer="layout" svg:width="15.619cm" svg:height="0.442cm" svg:x="2.498cm" svg:y="23.513cm">
          <draw:text-box>
            <text:p text:style-name="P1"><text:span text:style-name="T4">description". The replacement product chosen by the CPI price collectors are as similar as </text:span></text:p>
          </draw:text-box>
        </draw:frame>
        <draw:frame draw:style-name="gr217" draw:layer="layout" svg:width="8.452cm" svg:height="0.442cm" svg:x="2.498cm" svg:y="24.042cm">
          <draw:text-box>
            <text:p text:style-name="P1"><text:span text:style-name="T4">possible to the original item chosen in that store. </text:span></text:p>
          </draw:text-box>
        </draw:frame>
        <draw:frame draw:style-name="gr218" draw:layer="layout" svg:width="16.025cm" svg:height="0.442cm" svg:x="2.498cm" svg:y="24.995cm">
          <draw:text-box>
            <text:p text:style-name="P1"><text:span text:style-name="T4">A similar process using big data techniques is put in place for the web scraped data. When a </text:span></text:p>
          </draw:text-box>
        </draw:frame>
        <draw:frame draw:style-name="gr219" draw:layer="layout" svg:width="15.805cm" svg:height="0.442cm" svg:x="2.498cm" svg:y="25.524cm">
          <draw:text-box>
            <text:p text:style-name="P1"><text:span text:style-name="T4">product is not available on either index day, the day after index day, or the day before index </text:span></text:p>
          </draw:text-box>
        </draw:frame>
        <draw:frame draw:style-name="gr214" draw:layer="layout" svg:width="16.271cm" svg:height="0.442cm" svg:x="2.498cm" svg:y="26.053cm">
          <draw:text-box>
            <text:p text:style-name="P1"><text:span text:style-name="T4">day, a comparable replacement is identified within the same category of product, and from the </text:span></text:p>
          </draw:text-box>
        </draw:frame>
        <draw:frame draw:style-name="gr220" draw:layer="layout" svg:width="16.131cm" svg:height="0.442cm" svg:x="2.498cm" svg:y="26.582cm">
          <draw:text-box>
            <text:p text:style-name="P1"><text:span text:style-name="T4">same supermarket, from these three days. The replacement can be selected from the pool of </text:span></text:p>
          </draw:text-box>
        </draw:frame>
        <draw:frame draw:style-name="gr26" draw:layer="layout" svg:width="4.011cm" svg:height="0.357cm" svg:x="13.925cm" svg:y="28.185cm">
          <draw:text-box>
            <text:p text:style-name="P1"><text:span text:style-name="T1">Office for National Statistics </text:span></text:p>
          </draw:text-box>
        </draw:frame>
        <draw:frame draw:style-name="gr27" draw:layer="layout" svg:width="0.447cm" svg:height="0.357cm" svg:x="18.672cm" svg:y="28.176cm">
          <draw:text-box>
            <text:p text:style-name="P1"><text:span text:style-name="T2">32 </text:span></text:p>
          </draw:text-box>
        </draw:frame>
      </draw:page>
      <draw:page draw:name="page6" draw:style-name="dp1" draw:master-page-name="master-page53">
        <draw:frame draw:style-name="gr1" draw:layer="layout" svg:width="0.091cm" svg:height="0.357cm" svg:x="17.101cm" svg:y="1.266cm">
          <draw:text-box>
            <text:p text:style-name="P1"><text:span text:style-name="T1"><text:s/></text:span></text:p>
          </draw:text-box>
        </draw:frame>
        <draw:polygon draw:style-name="gr2" draw:layer="layout" svg:width="15.129cm" svg:height="0.035cm" svg:x="1.972cm" svg:y="1.765cm" svg:viewBox="0 0 15130 36" draw:points="0,36 15130,36 15130,0 0,0">
          <text:p/>
        </draw:polygon>
        <draw:polygon draw:style-name="gr2" draw:layer="layout" svg:width="0.034cm" svg:height="0.035cm" svg:x="17.076cm" svg:y="1.765cm" svg:viewBox="0 0 35 36" draw:points="0,36 35,36 35,0 0,0">
          <text:p/>
        </draw:polygon>
        <draw:polygon draw:style-name="gr2" draw:layer="layout" svg:width="1.892cm" svg:height="0.035cm" svg:x="17.11cm" svg:y="1.765cm" svg:viewBox="0 0 1893 36" draw:points="0,36 1893,36 1893,0 0,0">
          <text:p/>
        </draw:polygon>
        <draw:frame draw:style-name="gr1" draw:layer="layout" svg:width="0.091cm" svg:height="0.357cm" svg:x="19.006cm" svg:y="1.266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.998cm" svg:y="1.867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7.825cm" svg:y="28.185cm">
          <draw:text-box>
            <text:p text:style-name="P1"><text:span text:style-name="T1"><text:s/></text:span></text:p>
          </draw:text-box>
        </draw:frame>
        <draw:polygon draw:style-name="gr2" draw:layer="layout" svg:width="0.034cm" svg:height="0.199cm" svg:x="18.007cm" svg:y="27.917cm" svg:viewBox="0 0 35 200" draw:points="0,200 35,200 35,0 0,0">
          <text:p/>
        </draw:polygon>
        <draw:polygon draw:style-name="gr2" draw:layer="layout" svg:width="0.034cm" svg:height="0.602cm" svg:x="18.007cm" svg:y="28.116cm" svg:viewBox="0 0 35 603" draw:points="0,603 35,603 35,0 0,0">
          <text:p/>
        </draw:polygon>
        <draw:frame draw:style-name="gr1" draw:layer="layout" svg:width="0.091cm" svg:height="0.357cm" svg:x="19.023cm" svg:y="28.176cm">
          <draw:text-box>
            <text:p text:style-name="P1"><text:span text:style-name="T2"><text:s/></text:span></text:p>
          </draw:text-box>
        </draw:frame>
        <draw:frame draw:style-name="gr3" draw:layer="layout" svg:width="0.108cm" svg:height="0.475cm" svg:x="1.998cm" svg:y="28.809cm">
          <draw:text-box>
            <text:p text:style-name="P1"><text:span text:style-name="T3"><text:s/></text:span></text:p>
          </draw:text-box>
        </draw:frame>
        <draw:frame draw:style-name="gr4" draw:layer="layout" svg:width="0.112cm" svg:height="0.442cm" svg:x="3.988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44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467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173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734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093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9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548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957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937cm" svg:y="2.76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823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471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893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294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516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47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95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326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974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548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791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899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3cm" svg:y="3.2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483cm" svg:y="3.8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437cm" svg:y="3.8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11cm" svg:y="3.8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85cm" svg:y="3.8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916cm" svg:y="3.8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596cm" svg:y="3.8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611cm" svg:y="3.823cm">
          <draw:text-box>
            <text:p text:style-name="P1"><text:span text:style-name="T4"><text:s/></text:span></text:p>
          </draw:text-box>
        </draw:frame>
        <draw:polygon draw:style-name="gr179" draw:layer="layout" svg:width="2.104cm" svg:height="0.029cm" svg:x="16.378cm" svg:y="4.145cm" svg:viewBox="0 0 2105 30" draw:points="0,30 2105,30 2105,0 0,0">
          <text:p/>
        </draw:polygon>
        <draw:frame draw:style-name="gr4" draw:layer="layout" svg:width="0.112cm" svg:height="0.442cm" svg:x="16.258cm" svg:y="3.8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482cm" svg:y="3.82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551cm" svg:y="4.35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519cm" svg:y="4.35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357cm" svg:y="4.35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82cm" svg:y="4.35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047cm" svg:y="4.35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695cm" svg:y="4.35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055cm" svg:y="4.35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809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358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522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559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081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813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244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891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885cm" svg:y="4.8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709cm" svg:y="5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741cm" svg:y="5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583cm" svg:y="5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25cm" svg:y="5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504cm" svg:y="5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889cm" svg:y="5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968cm" svg:y="5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373cm" svg:y="5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773cm" svg:y="5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158cm" svg:y="5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834cm" svg:y="5.4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92cm" svg:y="5.9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175cm" svg:y="6.681cm">
          <draw:text-box>
            <text:p text:style-name="P1"><text:span text:style-name="T57"><text:s/></text:span></text:p>
          </draw:text-box>
        </draw:frame>
        <draw:frame draw:style-name="gr4" draw:layer="layout" svg:width="0.112cm" svg:height="0.442cm" svg:x="6.077cm" svg:y="6.681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7.806cm" svg:y="6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38cm" svg:y="6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107cm" svg:y="6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917cm" svg:y="6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801cm" svg:y="6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448cm" svg:y="6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201cm" svg:y="6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103cm" svg:y="6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24cm" svg:y="6.6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398cm" svg:y="7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421cm" svg:y="7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847cm" svg:y="7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409cm" svg:y="7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4cm" svg:y="7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047cm" svg:y="7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169cm" svg:y="7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128cm" svg:y="7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776cm" svg:y="7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728cm" svg:y="7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608cm" svg:y="7.2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04cm" svg:y="7.7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798cm" svg:y="7.7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135cm" svg:y="7.7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77cm" svg:y="7.7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3cm" svg:y="7.7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783cm" svg:y="7.7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567cm" svg:y="7.7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889cm" svg:y="7.7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215cm" svg:y="7.7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641cm" svg:y="7.73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275cm" svg:y="8.2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223cm" svg:y="8.2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654cm" svg:y="8.2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302cm" svg:y="8.2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15cm" svg:y="8.2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504cm" svg:y="8.2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973cm" svg:y="8.2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836cm" svg:y="8.2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274cm" svg:y="8.2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721cm" svg:y="8.26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082cm" svg:y="8.7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729cm" svg:y="8.7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546cm" svg:y="8.7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036cm" svg:y="8.7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69cm" svg:y="8.7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507cm" svg:y="8.7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884cm" svg:y="8.7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837cm" svg:y="8.7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344cm" svg:y="8.7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571cm" svg:y="8.7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002cm" svg:y="8.7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677cm" svg:y="9.3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79cm" svg:y="9.3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221cm" svg:y="9.3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035cm" svg:y="9.3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545cm" svg:y="9.3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419cm" svg:y="9.3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067cm" svg:y="9.3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908cm" svg:y="9.3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987cm" svg:y="9.3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197cm" svg:y="9.3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021cm" svg:y="9.3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511cm" svg:y="9.3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94cm" svg:y="9.85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175cm" svg:y="10.598cm">
          <draw:text-box>
            <text:p text:style-name="P1"><text:span text:style-name="T57"><text:s/></text:span></text:p>
          </draw:text-box>
        </draw:frame>
        <draw:frame draw:style-name="gr4" draw:layer="layout" svg:width="0.112cm" svg:height="0.442cm" svg:x="5.216cm" svg:y="10.598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5.647cm" svg:y="10.5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531cm" svg:y="10.5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085cm" svg:y="10.5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033cm" svg:y="10.5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464cm" svg:y="10.5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111cm" svg:y="10.5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391cm" svg:y="10.5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713cm" svg:y="10.5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117cm" svg:y="10.5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17cm" svg:y="10.5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177cm" svg:y="10.5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608cm" svg:y="10.59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762cm" svg:y="11.1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735cm" svg:y="11.1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711cm" svg:y="11.1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743cm" svg:y="11.1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801cm" svg:y="11.1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108cm" svg:y="11.1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162cm" svg:y="11.1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541cm" svg:y="11.1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069cm" svg:y="11.12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641cm" svg:y="11.6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482cm" svg:y="11.6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346cm" svg:y="11.6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62cm" svg:y="11.6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97cm" svg:y="11.6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325cm" svg:y="11.6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76cm" svg:y="11.65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242cm" svg:y="12.605cm">
          <draw:text-box>
            <text:p text:style-name="P1"><text:span text:style-name="T48"><text:s/></text:span></text:p>
          </draw:text-box>
        </draw:frame>
        <draw:frame draw:style-name="gr4" draw:layer="layout" svg:width="0.112cm" svg:height="0.442cm" svg:x="4.2cm" svg:y="13.2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869cm" svg:y="13.2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527cm" svg:y="13.2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959cm" svg:y="13.2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606cm" svg:y="13.2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54cm" svg:y="13.2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585cm" svg:y="13.2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232cm" svg:y="13.2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042cm" svg:y="13.2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121cm" svg:y="13.2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552cm" svg:y="13.2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827cm" svg:y="13.24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247cm" svg:y="13.77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548cm" svg:y="13.77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882cm" svg:y="13.77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314cm" svg:y="13.773cm">
          <draw:text-box>
            <text:p text:style-name="P1"><text:span text:style-name="T4"><text:s/></text:span></text:p>
          </draw:text-box>
        </draw:frame>
        <draw:frame draw:style-name="gr3" draw:layer="layout" svg:width="0.121cm" svg:height="0.479cm" svg:x="2.536cm" svg:y="14.688cm">
          <draw:text-box>
            <text:p text:style-name="P1"><text:span text:style-name="T6"><text:s/></text:span></text:p>
          </draw:text-box>
        </draw:frame>
        <draw:frame draw:style-name="gr221" draw:layer="layout" svg:width="0.239cm" svg:height="0.479cm" svg:x="5.148cm" svg:y="14.688cm">
          <draw:text-box>
            <text:p text:style-name="P1"><text:span text:style-name="T6"><text:s text:c="2"/></text:span></text:p>
          </draw:text-box>
        </draw:frame>
        <draw:frame draw:style-name="gr4" draw:layer="layout" svg:width="0.112cm" svg:height="0.442cm" svg:x="3.788cm" svg:y="15.3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976cm" svg:y="15.3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877cm" svg:y="15.3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3cm" svg:y="15.3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599cm" svg:y="15.3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594cm" svg:y="15.3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527cm" svg:y="15.3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884cm" svg:y="15.3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407cm" svg:y="15.32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559cm" svg:y="15.85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071cm" svg:y="15.85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624cm" svg:y="15.85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035cm" svg:y="15.85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247cm" svg:y="15.85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085cm" svg:y="15.85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829cm" svg:y="15.85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966cm" svg:y="15.85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397cm" svg:y="15.85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892cm" svg:y="15.85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924cm" svg:y="15.85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855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587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73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059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444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091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124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966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061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215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01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11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083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836cm" svg:y="16.38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303cm" svg:y="17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688cm" svg:y="17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335cm" svg:y="17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973cm" svg:y="17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51cm" svg:y="17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741cm" svg:y="17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81cm" svg:y="17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995cm" svg:y="17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578cm" svg:y="17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657cm" svg:y="17.071cm">
          <draw:text-box>
            <text:p text:style-name="P1"><text:span text:style-name="T7"><text:s/></text:span></text:p>
          </draw:text-box>
        </draw:frame>
        <draw:frame draw:style-name="gr4" draw:layer="layout" svg:width="0.112cm" svg:height="0.442cm" svg:x="16.304cm" svg:y="17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489cm" svg:y="17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39cm" svg:y="17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945cm" svg:y="17.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45cm" svg:y="17.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075cm" svg:y="17.6cm">
          <draw:text-box>
            <text:p text:style-name="P1"><text:span text:style-name="T4"><text:s/></text:span></text:p>
          </draw:text-box>
        </draw:frame>
        <draw:frame draw:style-name="gr222" draw:layer="layout" svg:width="10.458cm" svg:height="0.442cm" svg:x="7.003cm" svg:y="18.802cm">
          <draw:text-box>
            <text:p text:style-name="P1"><text:span text:style-name="T4"><text:s text:c="95"/></text:span></text:p>
          </draw:text-box>
        </draw:frame>
        <draw:frame draw:style-name="gr4" draw:layer="layout" svg:width="0.112cm" svg:height="0.442cm" svg:x="17.681cm" svg:y="18.80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63cm" svg:y="20.48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518cm" svg:y="20.48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499cm" svg:y="20.48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896cm" svg:y="20.48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318cm" svg:y="20.48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823cm" svg:y="20.48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74cm" svg:y="20.48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808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889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863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285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953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03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787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273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246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677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163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246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999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973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395cm" svg:y="21.01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508cm" svg:y="21.5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393cm" svg:y="21.5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879cm" svg:y="21.5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852cm" svg:y="21.5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283cm" svg:y="21.5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42cm" svg:y="21.5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426cm" svg:y="21.5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857cm" svg:y="21.542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529cm" svg:y="22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988cm" svg:y="22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003cm" svg:y="22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083cm" svg:y="22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378cm" svg:y="22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919cm" svg:y="22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18cm" svg:y="22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15cm" svg:y="22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571cm" svg:y="22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241cm" svg:y="22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569cm" svg:y="22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585cm" svg:y="22.07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198cm" svg:y="22.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741cm" svg:y="22.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637cm" svg:y="22.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608cm" svg:y="22.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335cm" svg:y="22.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425cm" svg:y="22.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347cm" svg:y="22.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404cm" svg:y="22.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269cm" svg:y="22.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787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867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341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989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449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464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911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637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022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381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949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93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861cm" svg:y="23.13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861cm" svg:y="23.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104cm" svg:y="23.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84cm" svg:y="23.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874cm" svg:y="23.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523cm" svg:y="23.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87cm" svg:y="23.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506cm" svg:y="23.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827cm" svg:y="23.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828cm" svg:y="23.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168cm" svg:y="23.6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376cm" svg:y="24.18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904cm" svg:y="24.18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478cm" svg:y="24.18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341cm" svg:y="24.18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116cm" svg:y="24.18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64cm" svg:y="24.18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087cm" svg:y="24.189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538cm" svg:y="24.718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293cm" svg:y="24.718cm">
          <draw:text-box>
            <text:p text:style-name="P1"><text:span text:style-name="T59"><text:s/></text:span></text:p>
          </draw:text-box>
        </draw:frame>
        <draw:polygon draw:style-name="gr179" draw:layer="layout" svg:width="3.662cm" svg:height="0.03cm" svg:x="2.65cm" svg:y="25.039cm" svg:viewBox="0 0 3663 31" draw:points="0,31 3663,31 3663,0 0,0">
          <text:p/>
        </draw:polygon>
        <draw:frame draw:style-name="gr4" draw:layer="layout" svg:width="0.112cm" svg:height="0.442cm" svg:x="4.93cm" svg:y="24.718cm">
          <draw:text-box>
            <text:p text:style-name="P1"><text:span text:style-name="T59"><text:s/></text:span></text:p>
          </draw:text-box>
        </draw:frame>
        <draw:frame draw:style-name="gr4" draw:layer="layout" svg:width="0.112cm" svg:height="0.442cm" svg:x="6.312cm" svg:y="24.7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501cm" svg:y="24.71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709cm" svg:y="24.717cm">
          <draw:text-box>
            <text:p text:style-name="P1"><text:span text:style-name="T4"><text:s/></text:span></text:p>
          </draw:text-box>
        </draw:frame>
        <draw:frame draw:style-name="gr8" draw:layer="layout" svg:width="8.659cm" svg:height="0.357cm" svg:x="8.595cm" svg:y="1.266cm">
          <draw:text-box>
            <text:p text:style-name="P1"><text:span text:style-name="T1">Research indices using web scraped data: May 2016 update </text:span></text:p>
          </draw:text-box>
        </draw:frame>
        <draw:frame draw:style-name="gr9" draw:layer="layout" svg:width="1.691cm" svg:height="0.357cm" svg:x="17.419cm" svg:y="1.266cm">
          <draw:text-box>
            <text:p text:style-name="P1"><text:span text:style-name="T1">23/05/2016 </text:span></text:p>
          </draw:text-box>
        </draw:frame>
        <draw:frame draw:style-name="gr223" draw:layer="layout" svg:width="16.567cm" svg:height="0.442cm" svg:x="2.498cm" svg:y="2.764cm">
          <draw:text-box>
            <text:p text:style-name="P1"><text:span text:style-name="T4">matched or unmatched products. To choose a comparable replacement, the product description </text:span></text:p>
          </draw:text-box>
        </draw:frame>
        <draw:frame draw:style-name="gr224" draw:layer="layout" svg:width="14.992cm" svg:height="0.442cm" svg:x="2.498cm" svg:y="3.294cm">
          <draw:text-box>
            <text:p text:style-name="P1"><text:span text:style-name="T4">of the missing product is compared to each of the potential replacement items' product </text:span></text:p>
          </draw:text-box>
        </draw:frame>
        <draw:frame draw:style-name="gr225" draw:layer="layout" svg:width="16.148cm" svg:height="0.442cm" svg:x="2.498cm" svg:y="3.823cm">
          <draw:text-box>
            <text:p text:style-name="P1"><text:span text:style-name="T4">description. This comparison is conducting using fuzzy string matching (from the </text:span><text:span text:style-name="T59">Fuzzywuzzy </text:span></text:p>
          </draw:text-box>
        </draw:frame>
        <draw:frame draw:style-name="gr226" draw:layer="layout" svg:width="14.721cm" svg:height="0.442cm" svg:x="2.498cm" svg:y="4.352cm">
          <draw:text-box>
            <text:p text:style-name="P1"><text:span text:style-name="T4">library in Python). This measures the size of the differences between strings (product </text:span></text:p>
          </draw:text-box>
        </draw:frame>
        <draw:frame draw:style-name="gr227" draw:layer="layout" svg:width="15.492cm" svg:height="0.442cm" svg:x="2.498cm" svg:y="4.882cm">
          <draw:text-box>
            <text:p text:style-name="P1"><text:span text:style-name="T4">descriptions). In cases when a sufficient match is not available from any of the three days </text:span></text:p>
          </draw:text-box>
        </draw:frame>
        <draw:frame draw:style-name="gr228" draw:layer="layout" svg:width="15.411cm" svg:height="0.442cm" svg:x="2.498cm" svg:y="5.411cm">
          <draw:text-box>
            <text:p text:style-name="P1"><text:span text:style-name="T4">around index day, no comparable replacement is made and the product is still classed as </text:span></text:p>
          </draw:text-box>
        </draw:frame>
        <draw:frame draw:style-name="gr229" draw:layer="layout" svg:width="1.539cm" svg:height="0.442cm" svg:x="2.498cm" svg:y="5.94cm">
          <draw:text-box>
            <text:p text:style-name="P1"><text:span text:style-name="T4">missing. </text:span></text:p>
          </draw:text-box>
        </draw:frame>
        <draw:frame draw:style-name="gr4" draw:layer="layout" svg:width="0.18cm" svg:height="0.509cm" svg:x="1.998cm" svg:y="6.569cm">
          <draw:text-box>
            <text:p text:style-name="P1"><text:span text:style-name="T61"></text:span></text:p>
          </draw:text-box>
        </draw:frame>
        <draw:frame draw:style-name="gr24" draw:layer="layout" svg:width="1.349cm" svg:height="0.475cm" svg:x="2.177cm" svg:y="6.695cm">
          <draw:text-box>
            <text:p text:style-name="P1"><text:span text:style-name="T62"><text:tab/></text:span><text:span text:style-name="T62"> </text:span></text:p>
          </draw:text-box>
        </draw:frame>
        <draw:frame draw:style-name="gr230" draw:layer="layout" svg:width="16.275cm" svg:height="0.442cm" svg:x="2.498cm" svg:y="6.681cm">
          <draw:text-box>
            <text:p text:style-name="P1"><text:span text:style-name="T7">Temporarily missing. </text:span><text:span text:style-name="T4">As stated above, if a product is missing from the CPI local collection, it is </text:span></text:p>
          </draw:text-box>
        </draw:frame>
        <draw:frame draw:style-name="gr231" draw:layer="layout" svg:width="16.3cm" svg:height="0.442cm" svg:x="2.498cm" svg:y="7.21cm">
          <draw:text-box>
            <text:p text:style-name="P1"><text:span text:style-name="T4">considered temporarily missing for three consecutive months. When this occurs the price from </text:span></text:p>
          </draw:text-box>
        </draw:frame>
        <draw:frame draw:style-name="gr232" draw:layer="layout" svg:width="16.203cm" svg:height="0.442cm" svg:x="2.498cm" svg:y="7.739cm">
          <draw:text-box>
            <text:p text:style-name="P1"><text:span text:style-name="T4">the previous month is used as a temporary price for this product. If there are still missing data </text:span></text:p>
          </draw:text-box>
        </draw:frame>
        <draw:frame draw:style-name="gr233" draw:layer="layout" svg:width="16.398cm" svg:height="0.442cm" svg:x="2.498cm" svg:y="8.269cm">
          <draw:text-box>
            <text:p text:style-name="P1"><text:span text:style-name="T4">after each of the previously discussed methods have been applied, then this approach is used. </text:span></text:p>
          </draw:text-box>
        </draw:frame>
        <draw:frame draw:style-name="gr234" draw:layer="layout" svg:width="15.661cm" svg:height="0.442cm" svg:x="2.498cm" svg:y="8.798cm">
          <draw:text-box>
            <text:p text:style-name="P1"><text:span text:style-name="T4">For the web scraped data, however, only one month of prices is brought forward. This is to </text:span></text:p>
          </draw:text-box>
        </draw:frame>
        <draw:frame draw:style-name="gr235" draw:layer="layout" svg:width="16.156cm" svg:height="0.442cm" svg:x="2.498cm" svg:y="9.327cm">
          <draw:text-box>
            <text:p text:style-name="P1"><text:span text:style-name="T4">minimise the introduction of fabricated stability, caused by the high churn rate of web scraped </text:span></text:p>
          </draw:text-box>
        </draw:frame>
        <draw:frame draw:style-name="gr236" draw:layer="layout" svg:width="1.717cm" svg:height="0.442cm" svg:x="2.498cm" svg:y="9.857cm">
          <draw:text-box>
            <text:p text:style-name="P1"><text:span text:style-name="T4">products. </text:span></text:p>
          </draw:text-box>
        </draw:frame>
        <draw:frame draw:style-name="gr4" draw:layer="layout" svg:width="0.18cm" svg:height="0.509cm" svg:x="1.998cm" svg:y="10.486cm">
          <draw:text-box>
            <text:p text:style-name="P1"><text:span text:style-name="T61"></text:span></text:p>
          </draw:text-box>
        </draw:frame>
        <draw:frame draw:style-name="gr24" draw:layer="layout" svg:width="1.349cm" svg:height="0.475cm" svg:x="2.177cm" svg:y="10.612cm">
          <draw:text-box>
            <text:p text:style-name="P1"><text:span text:style-name="T62"><text:tab/></text:span><text:span text:style-name="T62"> </text:span></text:p>
          </draw:text-box>
        </draw:frame>
        <draw:frame draw:style-name="gr237" draw:layer="layout" svg:width="16.3cm" svg:height="0.442cm" svg:x="2.498cm" svg:y="10.598cm">
          <draw:text-box>
            <text:p text:style-name="P1"><text:span text:style-name="T7">Complete-case. </text:span><text:span text:style-name="T4">If, after applying each of the previous methods, a product is still considered to </text:span></text:p>
          </draw:text-box>
        </draw:frame>
        <draw:frame draw:style-name="gr238" draw:layer="layout" svg:width="15.742cm" svg:height="0.442cm" svg:x="2.498cm" svg:y="11.127cm">
          <draw:text-box>
            <text:p text:style-name="P1"><text:span text:style-name="T4">have missing data, then this product is not used. This enables every product to be followed </text:span></text:p>
          </draw:text-box>
        </draw:frame>
        <draw:frame draw:style-name="gr239" draw:layer="layout" svg:width="11.39cm" svg:height="0.442cm" svg:x="2.498cm" svg:y="11.657cm">
          <draw:text-box>
            <text:p text:style-name="P1"><text:span text:style-name="T4">across time and, hence, broadly comparable to CPI methodology. </text:span></text:p>
          </draw:text-box>
        </draw:frame>
        <draw:frame draw:style-name="gr240" draw:layer="layout" svg:width="2.364cm" svg:height="0.442cm" svg:x="1.998cm" svg:y="12.605cm">
          <draw:text-box>
            <text:p text:style-name="P1"><text:span text:style-name="T48">Compilation </text:span></text:p>
          </draw:text-box>
        </draw:frame>
        <draw:frame draw:style-name="gr241" draw:layer="layout" svg:width="16.004cm" svg:height="0.442cm" svg:x="1.998cm" svg:y="13.244cm">
          <draw:text-box>
            <text:p text:style-name="P1"><text:span text:style-name="T4">Price indices are compiled at the lower level using the geometric mean of price relatives (the </text:span></text:p>
          </draw:text-box>
        </draw:frame>
        <draw:frame draw:style-name="gr242" draw:layer="layout" svg:width="8.469cm" svg:height="0.442cm" svg:x="1.998cm" svg:y="13.773cm">
          <draw:text-box>
            <text:p text:style-name="P1"><text:span text:style-name="T4">Jevons formula): Equation 2 above setting s = 0. </text:span></text:p>
          </draw:text-box>
        </draw:frame>
        <draw:frame draw:style-name="gr243" draw:layer="layout" svg:width="3.257cm" svg:height="0.479cm" svg:x="1.998cm" svg:y="14.688cm">
          <draw:text-box>
            <text:p text:style-name="P1"><text:span text:style-name="T6">A4 Aggregation </text:span></text:p>
          </draw:text-box>
        </draw:frame>
        <draw:frame draw:style-name="gr244" draw:layer="layout" svg:width="16.58cm" svg:height="0.442cm" svg:x="1.998cm" svg:y="15.326cm">
          <draw:text-box>
            <text:p text:style-name="P1"><text:span text:style-name="T4">Indices for higher level aggregates are constructed from lower level indices using published CPI </text:span></text:p>
          </draw:text-box>
        </draw:frame>
        <draw:frame draw:style-name="gr245" draw:layer="layout" svg:width="3.96cm" svg:height="0.442cm" svg:x="1.998cm" svg:y="15.855cm">
          <draw:text-box>
            <text:p text:style-name="P1"><text:span text:style-name="T4">expenditure weights, w</text:span></text:p>
          </draw:text-box>
        </draw:frame>
        <draw:frame draw:style-name="gr246" draw:layer="layout" svg:width="0.193cm" svg:height="0.28cm" svg:x="5.944cm" svg:y="16.013cm">
          <draw:text-box>
            <text:p text:style-name="P1"><text:span text:style-name="T16">k </text:span></text:p>
          </draw:text-box>
        </draw:frame>
        <draw:frame draw:style-name="gr247" draw:layer="layout" svg:width="12.719cm" svg:height="0.442cm" svg:x="6.181cm" svg:y="15.855cm">
          <draw:text-box>
            <text:p text:style-name="P1"><text:span text:style-name="T4">(Beeson J, 2016). This is applied consistently to all index types described </text:span></text:p>
          </draw:text-box>
        </draw:frame>
        <draw:frame draw:style-name="gr248" draw:layer="layout" svg:width="3.859cm" svg:height="0.442cm" svg:x="1.998cm" svg:y="16.381cm">
          <draw:text-box>
            <text:p text:style-name="P1"><text:span text:style-name="T4">above. For any index: </text:span></text:p>
          </draw:text-box>
        </draw:frame>
        <draw:frame draw:style-name="gr249" draw:layer="layout" svg:width="0.07cm" svg:height="0.276cm" svg:x="6.359cm" svg:y="16.601cm">
          <draw:text-box>
            <text:p text:style-name="P1"><text:span text:style-name="T63">,</text:span></text:p>
          </draw:text-box>
        </draw:frame>
        <draw:frame draw:style-name="gr249" draw:layer="layout" svg:width="0.07cm" svg:height="0.276cm" svg:x="6.226cm" svg:y="16.306cm">
          <draw:text-box>
            <text:p text:style-name="P1"><text:span text:style-name="T64">t</text:span></text:p>
          </draw:text-box>
        </draw:frame>
        <draw:frame draw:style-name="gr250" draw:layer="layout" svg:width="0.286cm" svg:height="0.276cm" svg:x="6.156cm" svg:y="16.601cm">
          <draw:text-box>
            <text:p text:style-name="P1"><text:span text:style-name="T64">Xk</text:span></text:p>
          </draw:text-box>
        </draw:frame>
        <draw:frame draw:style-name="gr251" draw:layer="layout" svg:width="0.277cm" svg:height="0.467cm" svg:x="5.896cm" svg:y="16.366cm">
          <draw:text-box>
            <text:p text:style-name="P1"><text:span text:style-name="T65">P</text:span></text:p>
          </draw:text-box>
        </draw:frame>
        <draw:frame draw:style-name="gr252" draw:layer="layout" svg:width="12.368cm" svg:height="0.442cm" svg:x="6.634cm" svg:y="16.38cm">
          <draw:text-box>
            <text:p text:style-name="P1"><text:span text:style-name="T4">where X is the index type (Daily Chained, GEKSJ, Unit Price, etc.), and </text:span></text:p>
          </draw:text-box>
        </draw:frame>
        <draw:frame draw:style-name="gr253" draw:layer="layout" svg:width="16.448cm" svg:height="0.442cm" svg:x="1.998cm" svg:y="17.071cm">
          <draw:text-box>
            <text:p text:style-name="P1"><text:span text:style-name="T7">k </text:span><text:span text:style-name="T4">is the COICOP Class (or Group) belonging to COICOP Group (or Division) </text:span><text:span text:style-name="T7">K, </text:span><text:span text:style-name="T4">the higher level </text:span></text:p>
          </draw:text-box>
        </draw:frame>
        <draw:line draw:style-name="gr38" draw:layer="layout" svg:x1="5.095cm" svg:y1="18.985cm" svg:x2="6.178cm" svg:y2="18.985cm">
          <text:p/>
        </draw:line>
        <draw:frame draw:style-name="gr254" draw:layer="layout" svg:width="4.21cm" svg:height="0.442cm" svg:x="1.997cm" svg:y="17.6cm">
          <draw:text-box>
            <text:p text:style-name="P1"><text:span text:style-name="T4">Index is constructed as: </text:span></text:p>
          </draw:text-box>
        </draw:frame>
        <draw:frame draw:style-name="gr255" draw:layer="layout" svg:width="0.205cm" svg:height="0.276cm" svg:x="3.648cm" svg:y="18.725cm">
          <draw:text-box>
            <text:p text:style-name="P1"><text:span text:style-name="T66">0,</text:span></text:p>
          </draw:text-box>
        </draw:frame>
        <draw:frame draw:style-name="gr255" draw:layer="layout" svg:width="0.205cm" svg:height="0.276cm" svg:x="6.562cm" svg:y="18.725cm">
          <draw:text-box>
            <text:p text:style-name="P1"><text:span text:style-name="T66">0,</text:span></text:p>
          </draw:text-box>
        </draw:frame>
        <draw:frame draw:style-name="gr256" draw:layer="layout" svg:width="2.914cm" svg:height="0.276cm" svg:x="3.775cm" svg:y="19.025cm">
          <draw:text-box>
            <text:p text:style-name="P1"><text:span text:style-name="T66">,,</text:span></text:p>
          </draw:text-box>
        </draw:frame>
        <draw:frame draw:style-name="gr256" draw:layer="layout" svg:width="2.914cm" svg:height="0.276cm" svg:x="3.845cm" svg:y="18.725cm">
          <draw:text-box>
            <text:p text:style-name="P1"><text:span text:style-name="T67">tt</text:span></text:p>
          </draw:text-box>
        </draw:frame>
        <draw:frame draw:style-name="gr257" draw:layer="layout" svg:width="0.125cm" svg:height="0.276cm" svg:x="5.693cm" svg:y="18.748cm">
          <draw:text-box>
            <text:p text:style-name="P1"><text:span text:style-name="T67">k</text:span></text:p>
          </draw:text-box>
        </draw:frame>
        <draw:frame draw:style-name="gr258" draw:layer="layout" svg:width="0.324cm" svg:height="0.276cm" svg:x="3.577cm" svg:y="19.025cm">
          <draw:text-box>
            <text:p text:style-name="P1"><text:span text:style-name="T67">XK</text:span></text:p>
          </draw:text-box>
        </draw:frame>
        <draw:frame draw:style-name="gr259" draw:layer="layout" svg:width="0.286cm" svg:height="0.276cm" svg:x="6.491cm" svg:y="19.025cm">
          <draw:text-box>
            <text:p text:style-name="P1"><text:span text:style-name="T67">Xk</text:span></text:p>
          </draw:text-box>
        </draw:frame>
        <draw:frame draw:style-name="gr260" draw:layer="layout" svg:width="0.295cm" svg:height="0.276cm" svg:x="4.545cm" svg:y="19.316cm">
          <draw:text-box>
            <text:p text:style-name="P1"><text:span text:style-name="T67">kK</text:span></text:p>
          </draw:text-box>
        </draw:frame>
        <draw:frame draw:style-name="gr257" draw:layer="layout" svg:width="0.125cm" svg:height="0.276cm" svg:x="5.965cm" svg:y="19.358cm">
          <draw:text-box>
            <text:p text:style-name="P1"><text:span text:style-name="T67">k</text:span></text:p>
          </draw:text-box>
        </draw:frame>
        <draw:frame draw:style-name="gr260" draw:layer="layout" svg:width="0.295cm" svg:height="0.276cm" svg:x="5.121cm" svg:y="19.65cm">
          <draw:text-box>
            <text:p text:style-name="P1"><text:span text:style-name="T67">kK</text:span></text:p>
          </draw:text-box>
        </draw:frame>
        <draw:frame draw:style-name="gr261" draw:layer="layout" svg:width="0.307cm" svg:height="0.479cm" svg:x="5.372cm" svg:y="18.51cm">
          <draw:text-box>
            <text:p text:style-name="P1"><text:span text:style-name="T68">w</text:span></text:p>
          </draw:text-box>
        </draw:frame>
        <draw:frame draw:style-name="gr262" draw:layer="layout" svg:width="2.914cm" svg:height="0.479cm" svg:x="3.324cm" svg:y="18.786cm">
          <draw:text-box>
            <text:p text:style-name="P1"><text:span text:style-name="T68">PP</text:span></text:p>
          </draw:text-box>
        </draw:frame>
        <draw:frame draw:style-name="gr261" draw:layer="layout" svg:width="0.307cm" svg:height="0.479cm" svg:x="5.643cm" svg:y="19.119cm">
          <draw:text-box>
            <text:p text:style-name="P1"><text:span text:style-name="T68">w</text:span></text:p>
          </draw:text-box>
        </draw:frame>
        <draw:frame draw:style-name="gr257" draw:layer="layout" svg:width="0.176cm" svg:height="0.319cm" svg:x="4.68cm" svg:y="19.246cm">
          <draw:text-box>
            <text:p text:style-name="P1"><text:span text:style-name="T69"></text:span></text:p>
          </draw:text-box>
        </draw:frame>
        <draw:frame draw:style-name="gr257" draw:layer="layout" svg:width="0.176cm" svg:height="0.319cm" svg:x="5.256cm" svg:y="19.58cm">
          <draw:text-box>
            <text:p text:style-name="P1"><text:span text:style-name="T69"></text:span></text:p>
          </draw:text-box>
        </draw:frame>
        <draw:frame draw:style-name="gr261" draw:layer="layout" svg:width="0.235cm" svg:height="0.556cm" svg:x="4.193cm" svg:y="18.665cm">
          <draw:text-box>
            <text:p text:style-name="P1"><text:span text:style-name="T70"></text:span></text:p>
          </draw:text-box>
        </draw:frame>
        <draw:frame draw:style-name="gr263" draw:layer="layout" svg:width="0.451cm" svg:height="0.827cm" svg:x="4.564cm" svg:y="18.552cm">
          <draw:text-box>
            <text:p text:style-name="P1"><text:span text:style-name="T71"></text:span></text:p>
          </draw:text-box>
        </draw:frame>
        <draw:frame draw:style-name="gr263" draw:layer="layout" svg:width="0.451cm" svg:height="0.827cm" svg:x="5.14cm" svg:y="18.886cm">
          <draw:text-box>
            <text:p text:style-name="P1"><text:span text:style-name="T71"></text:span></text:p>
          </draw:text-box>
        </draw:frame>
        <draw:frame draw:style-name="gr23" draw:layer="layout" svg:width="0.438cm" svg:height="0.442cm" svg:x="17.254cm" svg:y="18.802cm">
          <draw:text-box>
            <text:p text:style-name="P1"><text:span text:style-name="T4">[8]</text:span></text:p>
          </draw:text-box>
        </draw:frame>
        <draw:frame draw:style-name="gr24" draw:layer="layout" svg:width="0.099cm" svg:height="0.475cm" svg:x="17.683cm" svg:y="18.816cm">
          <draw:text-box>
            <text:p text:style-name="P1"><text:span text:style-name="T15"><text:s/></text:span></text:p>
          </draw:text-box>
        </draw:frame>
        <draw:frame draw:style-name="gr264" draw:layer="layout" svg:width="16.906cm" svg:height="0.442cm" svg:x="1.998cm" svg:y="20.483cm">
          <draw:text-box>
            <text:p text:style-name="P1"><text:span text:style-name="T4">Expenditure weights are applied to the </text:span><text:span text:style-name="T7">unchained </text:span><text:span text:style-name="T4">indices. 2014 weights are used from June 2014 </text:span></text:p>
          </draw:text-box>
        </draw:frame>
        <draw:frame draw:style-name="gr265" draw:layer="layout" svg:width="16.576cm" svg:height="0.442cm" svg:x="1.998cm" svg:y="21.012cm">
          <draw:text-box>
            <text:p text:style-name="P1"><text:span text:style-name="T4">to January 2015, 2015 weights are used from January 2015 to January 2016, and 2016 weights </text:span></text:p>
          </draw:text-box>
        </draw:frame>
        <draw:frame draw:style-name="gr266" draw:layer="layout" svg:width="16.029cm" svg:height="0.442cm" svg:x="1.998cm" svg:y="21.541cm">
          <draw:text-box>
            <text:p text:style-name="P1"><text:span text:style-name="T4">are used from January 2016 to February 2016. The resulting aggregates are then chained at </text:span></text:p>
          </draw:text-box>
        </draw:frame>
        <draw:frame draw:style-name="gr267" draw:layer="layout" svg:width="16.745cm" svg:height="0.442cm" svg:x="1.998cm" svg:y="22.07cm">
          <draw:text-box>
            <text:p text:style-name="P1"><text:span text:style-name="T4">COICOP Division level. In the weekly and fortnightly series, 2015 weights are introduced in week </text:span></text:p>
          </draw:text-box>
        </draw:frame>
        <draw:frame draw:style-name="gr268" draw:layer="layout" svg:width="16.432cm" svg:height="0.442cm" svg:x="1.998cm" svg:y="22.6cm">
          <draw:text-box>
            <text:p text:style-name="P1"><text:span text:style-name="T4">commencing 29 December 2015 and 2016 weights are introduced in the week commencing 28 </text:span></text:p>
          </draw:text-box>
        </draw:frame>
        <draw:frame draw:style-name="gr269" draw:layer="layout" svg:width="17.007cm" svg:height="0.442cm" svg:x="1.998cm" svg:y="23.13cm">
          <draw:text-box>
            <text:p text:style-name="P1"><text:span text:style-name="T4">December 2016. At the Division level, a single chain link is applied for most index types in January </text:span></text:p>
          </draw:text-box>
        </draw:frame>
        <draw:frame draw:style-name="gr270" draw:layer="layout" svg:width="15.742cm" svg:height="0.442cm" svg:x="1.998cm" svg:y="23.659cm">
          <draw:text-box>
            <text:p text:style-name="P1"><text:span text:style-name="T4">2015 and January 2016. For the two CPI Series (Section 4.3) a double chain link is used in </text:span></text:p>
          </draw:text-box>
        </draw:frame>
        <draw:frame draw:style-name="gr271" draw:layer="layout" svg:width="16.626cm" svg:height="0.442cm" svg:x="1.998cm" svg:y="24.188cm">
          <draw:text-box>
            <text:p text:style-name="P1"><text:span text:style-name="T4">January and February, as in the CPI. The single and double chain links are described in detail in </text:span></text:p>
          </draw:text-box>
        </draw:frame>
        <draw:frame draw:style-name="gr272" draw:layer="layout" svg:width="6.848cm" svg:height="0.442cm" svg:x="1.998cm" svg:y="24.718cm">
          <draw:text-box>
            <text:p text:style-name="P1"><text:span text:style-name="T4">the </text:span><text:span text:style-name="T59">CPI technical manual </text:span><text:span text:style-name="T4">(ONS, 2014). </text:span></text:p>
          </draw:text-box>
        </draw:frame>
        <draw:frame draw:style-name="gr26" draw:layer="layout" svg:width="4.011cm" svg:height="0.357cm" svg:x="13.925cm" svg:y="28.185cm">
          <draw:text-box>
            <text:p text:style-name="P1"><text:span text:style-name="T1">Office for National Statistics </text:span></text:p>
          </draw:text-box>
        </draw:frame>
        <draw:frame draw:style-name="gr27" draw:layer="layout" svg:width="0.447cm" svg:height="0.357cm" svg:x="18.672cm" svg:y="28.176cm">
          <draw:text-box>
            <text:p text:style-name="P1"><text:span text:style-name="T2">33 </text:span></text:p>
          </draw:text-box>
        </draw:frame>
      </draw:page>
      <draw:page draw:name="page7" draw:style-name="dp1" draw:master-page-name="master-page53">
        <draw:frame draw:style-name="gr1" draw:layer="layout" svg:width="0.091cm" svg:height="0.357cm" svg:x="17.101cm" svg:y="1.266cm">
          <draw:text-box>
            <text:p text:style-name="P1"><text:span text:style-name="T1"><text:s/></text:span></text:p>
          </draw:text-box>
        </draw:frame>
        <draw:polygon draw:style-name="gr2" draw:layer="layout" svg:width="15.129cm" svg:height="0.035cm" svg:x="1.972cm" svg:y="1.765cm" svg:viewBox="0 0 15130 36" draw:points="0,36 15130,36 15130,0 0,0">
          <text:p/>
        </draw:polygon>
        <draw:polygon draw:style-name="gr2" draw:layer="layout" svg:width="0.034cm" svg:height="0.035cm" svg:x="17.076cm" svg:y="1.765cm" svg:viewBox="0 0 35 36" draw:points="0,36 35,36 35,0 0,0">
          <text:p/>
        </draw:polygon>
        <draw:polygon draw:style-name="gr2" draw:layer="layout" svg:width="1.892cm" svg:height="0.035cm" svg:x="17.11cm" svg:y="1.765cm" svg:viewBox="0 0 1893 36" draw:points="0,36 1893,36 1893,0 0,0">
          <text:p/>
        </draw:polygon>
        <draw:frame draw:style-name="gr1" draw:layer="layout" svg:width="0.091cm" svg:height="0.357cm" svg:x="19.006cm" svg:y="1.266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.998cm" svg:y="1.867cm">
          <draw:text-box>
            <text:p text:style-name="P1"><text:span text:style-name="T1"><text:s/></text:span></text:p>
          </draw:text-box>
        </draw:frame>
        <draw:frame draw:style-name="gr1" draw:layer="layout" svg:width="0.091cm" svg:height="0.357cm" svg:x="17.825cm" svg:y="28.185cm">
          <draw:text-box>
            <text:p text:style-name="P1"><text:span text:style-name="T1"><text:s/></text:span></text:p>
          </draw:text-box>
        </draw:frame>
        <draw:polygon draw:style-name="gr2" draw:layer="layout" svg:width="0.034cm" svg:height="0.199cm" svg:x="18.007cm" svg:y="27.917cm" svg:viewBox="0 0 35 200" draw:points="0,200 35,200 35,0 0,0">
          <text:p/>
        </draw:polygon>
        <draw:polygon draw:style-name="gr2" draw:layer="layout" svg:width="0.034cm" svg:height="0.602cm" svg:x="18.007cm" svg:y="28.116cm" svg:viewBox="0 0 35 603" draw:points="0,603 35,603 35,0 0,0">
          <text:p/>
        </draw:polygon>
        <draw:frame draw:style-name="gr1" draw:layer="layout" svg:width="0.091cm" svg:height="0.357cm" svg:x="19.023cm" svg:y="28.176cm">
          <draw:text-box>
            <text:p text:style-name="P1"><text:span text:style-name="T2"><text:s/></text:span></text:p>
          </draw:text-box>
        </draw:frame>
        <draw:frame draw:style-name="gr3" draw:layer="layout" svg:width="0.108cm" svg:height="0.475cm" svg:x="1.998cm" svg:y="28.809cm">
          <draw:text-box>
            <text:p text:style-name="P1"><text:span text:style-name="T3"><text:s/></text:span></text:p>
          </draw:text-box>
        </draw:frame>
        <draw:frame draw:style-name="gr3" draw:layer="layout" svg:width="0.121cm" svg:height="0.479cm" svg:x="2.536cm" svg:y="2.727cm">
          <draw:text-box>
            <text:p text:style-name="P1"><text:span text:style-name="T6"><text:s/></text:span></text:p>
          </draw:text-box>
        </draw:frame>
        <draw:frame draw:style-name="gr3" draw:layer="layout" svg:width="0.121cm" svg:height="0.479cm" svg:x="8.349cm" svg:y="2.727cm">
          <draw:text-box>
            <text:p text:style-name="P1"><text:span text:style-name="T6"><text:s/></text:span></text:p>
          </draw:text-box>
        </draw:frame>
        <draw:frame draw:style-name="gr4" draw:layer="layout" svg:width="0.112cm" svg:height="0.442cm" svg:x="2.583cm" svg:y="3.6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23cm" svg:y="3.6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64cm" svg:y="3.6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037cm" svg:y="3.6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014cm" svg:y="3.6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556cm" svg:y="3.6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973cm" svg:y="3.6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62cm" svg:y="3.6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727cm" svg:y="3.6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158cm" svg:y="3.6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816cm" svg:y="3.611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862cm" svg:y="4.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674cm" svg:y="4.14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2.582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229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025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183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83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015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662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0.452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01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06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6.704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062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709cm" svg:y="4.987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682cm" svg:y="5.5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7.411cm" svg:y="5.5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378cm" svg:y="5.5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362cm" svg:y="5.5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779cm" svg:y="5.5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1cm" svg:y="5.5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695cm" svg:y="5.5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485cm" svg:y="5.51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598cm" svg:y="6.0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4.156cm" svg:y="6.0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6.657cm" svg:y="6.0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1.292cm" svg:y="6.0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65cm" svg:y="6.0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084cm" svg:y="6.0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7.179cm" svg:y="6.0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8.322cm" svg:y="6.046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3.529cm" svg:y="6.57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5.837cm" svg:y="6.57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8.969cm" svg:y="6.57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9.722cm" svg:y="6.57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2.612cm" svg:y="6.57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3.26cm" svg:y="6.57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4.077cm" svg:y="6.575cm">
          <draw:text-box>
            <text:p text:style-name="P1"><text:span text:style-name="T4"><text:s/></text:span></text:p>
          </draw:text-box>
        </draw:frame>
        <draw:frame draw:style-name="gr4" draw:layer="layout" svg:width="0.112cm" svg:height="0.442cm" svg:x="15.567cm" svg:y="6.575cm">
          <draw:text-box>
            <text:p text:style-name="P1"><text:span text:style-name="T4"><text:s/></text:span></text:p>
          </draw:text-box>
        </draw:frame>
        <draw:frame draw:style-name="gr273" draw:layer="layout" svg:width="0.222cm" svg:height="0.442cm" svg:x="16.547cm" svg:y="6.575cm">
          <draw:text-box>
            <text:p text:style-name="P1"><text:span text:style-name="T4"><text:s text:c="2"/></text:span></text:p>
          </draw:text-box>
        </draw:frame>
        <draw:frame draw:style-name="gr8" draw:layer="layout" svg:width="8.659cm" svg:height="0.357cm" svg:x="8.595cm" svg:y="1.266cm">
          <draw:text-box>
            <text:p text:style-name="P1"><text:span text:style-name="T1">Research indices using web scraped data: May 2016 update </text:span></text:p>
          </draw:text-box>
        </draw:frame>
        <draw:frame draw:style-name="gr9" draw:layer="layout" svg:width="1.691cm" svg:height="0.357cm" svg:x="17.419cm" svg:y="1.266cm">
          <draw:text-box>
            <text:p text:style-name="P1"><text:span text:style-name="T1">23/05/2016 </text:span></text:p>
          </draw:text-box>
        </draw:frame>
        <draw:frame draw:style-name="gr274" draw:layer="layout" svg:width="6.369cm" svg:height="0.479cm" svg:x="1.998cm" svg:y="2.727cm">
          <draw:text-box>
            <text:p text:style-name="P1"><text:span text:style-name="T6">A5 Basket Refresh and Linking </text:span></text:p>
          </draw:text-box>
        </draw:frame>
        <draw:frame draw:style-name="gr275" draw:layer="layout" svg:width="16.995cm" svg:height="0.442cm" svg:x="1.998cm" svg:y="3.611cm">
          <draw:text-box>
            <text:p text:style-name="P1"><text:span text:style-name="T4">For the May 2016 publication, price indices will be calculated for the period June 2014 to February </text:span></text:p>
          </draw:text-box>
        </draw:frame>
        <draw:frame draw:style-name="gr276" draw:layer="layout" svg:width="2.682cm" svg:height="0.442cm" svg:x="1.998cm" svg:y="4.14cm">
          <draw:text-box>
            <text:p text:style-name="P1"><text:span text:style-name="T4">2016 inclusive. </text:span></text:p>
          </draw:text-box>
        </draw:frame>
        <draw:frame draw:style-name="gr277" draw:layer="layout" svg:width="16.901cm" svg:height="0.442cm" svg:x="1.998cm" svg:y="4.987cm">
          <draw:text-box>
            <text:p text:style-name="P1"><text:span text:style-name="T4">For the Unit Price Index, the longer the time span for which indices are calculated, the smaller the </text:span></text:p>
          </draw:text-box>
        </draw:frame>
        <draw:frame draw:style-name="gr278" draw:layer="layout" svg:width="15.644cm" svg:height="0.442cm" svg:x="1.998cm" svg:y="5.516cm">
          <draw:text-box>
            <text:p text:style-name="P1"><text:span text:style-name="T4">sample of available prices. This is because indices are calculated for a common sample of </text:span></text:p>
          </draw:text-box>
        </draw:frame>
        <draw:frame draw:style-name="gr168" draw:layer="layout" svg:width="16.453cm" svg:height="0.442cm" svg:x="1.998cm" svg:y="6.046cm">
          <draw:text-box>
            <text:p text:style-name="P1"><text:span text:style-name="T4">products. To address this it was decided to update the sample each January and link the series </text:span></text:p>
          </draw:text-box>
        </draw:frame>
        <draw:frame draw:style-name="gr279" draw:layer="layout" svg:width="14.675cm" svg:height="0.442cm" svg:x="1.998cm" svg:y="6.575cm">
          <draw:text-box>
            <text:p text:style-name="P1"><text:span text:style-name="T4">together. This process also occurs in the CPI calculated using the web scraped data. </text:span></text:p>
          </draw:text-box>
        </draw:frame>
        <draw:frame draw:style-name="gr26" draw:layer="layout" svg:width="4.011cm" svg:height="0.357cm" svg:x="13.925cm" svg:y="28.185cm">
          <draw:text-box>
            <text:p text:style-name="P1"><text:span text:style-name="T1">Office for National Statistics </text:span></text:p>
          </draw:text-box>
        </draw:frame>
        <draw:frame draw:style-name="gr27" draw:layer="layout" svg:width="0.447cm" svg:height="0.357cm" svg:x="18.672cm" svg:y="28.176cm">
          <draw:text-box>
            <text:p text:style-name="P1"><text:span text:style-name="T2">34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Symbol1" svg:font-family="Symbol"/>
    <style:font-face style:name="Times1" svg:font-family="Times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" svg:font-family="Times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3" style:page-layout-name="PM0" draw:style-name="Mdp1"/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27T11:55:50.994835947</dc:date>
    <dc:creator>Mint </dc:creator>
    <meta:document-statistic meta:object-count="1950"/>
    <meta:generator>LibreOffice/4.2.8.2$Linux_X86_64 LibreOffice_project/420m0$Build-2</meta:generator>
  </office:meta>
</office:document-meta>
</file>